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7.075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634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1c1c1c" style:font-name="Consola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Consolas" fo:font-size="9pt" style:font-size-asian="9pt" style:font-size-complex="9pt"/>
    </style:style>
    <style:style style:name="ce3" style:family="table-cell" style:parent-style-name="Default">
      <style:table-cell-properties fo:background-color="#cccccc" fo:border="0.002cm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cell-protect="none" style:print-content="true"/>
      <style:text-properties style:font-name="Consolas" fo:font-size="9pt" style:font-size-asian="9pt" style:font-size-complex="9pt"/>
    </style:style>
    <style:style style:name="ce5" style:family="table-cell" style:parent-style-name="Default">
      <style:table-cell-properties fo:background-color="#cccccc" fo:border="0.002cm solid #000000"/>
      <style:text-properties style:font-name="Consolas" fo:font-size="9pt" style:font-size-asian="9pt" style:font-size-complex="9pt"/>
    </style:style>
    <style:style style:name="ce6" style:family="table-cell" style:parent-style-name="Default">
      <style:table-cell-properties fo:border="0.002cm solid #000000"/>
      <style:text-properties style:font-name="Consolas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text-outline="false" style:text-line-through-style="none" fo:language="es" fo:country="SV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009900" fo:border="0.002cm solid #000000"/>
      <style:text-properties fo:color="#009900" style:font-name="Consolas" fo:font-size="9pt" style:font-size-asian="9pt" style:font-size-complex="9pt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12" style:family="table-cell" style:parent-style-name="Default">
      <style:table-cell-properties fo:background-color="#999999" style:cell-protect="protected" style:print-content="true"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1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14" style:family="table-cell" style:parent-style-name="Default">
      <style:table-cell-properties fo:background-color="#cccccc" style:cell-protect="protected" style:print-content="true" style:text-align-source="fix" style:repeat-content="false" fo:border="0.002cm solid #000000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cccccc" style:cell-protect="protected" style:print-content="true" fo:border="0.002cm solid #000000"/>
      <style:text-properties style:font-name="Consolas" fo:font-size="9pt" style:font-size-asian="9pt" style:font-size-complex="9pt"/>
    </style:style>
    <style:style style:name="ce16" style:family="table-cell" style:parent-style-name="Default">
      <style:table-cell-properties fo:background-color="#cccccc" style:cell-protect="protected" style:print-content="true" fo:border="0.002cm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cell-protect="none" style:print-content="true" fo:border="0.002cm solid #000000"/>
      <style:text-properties style:font-name="Consolas" fo:font-size="9pt" style:font-size-asian="9pt" style:font-size-complex="9pt"/>
    </style:style>
    <style:style style:name="ce18" style:family="table-cell" style:parent-style-name="Default">
      <style:table-cell-properties fo:background-color="#579d1c" style:cell-protect="protected" style:print-content="true" fo:border="0.002cm solid #000000"/>
      <style:text-properties style:font-name="Consolas" fo:font-size="9pt" style:font-size-asian="9pt" style:font-size-complex="9pt"/>
    </style:style>
    <style:style style:name="ce19" style:family="table-cell" style:parent-style-name="Default">
      <style:table-cell-properties fo:background-color="#000000" style:cell-protect="none" style:print-content="true"/>
      <style:text-properties fo:color="#000000" style:font-name="Consolas" fo:font-size="9pt" style:font-size-asian="9pt" style:font-size-complex="9pt"/>
    </style:style>
    <style:style style:name="ce20" style:family="table-cell" style:parent-style-name="Default">
      <style:table-cell-properties fo:background-color="#000000" style:cell-protect="none" style:print-content="true" style:text-align-source="fix" style:repeat-content="false"/>
      <style:paragraph-properties fo:text-align="start" fo:margin-left="0cm"/>
      <style:text-properties fo:color="#000000" style:font-name="Consolas" fo:font-size="9pt" style:font-size-asian="9pt" style:font-size-complex="9pt"/>
    </style:style>
    <style:style style:name="ce21" style:family="table-cell" style:parent-style-name="Default">
      <style:table-cell-properties style:cell-protect="none" style:print-content="tru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9" table:default-cell-style-name="ce19"/>
        <table:table-column table:style-name="co10" table:default-cell-style-name="ce19"/>
        <table:table-column table:style-name="co9" table:number-columns-repeated="2" table:default-cell-style-name="ce19"/>
        <table:table-column table:style-name="co9" table:number-columns-repeated="1005" table:default-cell-style-name="ce4"/>
        <table:table-column table:style-name="co9" table:number-columns-repeated="4" table:default-cell-style-name="ce21"/>
        <table:table-row table:style-name="ro1">
          <table:table-cell table:style-name="ce1" office:value-type="string" table:number-columns-spanned="3" table:number-rows-spanned="1">
            <text:p>INFORMES SIMILARES A MUTUAL</text:p>
          </table:table-cell>
          <table:covered-table-cell table:number-columns-repeated="2" table:style-name="ce5"/>
          <table:table-cell table:style-name="ce3" office:value-type="string">
            <text:p>CANTIDAD DE GUIAS</text:p>
          </table:table-cell>
          <table:table-cell table:style-name="ce11">
            <draw:rect table:end-cell-address="Hoja1.E3" table:end-x="4.899cm" table:end-y="0.024cm" draw:z-index="0" draw:style-name="gr1" draw:text-style-name="P1" svg:width="2.853cm" svg:height="0.923cm" svg:x="2.046cm" svg:y="0cm">
              <office:event-listeners>
                <script:event-listener script:language="ooo:script" script:event-name="dom:click" xlink:href="vnd.sun.star.script:Standard.Module1.limpiar_informe_vendedor?language=Basic&amp;location=application"/>
              </office:event-listeners>
              <text:p text:style-name="P1">LIMPIAR</text:p>
            </draw:rect>
          </table:table-cell>
          <table:table-cell table:style-name="ce14" office:value-type="string" table:number-columns-spanned="3" table:number-rows-spanned="1">
            <text:p>FACTURAR INDIVIDUAL</text:p>
          </table:table-cell>
          <table:covered-table-cell table:number-columns-repeated="2" table:style-name="ce15"/>
          <table:table-cell table:style-name="ce3" office:value-type="string">
            <text:p>CANTIDAD DE GUIAS</text:p>
          </table:table-cell>
          <table:table-cell table:number-columns-repeated="1015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6"/>
          <table:table-cell table:style-name="ce9" table:formula="of:=COUNTIF([.A4:.A500];&quot;&lt;&gt;0&quot;)" office:value-type="float" office:value="0">
            <text:p>0</text:p>
          </table:table-cell>
          <table:table-cell table:style-name="ce11"/>
          <table:table-cell table:style-name="ce15" table:number-columns-repeated="3"/>
          <table:table-cell table:style-name="ce9" table:formula="of:=COUNTIF([.F4:.F500];&quot;&lt;&gt;0&quot;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GUIA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C.COSTO</text:p>
          </table:table-cell>
          <table:table-cell table:style-name="ce10" table:formula="of:=CONCATENATE(VALUE(TRIM([.A4]));&quot;GGG&quot;;RIGHT(CONCATENATE(&quot;0000&quot;;TRIM([.C4]));4);&quot;GGG&quot;;CHAR(10);LEFT(CONCATENATE(IF([.B4]=&quot;&quot;;&quot;                    &quot;;[.B4]);&quot;                    &quot;);20);[.M150])" office:value-type="float" office:value="0">
            <text:p>Err:502</text:p>
          </table:table-cell>
          <table:table-cell table:style-name="ce11" office:value-type="float" office:value="0">
            <text:p>0</text:p>
          </table:table-cell>
          <table:table-cell table:style-name="ce16" office:value-type="string">
            <text:p>GUIA</text:p>
          </table:table-cell>
          <table:table-cell table:style-name="ce16" office:value-type="string">
            <text:p>ORDEN</text:p>
          </table:table-cell>
          <table:table-cell table:style-name="ce16" office:value-type="string">
            <text:p>C.COSTO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Default"/>
          <table:table-cell table:style-name="ce7"/>
          <table:table-cell table:style-name="Default"/>
          <table:table-cell table:style-name="Default"/>
          <table:table-cell table:style-name="ce12" office:value-type="float" office:value="1">
            <text:p>1</text:p>
          </table:table-cell>
          <table:table-cell table:number-columns-repeated="3" table:style-name="Default"/>
          <table:table-cell table:style-name="ce18" table:formula="of:=CONCATENATE([.N4];&quot;GGG&quot;;[.O4];&quot;GGG&quot;;CHAR(10);LEFT(CONCATENATE([.G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4]=&quot;&quot;;&quot;&quot;;VALUE(TRIM([.F4])))">
            <text:p/>
          </table:table-cell>
          <table:table-cell table:formula="of:=IF([.F4]=&quot;&quot;;&quot;&quot;;RIGHT(CONCATENATE(&quot;0000&quot;;TRIM([.H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">
            <text:p>2</text:p>
          </table:table-cell>
          <table:table-cell table:number-columns-repeated="3" table:style-name="Default"/>
          <table:table-cell table:style-name="ce18" table:formula="of:=CONCATENATE([.N5];&quot;GGG&quot;;[.O5];&quot;GGG&quot;;CHAR(10);LEFT(CONCATENATE([.G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0" table:formula="of:=+CONCATENATE(&quot;GGG&quot;;TRIM(VALUE([.A5])))" office:value-type="string" office:string-value="GGG0">
            <text:p>GGG0</text:p>
          </table:table-cell>
          <table:table-cell table:formula="of:=IF([.F5]=&quot;&quot;;&quot;&quot;;VALUE(TRIM([.F5])))">
            <text:p/>
          </table:table-cell>
          <table:table-cell table:formula="of:=IF([.F5]=&quot;&quot;;&quot;&quot;;RIGHT(CONCATENATE(&quot;0000&quot;;TRIM([.H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">
            <text:p>3</text:p>
          </table:table-cell>
          <table:table-cell table:number-columns-repeated="3" table:style-name="Default"/>
          <table:table-cell table:style-name="ce18" table:formula="of:=CONCATENATE([.N6];&quot;GGG&quot;;[.O6];&quot;GGG&quot;;CHAR(10);LEFT(CONCATENATE([.G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0" table:formula="of:=IF([.A5]=&quot;&quot;;[.M5];(+[.M5]&amp;&quot;GGG&quot;&amp;TRIM(VALUE([.A6]))))" office:value-type="string" office:string-value="GGG0">
            <text:p>GGG0</text:p>
          </table:table-cell>
          <table:table-cell table:formula="of:=IF([.F6]=&quot;&quot;;&quot;&quot;;VALUE(TRIM([.F6])))">
            <text:p/>
          </table:table-cell>
          <table:table-cell table:formula="of:=IF([.F6]=&quot;&quot;;&quot;&quot;;RIGHT(CONCATENATE(&quot;0000&quot;;TRIM([.H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">
            <text:p>4</text:p>
          </table:table-cell>
          <table:table-cell table:number-columns-repeated="3" table:style-name="Default"/>
          <table:table-cell table:style-name="ce18" table:formula="of:=CONCATENATE([.N7];&quot;GGG&quot;;[.O7];&quot;GGG&quot;;CHAR(10);LEFT(CONCATENATE([.G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0" table:formula="of:=IF([.A6]=&quot;&quot;;[.M6];(+[.M6]&amp;&quot;GGG&quot;&amp;TRIM(VALUE([.A7]))))" office:value-type="string" office:string-value="GGG0">
            <text:p>GGG0</text:p>
          </table:table-cell>
          <table:table-cell table:formula="of:=IF([.F7]=&quot;&quot;;&quot;&quot;;VALUE(TRIM([.F7])))">
            <text:p/>
          </table:table-cell>
          <table:table-cell table:formula="of:=IF([.F7]=&quot;&quot;;&quot;&quot;;RIGHT(CONCATENATE(&quot;0000&quot;;TRIM([.H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">
            <text:p>5</text:p>
          </table:table-cell>
          <table:table-cell table:number-columns-repeated="3" table:style-name="Default"/>
          <table:table-cell table:style-name="ce18" table:formula="of:=CONCATENATE([.N8];&quot;GGG&quot;;[.O8];&quot;GGG&quot;;CHAR(10);LEFT(CONCATENATE([.G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0" table:formula="of:=IF([.A7]=&quot;&quot;;[.M7];(+[.M7]&amp;&quot;GGG&quot;&amp;TRIM(VALUE([.A8]))))" office:value-type="string" office:string-value="GGG0">
            <text:p>GGG0</text:p>
          </table:table-cell>
          <table:table-cell table:formula="of:=IF([.F8]=&quot;&quot;;&quot;&quot;;VALUE(TRIM([.F8])))">
            <text:p/>
          </table:table-cell>
          <table:table-cell table:formula="of:=IF([.F8]=&quot;&quot;;&quot;&quot;;RIGHT(CONCATENATE(&quot;0000&quot;;TRIM([.H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">
            <text:p>6</text:p>
          </table:table-cell>
          <table:table-cell table:number-columns-repeated="3" table:style-name="Default"/>
          <table:table-cell table:style-name="ce18" table:formula="of:=CONCATENATE([.N9];&quot;GGG&quot;;[.O9];&quot;GGG&quot;;CHAR(10);LEFT(CONCATENATE([.G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0" table:formula="of:=IF([.A8]=&quot;&quot;;[.M8];(+[.M8]&amp;&quot;GGG&quot;&amp;TRIM(VALUE([.A9]))))" office:value-type="string" office:string-value="GGG0">
            <text:p>GGG0</text:p>
          </table:table-cell>
          <table:table-cell table:formula="of:=IF([.F9]=&quot;&quot;;&quot;&quot;;VALUE(TRIM([.F9])))">
            <text:p/>
          </table:table-cell>
          <table:table-cell table:formula="of:=IF([.F9]=&quot;&quot;;&quot;&quot;;RIGHT(CONCATENATE(&quot;0000&quot;;TRIM([.H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">
            <text:p>7</text:p>
          </table:table-cell>
          <table:table-cell table:number-columns-repeated="3" table:style-name="Default"/>
          <table:table-cell table:style-name="ce18" table:formula="of:=CONCATENATE([.N10];&quot;GGG&quot;;[.O10];&quot;GGG&quot;;CHAR(10);LEFT(CONCATENATE([.G1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0" table:formula="of:=IF([.A9]=&quot;&quot;;[.M9];(+[.M9]&amp;&quot;GGG&quot;&amp;TRIM(VALUE([.A10]))))" office:value-type="string" office:string-value="GGG0">
            <text:p>GGG0</text:p>
          </table:table-cell>
          <table:table-cell table:formula="of:=IF([.F10]=&quot;&quot;;&quot;&quot;;VALUE(TRIM([.F10])))">
            <text:p/>
          </table:table-cell>
          <table:table-cell table:formula="of:=IF([.F10]=&quot;&quot;;&quot;&quot;;RIGHT(CONCATENATE(&quot;0000&quot;;TRIM([.H1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">
            <text:p>8</text:p>
          </table:table-cell>
          <table:table-cell table:number-columns-repeated="3" table:style-name="Default"/>
          <table:table-cell table:style-name="ce18" table:formula="of:=CONCATENATE([.N11];&quot;GGG&quot;;[.O11];&quot;GGG&quot;;CHAR(10);LEFT(CONCATENATE([.G1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20" table:formula="of:=IF([.A10]=&quot;&quot;;[.M10];(+[.M10]&amp;&quot;GGG&quot;&amp;TRIM(VALUE([.A11]))))" office:value-type="string" office:string-value="GGG0">
            <text:p>GGG0</text:p>
          </table:table-cell>
          <table:table-cell table:formula="of:=IF([.F11]=&quot;&quot;;&quot;&quot;;VALUE(TRIM([.F11])))">
            <text:p/>
          </table:table-cell>
          <table:table-cell table:formula="of:=IF([.F11]=&quot;&quot;;&quot;&quot;;RIGHT(CONCATENATE(&quot;0000&quot;;TRIM([.H1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">
            <text:p>9</text:p>
          </table:table-cell>
          <table:table-cell table:number-columns-repeated="3" table:style-name="Default"/>
          <table:table-cell table:style-name="ce18" table:formula="of:=CONCATENATE([.N12];&quot;GGG&quot;;[.O12];&quot;GGG&quot;;CHAR(10);LEFT(CONCATENATE([.G1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20" table:formula="of:=IF([.A11]=&quot;&quot;;[.M11];(+[.M11]&amp;&quot;GGG&quot;&amp;TRIM(VALUE([.A12]))))" office:value-type="string" office:string-value="GGG0">
            <text:p>GGG0</text:p>
          </table:table-cell>
          <table:table-cell table:formula="of:=IF([.F12]=&quot;&quot;;&quot;&quot;;VALUE(TRIM([.F12])))">
            <text:p/>
          </table:table-cell>
          <table:table-cell table:formula="of:=IF([.F12]=&quot;&quot;;&quot;&quot;;RIGHT(CONCATENATE(&quot;0000&quot;;TRIM([.H1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">
            <text:p>10</text:p>
          </table:table-cell>
          <table:table-cell table:number-columns-repeated="3" table:style-name="Default"/>
          <table:table-cell table:style-name="ce18" table:formula="of:=CONCATENATE([.N13];&quot;GGG&quot;;[.O13];&quot;GGG&quot;;CHAR(10);LEFT(CONCATENATE([.G1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20" table:formula="of:=IF([.A12]=&quot;&quot;;[.M12];(+[.M12]&amp;&quot;GGG&quot;&amp;TRIM(VALUE([.A13]))))" office:value-type="string" office:string-value="GGG0">
            <text:p>GGG0</text:p>
          </table:table-cell>
          <table:table-cell table:formula="of:=IF([.F13]=&quot;&quot;;&quot;&quot;;VALUE(TRIM([.F13])))">
            <text:p/>
          </table:table-cell>
          <table:table-cell table:formula="of:=IF([.F13]=&quot;&quot;;&quot;&quot;;RIGHT(CONCATENATE(&quot;0000&quot;;TRIM([.H1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">
            <text:p>11</text:p>
          </table:table-cell>
          <table:table-cell table:number-columns-repeated="3" table:style-name="Default"/>
          <table:table-cell table:style-name="ce18" table:formula="of:=CONCATENATE([.N14];&quot;GGG&quot;;[.O14];&quot;GGG&quot;;CHAR(10);LEFT(CONCATENATE([.G1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0" table:formula="of:=IF([.A13]=&quot;&quot;;[.M13];(+[.M13]&amp;&quot;GGG&quot;&amp;TRIM(VALUE([.A14]))))" office:value-type="string" office:string-value="GGG0">
            <text:p>GGG0</text:p>
          </table:table-cell>
          <table:table-cell table:formula="of:=IF([.F14]=&quot;&quot;;&quot;&quot;;VALUE(TRIM([.F14])))">
            <text:p/>
          </table:table-cell>
          <table:table-cell table:formula="of:=IF([.F14]=&quot;&quot;;&quot;&quot;;RIGHT(CONCATENATE(&quot;0000&quot;;TRIM([.H1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">
            <text:p>12</text:p>
          </table:table-cell>
          <table:table-cell table:number-columns-repeated="3" table:style-name="Default"/>
          <table:table-cell table:style-name="ce18" table:formula="of:=CONCATENATE([.N15];&quot;GGG&quot;;[.O15];&quot;GGG&quot;;CHAR(10);LEFT(CONCATENATE([.G1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0" table:formula="of:=IF([.A14]=&quot;&quot;;[.M14];(+[.M14]&amp;&quot;GGG&quot;&amp;TRIM(VALUE([.A15]))))" office:value-type="string" office:string-value="GGG0">
            <text:p>GGG0</text:p>
          </table:table-cell>
          <table:table-cell table:formula="of:=IF([.F15]=&quot;&quot;;&quot;&quot;;VALUE(TRIM([.F15])))">
            <text:p/>
          </table:table-cell>
          <table:table-cell table:formula="of:=IF([.F15]=&quot;&quot;;&quot;&quot;;RIGHT(CONCATENATE(&quot;0000&quot;;TRIM([.H1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">
            <text:p>13</text:p>
          </table:table-cell>
          <table:table-cell table:number-columns-repeated="3" table:style-name="Default"/>
          <table:table-cell table:style-name="ce18" table:formula="of:=CONCATENATE([.N16];&quot;GGG&quot;;[.O16];&quot;GGG&quot;;CHAR(10);LEFT(CONCATENATE([.G1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20" table:formula="of:=IF([.A15]=&quot;&quot;;[.M15];(+[.M15]&amp;&quot;GGG&quot;&amp;TRIM(VALUE([.A16]))))" office:value-type="string" office:string-value="GGG0">
            <text:p>GGG0</text:p>
          </table:table-cell>
          <table:table-cell table:formula="of:=IF([.F16]=&quot;&quot;;&quot;&quot;;VALUE(TRIM([.F16])))">
            <text:p/>
          </table:table-cell>
          <table:table-cell table:formula="of:=IF([.F16]=&quot;&quot;;&quot;&quot;;RIGHT(CONCATENATE(&quot;0000&quot;;TRIM([.H1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">
            <text:p>14</text:p>
          </table:table-cell>
          <table:table-cell table:number-columns-repeated="3" table:style-name="Default"/>
          <table:table-cell table:style-name="ce18" table:formula="of:=CONCATENATE([.N17];&quot;GGG&quot;;[.O17];&quot;GGG&quot;;CHAR(10);LEFT(CONCATENATE([.G1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20" table:formula="of:=IF([.A16]=&quot;&quot;;[.M16];(+[.M16]&amp;&quot;GGG&quot;&amp;TRIM(VALUE([.A17]))))" office:value-type="string" office:string-value="GGG0">
            <text:p>GGG0</text:p>
          </table:table-cell>
          <table:table-cell table:formula="of:=IF([.F17]=&quot;&quot;;&quot;&quot;;VALUE(TRIM([.F17])))">
            <text:p/>
          </table:table-cell>
          <table:table-cell table:formula="of:=IF([.F17]=&quot;&quot;;&quot;&quot;;RIGHT(CONCATENATE(&quot;0000&quot;;TRIM([.H1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5">
            <text:p>15</text:p>
          </table:table-cell>
          <table:table-cell table:number-columns-repeated="3" table:style-name="Default"/>
          <table:table-cell table:style-name="ce18" table:formula="of:=CONCATENATE([.N18];&quot;GGG&quot;;[.O18];&quot;GGG&quot;;CHAR(10);LEFT(CONCATENATE([.G1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20" table:formula="of:=IF([.A17]=&quot;&quot;;[.M17];(+[.M17]&amp;&quot;GGG&quot;&amp;TRIM(VALUE([.A18]))))" office:value-type="string" office:string-value="GGG0">
            <text:p>GGG0</text:p>
          </table:table-cell>
          <table:table-cell table:formula="of:=IF([.F18]=&quot;&quot;;&quot;&quot;;VALUE(TRIM([.F18])))">
            <text:p/>
          </table:table-cell>
          <table:table-cell table:formula="of:=IF([.F18]=&quot;&quot;;&quot;&quot;;RIGHT(CONCATENATE(&quot;0000&quot;;TRIM([.H1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6">
            <text:p>16</text:p>
          </table:table-cell>
          <table:table-cell table:number-columns-repeated="3" table:style-name="Default"/>
          <table:table-cell table:style-name="ce18" table:formula="of:=CONCATENATE([.N19];&quot;GGG&quot;;[.O19];&quot;GGG&quot;;CHAR(10);LEFT(CONCATENATE([.G1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20" table:formula="of:=IF([.A18]=&quot;&quot;;[.M18];(+[.M18]&amp;&quot;GGG&quot;&amp;TRIM(VALUE([.A19]))))" office:value-type="string" office:string-value="GGG0">
            <text:p>GGG0</text:p>
          </table:table-cell>
          <table:table-cell table:formula="of:=IF([.F19]=&quot;&quot;;&quot;&quot;;VALUE(TRIM([.F19])))">
            <text:p/>
          </table:table-cell>
          <table:table-cell table:formula="of:=IF([.F19]=&quot;&quot;;&quot;&quot;;RIGHT(CONCATENATE(&quot;0000&quot;;TRIM([.H1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7">
            <text:p>17</text:p>
          </table:table-cell>
          <table:table-cell table:number-columns-repeated="3" table:style-name="Default"/>
          <table:table-cell table:style-name="ce18" table:formula="of:=CONCATENATE([.N20];&quot;GGG&quot;;[.O20];&quot;GGG&quot;;CHAR(10);LEFT(CONCATENATE([.G2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0" table:formula="of:=IF([.A19]=&quot;&quot;;[.M19];(+[.M19]&amp;&quot;GGG&quot;&amp;TRIM(VALUE([.A20]))))" office:value-type="string" office:string-value="GGG0">
            <text:p>GGG0</text:p>
          </table:table-cell>
          <table:table-cell table:formula="of:=IF([.F20]=&quot;&quot;;&quot;&quot;;VALUE(TRIM([.F20])))">
            <text:p/>
          </table:table-cell>
          <table:table-cell table:formula="of:=IF([.F20]=&quot;&quot;;&quot;&quot;;RIGHT(CONCATENATE(&quot;0000&quot;;TRIM([.H2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8">
            <text:p>18</text:p>
          </table:table-cell>
          <table:table-cell table:number-columns-repeated="3" table:style-name="Default"/>
          <table:table-cell table:style-name="ce18" table:formula="of:=CONCATENATE([.N21];&quot;GGG&quot;;[.O21];&quot;GGG&quot;;CHAR(10);LEFT(CONCATENATE([.G2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20" table:formula="of:=IF([.A20]=&quot;&quot;;[.M20];(+[.M20]&amp;&quot;GGG&quot;&amp;TRIM(VALUE([.A21]))))" office:value-type="string" office:string-value="GGG0">
            <text:p>GGG0</text:p>
          </table:table-cell>
          <table:table-cell table:formula="of:=IF([.F21]=&quot;&quot;;&quot;&quot;;VALUE(TRIM([.F21])))">
            <text:p/>
          </table:table-cell>
          <table:table-cell table:formula="of:=IF([.F21]=&quot;&quot;;&quot;&quot;;RIGHT(CONCATENATE(&quot;0000&quot;;TRIM([.H2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9">
            <text:p>19</text:p>
          </table:table-cell>
          <table:table-cell table:number-columns-repeated="3" table:style-name="Default"/>
          <table:table-cell table:style-name="ce18" table:formula="of:=CONCATENATE([.N22];&quot;GGG&quot;;[.O22];&quot;GGG&quot;;CHAR(10);LEFT(CONCATENATE([.G2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20" table:formula="of:=IF([.A21]=&quot;&quot;;[.M21];(+[.M21]&amp;&quot;GGG&quot;&amp;TRIM(VALUE([.A22]))))" office:value-type="string" office:string-value="GGG0">
            <text:p>GGG0</text:p>
          </table:table-cell>
          <table:table-cell table:formula="of:=IF([.F22]=&quot;&quot;;&quot;&quot;;VALUE(TRIM([.F22])))">
            <text:p/>
          </table:table-cell>
          <table:table-cell table:formula="of:=IF([.F22]=&quot;&quot;;&quot;&quot;;RIGHT(CONCATENATE(&quot;0000&quot;;TRIM([.H2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0">
            <text:p>20</text:p>
          </table:table-cell>
          <table:table-cell table:number-columns-repeated="3" table:style-name="Default"/>
          <table:table-cell table:style-name="ce18" table:formula="of:=CONCATENATE([.N23];&quot;GGG&quot;;[.O23];&quot;GGG&quot;;CHAR(10);LEFT(CONCATENATE([.G2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20" table:formula="of:=IF([.A22]=&quot;&quot;;[.M22];(+[.M22]&amp;&quot;GGG&quot;&amp;TRIM(VALUE([.A23]))))" office:value-type="string" office:string-value="GGG0">
            <text:p>GGG0</text:p>
          </table:table-cell>
          <table:table-cell table:formula="of:=IF([.F23]=&quot;&quot;;&quot;&quot;;VALUE(TRIM([.F23])))">
            <text:p/>
          </table:table-cell>
          <table:table-cell table:formula="of:=IF([.F23]=&quot;&quot;;&quot;&quot;;RIGHT(CONCATENATE(&quot;0000&quot;;TRIM([.H2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1">
            <text:p>21</text:p>
          </table:table-cell>
          <table:table-cell table:number-columns-repeated="3" table:style-name="Default"/>
          <table:table-cell table:style-name="ce18" table:formula="of:=CONCATENATE([.N24];&quot;GGG&quot;;[.O24];&quot;GGG&quot;;CHAR(10);LEFT(CONCATENATE([.G2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0" table:formula="of:=IF([.A23]=&quot;&quot;;[.M23];(+[.M23]&amp;&quot;GGG&quot;&amp;TRIM(VALUE([.A24]))))" office:value-type="string" office:string-value="GGG0">
            <text:p>GGG0</text:p>
          </table:table-cell>
          <table:table-cell table:formula="of:=IF([.F24]=&quot;&quot;;&quot;&quot;;VALUE(TRIM([.F24])))">
            <text:p/>
          </table:table-cell>
          <table:table-cell table:formula="of:=IF([.F24]=&quot;&quot;;&quot;&quot;;RIGHT(CONCATENATE(&quot;0000&quot;;TRIM([.H2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2">
            <text:p>22</text:p>
          </table:table-cell>
          <table:table-cell table:number-columns-repeated="3" table:style-name="Default"/>
          <table:table-cell table:style-name="ce18" table:formula="of:=CONCATENATE([.N25];&quot;GGG&quot;;[.O25];&quot;GGG&quot;;CHAR(10);LEFT(CONCATENATE([.G2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20" table:formula="of:=IF([.A24]=&quot;&quot;;[.M24];(+[.M24]&amp;&quot;GGG&quot;&amp;TRIM(VALUE([.A25]))))" office:value-type="string" office:string-value="GGG0">
            <text:p>GGG0</text:p>
          </table:table-cell>
          <table:table-cell table:formula="of:=IF([.F25]=&quot;&quot;;&quot;&quot;;VALUE(TRIM([.F25])))">
            <text:p/>
          </table:table-cell>
          <table:table-cell table:formula="of:=IF([.F25]=&quot;&quot;;&quot;&quot;;RIGHT(CONCATENATE(&quot;0000&quot;;TRIM([.H2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3">
            <text:p>23</text:p>
          </table:table-cell>
          <table:table-cell table:number-columns-repeated="3" table:style-name="Default"/>
          <table:table-cell table:style-name="ce18" table:formula="of:=CONCATENATE([.N26];&quot;GGG&quot;;[.O26];&quot;GGG&quot;;CHAR(10);LEFT(CONCATENATE([.G2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20" table:formula="of:=IF([.A25]=&quot;&quot;;[.M25];(+[.M25]&amp;&quot;GGG&quot;&amp;TRIM(VALUE([.A26]))))" office:value-type="string" office:string-value="GGG0">
            <text:p>GGG0</text:p>
          </table:table-cell>
          <table:table-cell table:formula="of:=IF([.F26]=&quot;&quot;;&quot;&quot;;VALUE(TRIM([.F26])))">
            <text:p/>
          </table:table-cell>
          <table:table-cell table:formula="of:=IF([.F26]=&quot;&quot;;&quot;&quot;;RIGHT(CONCATENATE(&quot;0000&quot;;TRIM([.H2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4">
            <text:p>24</text:p>
          </table:table-cell>
          <table:table-cell table:number-columns-repeated="3" table:style-name="Default"/>
          <table:table-cell table:style-name="ce18" table:formula="of:=CONCATENATE([.N27];&quot;GGG&quot;;[.O27];&quot;GGG&quot;;CHAR(10);LEFT(CONCATENATE([.G2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20" table:formula="of:=IF([.A26]=&quot;&quot;;[.M26];(+[.M26]&amp;&quot;GGG&quot;&amp;TRIM(VALUE([.A27]))))" office:value-type="string" office:string-value="GGG0">
            <text:p>GGG0</text:p>
          </table:table-cell>
          <table:table-cell table:formula="of:=IF([.F27]=&quot;&quot;;&quot;&quot;;VALUE(TRIM([.F27])))">
            <text:p/>
          </table:table-cell>
          <table:table-cell table:formula="of:=IF([.F27]=&quot;&quot;;&quot;&quot;;RIGHT(CONCATENATE(&quot;0000&quot;;TRIM([.H2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5">
            <text:p>25</text:p>
          </table:table-cell>
          <table:table-cell table:number-columns-repeated="3" table:style-name="Default"/>
          <table:table-cell table:style-name="ce18" table:formula="of:=CONCATENATE([.N28];&quot;GGG&quot;;[.O28];&quot;GGG&quot;;CHAR(10);LEFT(CONCATENATE([.G2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20" table:formula="of:=IF([.A27]=&quot;&quot;;[.M27];(+[.M27]&amp;&quot;GGG&quot;&amp;TRIM(VALUE([.A28]))))" office:value-type="string" office:string-value="GGG0">
            <text:p>GGG0</text:p>
          </table:table-cell>
          <table:table-cell table:formula="of:=IF([.F28]=&quot;&quot;;&quot;&quot;;VALUE(TRIM([.F28])))">
            <text:p/>
          </table:table-cell>
          <table:table-cell table:formula="of:=IF([.F28]=&quot;&quot;;&quot;&quot;;RIGHT(CONCATENATE(&quot;0000&quot;;TRIM([.H2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6">
            <text:p>26</text:p>
          </table:table-cell>
          <table:table-cell table:number-columns-repeated="3" table:style-name="Default"/>
          <table:table-cell table:style-name="ce18" table:formula="of:=CONCATENATE([.N29];&quot;GGG&quot;;[.O29];&quot;GGG&quot;;CHAR(10);LEFT(CONCATENATE([.G2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20" table:formula="of:=IF([.A28]=&quot;&quot;;[.M28];(+[.M28]&amp;&quot;GGG&quot;&amp;TRIM(VALUE([.A29]))))" office:value-type="string" office:string-value="GGG0">
            <text:p>GGG0</text:p>
          </table:table-cell>
          <table:table-cell table:formula="of:=IF([.F29]=&quot;&quot;;&quot;&quot;;VALUE(TRIM([.F29])))">
            <text:p/>
          </table:table-cell>
          <table:table-cell table:formula="of:=IF([.F29]=&quot;&quot;;&quot;&quot;;RIGHT(CONCATENATE(&quot;0000&quot;;TRIM([.H2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7">
            <text:p>27</text:p>
          </table:table-cell>
          <table:table-cell table:number-columns-repeated="3" table:style-name="Default"/>
          <table:table-cell table:style-name="ce18" table:formula="of:=CONCATENATE([.N30];&quot;GGG&quot;;[.O30];&quot;GGG&quot;;CHAR(10);LEFT(CONCATENATE([.G3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20" table:formula="of:=IF([.A29]=&quot;&quot;;[.M29];(+[.M29]&amp;&quot;GGG&quot;&amp;TRIM(VALUE([.A30]))))" office:value-type="string" office:string-value="GGG0">
            <text:p>GGG0</text:p>
          </table:table-cell>
          <table:table-cell table:formula="of:=IF([.F30]=&quot;&quot;;&quot;&quot;;VALUE(TRIM([.F30])))">
            <text:p/>
          </table:table-cell>
          <table:table-cell table:formula="of:=IF([.F30]=&quot;&quot;;&quot;&quot;;RIGHT(CONCATENATE(&quot;0000&quot;;TRIM([.H3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8">
            <text:p>28</text:p>
          </table:table-cell>
          <table:table-cell table:number-columns-repeated="3" table:style-name="Default"/>
          <table:table-cell table:style-name="ce18" table:formula="of:=CONCATENATE([.N31];&quot;GGG&quot;;[.O31];&quot;GGG&quot;;CHAR(10);LEFT(CONCATENATE([.G3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20" table:formula="of:=IF([.A30]=&quot;&quot;;[.M30];(+[.M30]&amp;&quot;GGG&quot;&amp;TRIM(VALUE([.A31]))))" office:value-type="string" office:string-value="GGG0">
            <text:p>GGG0</text:p>
          </table:table-cell>
          <table:table-cell table:formula="of:=IF([.F31]=&quot;&quot;;&quot;&quot;;VALUE(TRIM([.F31])))">
            <text:p/>
          </table:table-cell>
          <table:table-cell table:formula="of:=IF([.F31]=&quot;&quot;;&quot;&quot;;RIGHT(CONCATENATE(&quot;0000&quot;;TRIM([.H3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29">
            <text:p>29</text:p>
          </table:table-cell>
          <table:table-cell table:number-columns-repeated="3" table:style-name="Default"/>
          <table:table-cell table:style-name="ce18" table:formula="of:=CONCATENATE([.N32];&quot;GGG&quot;;[.O32];&quot;GGG&quot;;CHAR(10);LEFT(CONCATENATE([.G3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0" table:formula="of:=IF([.A31]=&quot;&quot;;[.M31];(+[.M31]&amp;&quot;GGG&quot;&amp;TRIM(VALUE([.A32]))))" office:value-type="string" office:string-value="GGG0">
            <text:p>GGG0</text:p>
          </table:table-cell>
          <table:table-cell table:formula="of:=IF([.F32]=&quot;&quot;;&quot;&quot;;VALUE(TRIM([.F32])))">
            <text:p/>
          </table:table-cell>
          <table:table-cell table:formula="of:=IF([.F32]=&quot;&quot;;&quot;&quot;;RIGHT(CONCATENATE(&quot;0000&quot;;TRIM([.H3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0">
            <text:p>30</text:p>
          </table:table-cell>
          <table:table-cell table:number-columns-repeated="3" table:style-name="Default"/>
          <table:table-cell table:style-name="ce18" table:formula="of:=CONCATENATE([.N33];&quot;GGG&quot;;[.O33];&quot;GGG&quot;;CHAR(10);LEFT(CONCATENATE([.G3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20" table:formula="of:=IF([.A32]=&quot;&quot;;[.M32];(+[.M32]&amp;&quot;GGG&quot;&amp;TRIM(VALUE([.A33]))))" office:value-type="string" office:string-value="GGG0">
            <text:p>GGG0</text:p>
          </table:table-cell>
          <table:table-cell table:formula="of:=IF([.F33]=&quot;&quot;;&quot;&quot;;VALUE(TRIM([.F33])))">
            <text:p/>
          </table:table-cell>
          <table:table-cell table:formula="of:=IF([.F33]=&quot;&quot;;&quot;&quot;;RIGHT(CONCATENATE(&quot;0000&quot;;TRIM([.H3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1">
            <text:p>31</text:p>
          </table:table-cell>
          <table:table-cell table:number-columns-repeated="3" table:style-name="Default"/>
          <table:table-cell table:style-name="ce18" table:formula="of:=CONCATENATE([.N34];&quot;GGG&quot;;[.O34];&quot;GGG&quot;;CHAR(10);LEFT(CONCATENATE([.G3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20" table:formula="of:=IF([.A33]=&quot;&quot;;[.M33];(+[.M33]&amp;&quot;GGG&quot;&amp;TRIM(VALUE([.A34]))))" office:value-type="string" office:string-value="GGG0">
            <text:p>GGG0</text:p>
          </table:table-cell>
          <table:table-cell table:formula="of:=IF([.F34]=&quot;&quot;;&quot;&quot;;VALUE(TRIM([.F34])))">
            <text:p/>
          </table:table-cell>
          <table:table-cell table:formula="of:=IF([.F34]=&quot;&quot;;&quot;&quot;;RIGHT(CONCATENATE(&quot;0000&quot;;TRIM([.H3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2">
            <text:p>32</text:p>
          </table:table-cell>
          <table:table-cell table:number-columns-repeated="3" table:style-name="Default"/>
          <table:table-cell table:style-name="ce18" table:formula="of:=CONCATENATE([.N35];&quot;GGG&quot;;[.O35];&quot;GGG&quot;;CHAR(10);LEFT(CONCATENATE([.G3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20" table:formula="of:=IF([.A34]=&quot;&quot;;[.M34];(+[.M34]&amp;&quot;GGG&quot;&amp;TRIM(VALUE([.A35]))))" office:value-type="string" office:string-value="GGG0">
            <text:p>GGG0</text:p>
          </table:table-cell>
          <table:table-cell table:formula="of:=IF([.F35]=&quot;&quot;;&quot;&quot;;VALUE(TRIM([.F35])))">
            <text:p/>
          </table:table-cell>
          <table:table-cell table:formula="of:=IF([.F35]=&quot;&quot;;&quot;&quot;;RIGHT(CONCATENATE(&quot;0000&quot;;TRIM([.H3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3">
            <text:p>33</text:p>
          </table:table-cell>
          <table:table-cell table:number-columns-repeated="3" table:style-name="Default"/>
          <table:table-cell table:style-name="ce18" table:formula="of:=CONCATENATE([.N36];&quot;GGG&quot;;[.O36];&quot;GGG&quot;;CHAR(10);LEFT(CONCATENATE([.G3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20" table:formula="of:=IF([.A35]=&quot;&quot;;[.M35];(+[.M35]&amp;&quot;GGG&quot;&amp;TRIM(VALUE([.A36]))))" office:value-type="string" office:string-value="GGG0">
            <text:p>GGG0</text:p>
          </table:table-cell>
          <table:table-cell table:formula="of:=IF([.F36]=&quot;&quot;;&quot;&quot;;VALUE(TRIM([.F36])))">
            <text:p/>
          </table:table-cell>
          <table:table-cell table:formula="of:=IF([.F36]=&quot;&quot;;&quot;&quot;;RIGHT(CONCATENATE(&quot;0000&quot;;TRIM([.H3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4">
            <text:p>34</text:p>
          </table:table-cell>
          <table:table-cell table:number-columns-repeated="3" table:style-name="Default"/>
          <table:table-cell table:style-name="ce18" table:formula="of:=CONCATENATE([.N37];&quot;GGG&quot;;[.O37];&quot;GGG&quot;;CHAR(10);LEFT(CONCATENATE([.G3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20" table:formula="of:=IF([.A36]=&quot;&quot;;[.M36];(+[.M36]&amp;&quot;GGG&quot;&amp;TRIM(VALUE([.A37]))))" office:value-type="string" office:string-value="GGG0">
            <text:p>GGG0</text:p>
          </table:table-cell>
          <table:table-cell table:formula="of:=IF([.F37]=&quot;&quot;;&quot;&quot;;VALUE(TRIM([.F37])))">
            <text:p/>
          </table:table-cell>
          <table:table-cell table:formula="of:=IF([.F37]=&quot;&quot;;&quot;&quot;;RIGHT(CONCATENATE(&quot;0000&quot;;TRIM([.H3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5">
            <text:p>35</text:p>
          </table:table-cell>
          <table:table-cell table:number-columns-repeated="3" table:style-name="Default"/>
          <table:table-cell table:style-name="ce18" table:formula="of:=CONCATENATE([.N38];&quot;GGG&quot;;[.O38];&quot;GGG&quot;;CHAR(10);LEFT(CONCATENATE([.G3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4">
            <text:p>34</text:p>
          </table:table-cell>
          <table:table-cell table:style-name="ce20" table:formula="of:=IF([.A37]=&quot;&quot;;[.M37];(+[.M37]&amp;&quot;GGG&quot;&amp;TRIM(VALUE([.A38]))))" office:value-type="string" office:string-value="GGG0">
            <text:p>GGG0</text:p>
          </table:table-cell>
          <table:table-cell table:formula="of:=IF([.F38]=&quot;&quot;;&quot;&quot;;VALUE(TRIM([.F38])))">
            <text:p/>
          </table:table-cell>
          <table:table-cell table:formula="of:=IF([.F38]=&quot;&quot;;&quot;&quot;;RIGHT(CONCATENATE(&quot;0000&quot;;TRIM([.H3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6">
            <text:p>36</text:p>
          </table:table-cell>
          <table:table-cell table:number-columns-repeated="3" table:style-name="Default"/>
          <table:table-cell table:style-name="ce18" table:formula="of:=CONCATENATE([.N39];&quot;GGG&quot;;[.O39];&quot;GGG&quot;;CHAR(10);LEFT(CONCATENATE([.G3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5">
            <text:p>35</text:p>
          </table:table-cell>
          <table:table-cell table:style-name="ce20" table:formula="of:=IF([.A38]=&quot;&quot;;[.M38];(+[.M38]&amp;&quot;GGG&quot;&amp;TRIM(VALUE([.A39]))))" office:value-type="string" office:string-value="GGG0">
            <text:p>GGG0</text:p>
          </table:table-cell>
          <table:table-cell table:formula="of:=IF([.F39]=&quot;&quot;;&quot;&quot;;VALUE(TRIM([.F39])))">
            <text:p/>
          </table:table-cell>
          <table:table-cell table:formula="of:=IF([.F39]=&quot;&quot;;&quot;&quot;;RIGHT(CONCATENATE(&quot;0000&quot;;TRIM([.H3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7">
            <text:p>37</text:p>
          </table:table-cell>
          <table:table-cell table:number-columns-repeated="3" table:style-name="Default"/>
          <table:table-cell table:style-name="ce18" table:formula="of:=CONCATENATE([.N40];&quot;GGG&quot;;[.O40];&quot;GGG&quot;;CHAR(10);LEFT(CONCATENATE([.G4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6">
            <text:p>36</text:p>
          </table:table-cell>
          <table:table-cell table:style-name="ce20" table:formula="of:=IF([.A39]=&quot;&quot;;[.M39];(+[.M39]&amp;&quot;GGG&quot;&amp;TRIM(VALUE([.A40]))))" office:value-type="string" office:string-value="GGG0">
            <text:p>GGG0</text:p>
          </table:table-cell>
          <table:table-cell table:formula="of:=IF([.F40]=&quot;&quot;;&quot;&quot;;VALUE(TRIM([.F40])))">
            <text:p/>
          </table:table-cell>
          <table:table-cell table:formula="of:=IF([.F40]=&quot;&quot;;&quot;&quot;;RIGHT(CONCATENATE(&quot;0000&quot;;TRIM([.H4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8">
            <text:p>38</text:p>
          </table:table-cell>
          <table:table-cell table:number-columns-repeated="3" table:style-name="Default"/>
          <table:table-cell table:style-name="ce18" table:formula="of:=CONCATENATE([.N41];&quot;GGG&quot;;[.O41];&quot;GGG&quot;;CHAR(10);LEFT(CONCATENATE([.G4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20" table:formula="of:=IF([.A40]=&quot;&quot;;[.M40];(+[.M40]&amp;&quot;GGG&quot;&amp;TRIM(VALUE([.A41]))))" office:value-type="string" office:string-value="GGG0">
            <text:p>GGG0</text:p>
          </table:table-cell>
          <table:table-cell table:formula="of:=IF([.F41]=&quot;&quot;;&quot;&quot;;VALUE(TRIM([.F41])))">
            <text:p/>
          </table:table-cell>
          <table:table-cell table:formula="of:=IF([.F41]=&quot;&quot;;&quot;&quot;;RIGHT(CONCATENATE(&quot;0000&quot;;TRIM([.H4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39">
            <text:p>39</text:p>
          </table:table-cell>
          <table:table-cell table:number-columns-repeated="3" table:style-name="Default"/>
          <table:table-cell table:style-name="ce18" table:formula="of:=CONCATENATE([.N42];&quot;GGG&quot;;[.O42];&quot;GGG&quot;;CHAR(10);LEFT(CONCATENATE([.G4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20" table:formula="of:=IF([.A41]=&quot;&quot;;[.M41];(+[.M41]&amp;&quot;GGG&quot;&amp;TRIM(VALUE([.A42]))))" office:value-type="string" office:string-value="GGG0">
            <text:p>GGG0</text:p>
          </table:table-cell>
          <table:table-cell table:formula="of:=IF([.F42]=&quot;&quot;;&quot;&quot;;VALUE(TRIM([.F42])))">
            <text:p/>
          </table:table-cell>
          <table:table-cell table:formula="of:=IF([.F42]=&quot;&quot;;&quot;&quot;;RIGHT(CONCATENATE(&quot;0000&quot;;TRIM([.H4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0">
            <text:p>40</text:p>
          </table:table-cell>
          <table:table-cell table:number-columns-repeated="3" table:style-name="Default"/>
          <table:table-cell table:style-name="ce18" table:formula="of:=CONCATENATE([.N43];&quot;GGG&quot;;[.O43];&quot;GGG&quot;;CHAR(10);LEFT(CONCATENATE([.G4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20" table:formula="of:=IF([.A42]=&quot;&quot;;[.M42];(+[.M42]&amp;&quot;GGG&quot;&amp;TRIM(VALUE([.A43]))))" office:value-type="string" office:string-value="GGG0">
            <text:p>GGG0</text:p>
          </table:table-cell>
          <table:table-cell table:formula="of:=IF([.F43]=&quot;&quot;;&quot;&quot;;VALUE(TRIM([.F43])))">
            <text:p/>
          </table:table-cell>
          <table:table-cell table:formula="of:=IF([.F43]=&quot;&quot;;&quot;&quot;;RIGHT(CONCATENATE(&quot;0000&quot;;TRIM([.H4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1">
            <text:p>41</text:p>
          </table:table-cell>
          <table:table-cell table:number-columns-repeated="3" table:style-name="Default"/>
          <table:table-cell table:style-name="ce18" table:formula="of:=CONCATENATE([.N44];&quot;GGG&quot;;[.O44];&quot;GGG&quot;;CHAR(10);LEFT(CONCATENATE([.G4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0" table:formula="of:=IF([.A43]=&quot;&quot;;[.M43];(+[.M43]&amp;&quot;GGG&quot;&amp;TRIM(VALUE([.A44]))))" office:value-type="string" office:string-value="GGG0">
            <text:p>GGG0</text:p>
          </table:table-cell>
          <table:table-cell table:formula="of:=IF([.F44]=&quot;&quot;;&quot;&quot;;VALUE(TRIM([.F44])))">
            <text:p/>
          </table:table-cell>
          <table:table-cell table:formula="of:=IF([.F44]=&quot;&quot;;&quot;&quot;;RIGHT(CONCATENATE(&quot;0000&quot;;TRIM([.H4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2">
            <text:p>42</text:p>
          </table:table-cell>
          <table:table-cell table:number-columns-repeated="3" table:style-name="Default"/>
          <table:table-cell table:style-name="ce18" table:formula="of:=CONCATENATE([.N45];&quot;GGG&quot;;[.O45];&quot;GGG&quot;;CHAR(10);LEFT(CONCATENATE([.G4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0" table:formula="of:=IF([.A44]=&quot;&quot;;[.M44];(+[.M44]&amp;&quot;GGG&quot;&amp;TRIM(VALUE([.A45]))))" office:value-type="string" office:string-value="GGG0">
            <text:p>GGG0</text:p>
          </table:table-cell>
          <table:table-cell table:formula="of:=IF([.F45]=&quot;&quot;;&quot;&quot;;VALUE(TRIM([.F45])))">
            <text:p/>
          </table:table-cell>
          <table:table-cell table:formula="of:=IF([.F45]=&quot;&quot;;&quot;&quot;;RIGHT(CONCATENATE(&quot;0000&quot;;TRIM([.H4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3">
            <text:p>43</text:p>
          </table:table-cell>
          <table:table-cell table:number-columns-repeated="3" table:style-name="Default"/>
          <table:table-cell table:style-name="ce18" table:formula="of:=CONCATENATE([.N46];&quot;GGG&quot;;[.O46];&quot;GGG&quot;;CHAR(10);LEFT(CONCATENATE([.G4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20" table:formula="of:=IF([.A45]=&quot;&quot;;[.M45];(+[.M45]&amp;&quot;GGG&quot;&amp;TRIM(VALUE([.A46]))))" office:value-type="string" office:string-value="GGG0">
            <text:p>GGG0</text:p>
          </table:table-cell>
          <table:table-cell table:formula="of:=IF([.F46]=&quot;&quot;;&quot;&quot;;VALUE(TRIM([.F46])))">
            <text:p/>
          </table:table-cell>
          <table:table-cell table:formula="of:=IF([.F46]=&quot;&quot;;&quot;&quot;;RIGHT(CONCATENATE(&quot;0000&quot;;TRIM([.H4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4">
            <text:p>44</text:p>
          </table:table-cell>
          <table:table-cell table:number-columns-repeated="3" table:style-name="Default"/>
          <table:table-cell table:style-name="ce18" table:formula="of:=CONCATENATE([.N47];&quot;GGG&quot;;[.O47];&quot;GGG&quot;;CHAR(10);LEFT(CONCATENATE([.G4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20" table:formula="of:=IF([.A46]=&quot;&quot;;[.M46];(+[.M46]&amp;&quot;GGG&quot;&amp;TRIM(VALUE([.A47]))))" office:value-type="string" office:string-value="GGG0">
            <text:p>GGG0</text:p>
          </table:table-cell>
          <table:table-cell table:formula="of:=IF([.F47]=&quot;&quot;;&quot;&quot;;VALUE(TRIM([.F47])))">
            <text:p/>
          </table:table-cell>
          <table:table-cell table:formula="of:=IF([.F47]=&quot;&quot;;&quot;&quot;;RIGHT(CONCATENATE(&quot;0000&quot;;TRIM([.H4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5">
            <text:p>45</text:p>
          </table:table-cell>
          <table:table-cell table:number-columns-repeated="3" table:style-name="Default"/>
          <table:table-cell table:style-name="ce18" table:formula="of:=CONCATENATE([.N48];&quot;GGG&quot;;[.O48];&quot;GGG&quot;;CHAR(10);LEFT(CONCATENATE([.G4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20" table:formula="of:=IF([.A47]=&quot;&quot;;[.M47];(+[.M47]&amp;&quot;GGG&quot;&amp;TRIM(VALUE([.A48]))))" office:value-type="string" office:string-value="GGG0">
            <text:p>GGG0</text:p>
          </table:table-cell>
          <table:table-cell table:formula="of:=IF([.F48]=&quot;&quot;;&quot;&quot;;VALUE(TRIM([.F48])))">
            <text:p/>
          </table:table-cell>
          <table:table-cell table:formula="of:=IF([.F48]=&quot;&quot;;&quot;&quot;;RIGHT(CONCATENATE(&quot;0000&quot;;TRIM([.H4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6">
            <text:p>46</text:p>
          </table:table-cell>
          <table:table-cell table:number-columns-repeated="3" table:style-name="Default"/>
          <table:table-cell table:style-name="ce18" table:formula="of:=CONCATENATE([.N49];&quot;GGG&quot;;[.O49];&quot;GGG&quot;;CHAR(10);LEFT(CONCATENATE([.G4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0" table:formula="of:=IF([.A48]=&quot;&quot;;[.M48];(+[.M48]&amp;&quot;GGG&quot;&amp;TRIM(VALUE([.A49]))))" office:value-type="string" office:string-value="GGG0">
            <text:p>GGG0</text:p>
          </table:table-cell>
          <table:table-cell table:formula="of:=IF([.F49]=&quot;&quot;;&quot;&quot;;VALUE(TRIM([.F49])))">
            <text:p/>
          </table:table-cell>
          <table:table-cell table:formula="of:=IF([.F49]=&quot;&quot;;&quot;&quot;;RIGHT(CONCATENATE(&quot;0000&quot;;TRIM([.H4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7">
            <text:p>47</text:p>
          </table:table-cell>
          <table:table-cell table:number-columns-repeated="3" table:style-name="Default"/>
          <table:table-cell table:style-name="ce18" table:formula="of:=CONCATENATE([.N50];&quot;GGG&quot;;[.O50];&quot;GGG&quot;;CHAR(10);LEFT(CONCATENATE([.G5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20" table:formula="of:=IF([.A49]=&quot;&quot;;[.M49];(+[.M49]&amp;&quot;GGG&quot;&amp;TRIM(VALUE([.A50]))))" office:value-type="string" office:string-value="GGG0">
            <text:p>GGG0</text:p>
          </table:table-cell>
          <table:table-cell table:formula="of:=IF([.F50]=&quot;&quot;;&quot;&quot;;VALUE(TRIM([.F50])))">
            <text:p/>
          </table:table-cell>
          <table:table-cell table:formula="of:=IF([.F50]=&quot;&quot;;&quot;&quot;;RIGHT(CONCATENATE(&quot;0000&quot;;TRIM([.H5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8">
            <text:p>48</text:p>
          </table:table-cell>
          <table:table-cell table:number-columns-repeated="3" table:style-name="Default"/>
          <table:table-cell table:style-name="ce18" table:formula="of:=CONCATENATE([.N51];&quot;GGG&quot;;[.O51];&quot;GGG&quot;;CHAR(10);LEFT(CONCATENATE([.G5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20" table:formula="of:=IF([.A50]=&quot;&quot;;[.M50];(+[.M50]&amp;&quot;GGG&quot;&amp;TRIM(VALUE([.A51]))))" office:value-type="string" office:string-value="GGG0">
            <text:p>GGG0</text:p>
          </table:table-cell>
          <table:table-cell table:formula="of:=IF([.F51]=&quot;&quot;;&quot;&quot;;VALUE(TRIM([.F51])))">
            <text:p/>
          </table:table-cell>
          <table:table-cell table:formula="of:=IF([.F51]=&quot;&quot;;&quot;&quot;;RIGHT(CONCATENATE(&quot;0000&quot;;TRIM([.H5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49">
            <text:p>49</text:p>
          </table:table-cell>
          <table:table-cell table:number-columns-repeated="3" table:style-name="Default"/>
          <table:table-cell table:style-name="ce18" table:formula="of:=CONCATENATE([.N52];&quot;GGG&quot;;[.O52];&quot;GGG&quot;;CHAR(10);LEFT(CONCATENATE([.G5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20" table:formula="of:=IF([.A51]=&quot;&quot;;[.M51];(+[.M51]&amp;&quot;GGG&quot;&amp;TRIM(VALUE([.A52]))))" office:value-type="string" office:string-value="GGG0">
            <text:p>GGG0</text:p>
          </table:table-cell>
          <table:table-cell table:formula="of:=IF([.F52]=&quot;&quot;;&quot;&quot;;VALUE(TRIM([.F52])))">
            <text:p/>
          </table:table-cell>
          <table:table-cell table:formula="of:=IF([.F52]=&quot;&quot;;&quot;&quot;;RIGHT(CONCATENATE(&quot;0000&quot;;TRIM([.H5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0">
            <text:p>50</text:p>
          </table:table-cell>
          <table:table-cell table:number-columns-repeated="3" table:style-name="Default"/>
          <table:table-cell table:style-name="ce18" table:formula="of:=CONCATENATE([.N53];&quot;GGG&quot;;[.O53];&quot;GGG&quot;;CHAR(10);LEFT(CONCATENATE([.G5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0" table:formula="of:=IF([.A52]=&quot;&quot;;[.M52];(+[.M52]&amp;&quot;GGG&quot;&amp;TRIM(VALUE([.A53]))))" office:value-type="string" office:string-value="GGG0">
            <text:p>GGG0</text:p>
          </table:table-cell>
          <table:table-cell table:formula="of:=IF([.F53]=&quot;&quot;;&quot;&quot;;VALUE(TRIM([.F53])))">
            <text:p/>
          </table:table-cell>
          <table:table-cell table:formula="of:=IF([.F53]=&quot;&quot;;&quot;&quot;;RIGHT(CONCATENATE(&quot;0000&quot;;TRIM([.H5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1">
            <text:p>51</text:p>
          </table:table-cell>
          <table:table-cell table:number-columns-repeated="3" table:style-name="Default"/>
          <table:table-cell table:style-name="ce18" table:formula="of:=CONCATENATE([.N54];&quot;GGG&quot;;[.O54];&quot;GGG&quot;;CHAR(10);LEFT(CONCATENATE([.G5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20" table:formula="of:=IF([.A53]=&quot;&quot;;[.M53];(+[.M53]&amp;&quot;GGG&quot;&amp;TRIM(VALUE([.A54]))))" office:value-type="string" office:string-value="GGG0">
            <text:p>GGG0</text:p>
          </table:table-cell>
          <table:table-cell table:formula="of:=IF([.F54]=&quot;&quot;;&quot;&quot;;VALUE(TRIM([.F54])))">
            <text:p/>
          </table:table-cell>
          <table:table-cell table:formula="of:=IF([.F54]=&quot;&quot;;&quot;&quot;;RIGHT(CONCATENATE(&quot;0000&quot;;TRIM([.H5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2">
            <text:p>52</text:p>
          </table:table-cell>
          <table:table-cell table:number-columns-repeated="3" table:style-name="Default"/>
          <table:table-cell table:style-name="ce18" table:formula="of:=CONCATENATE([.N55];&quot;GGG&quot;;[.O55];&quot;GGG&quot;;CHAR(10);LEFT(CONCATENATE([.G5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1">
            <text:p>51</text:p>
          </table:table-cell>
          <table:table-cell table:style-name="ce20" table:formula="of:=IF([.A54]=&quot;&quot;;[.M54];(+[.M54]&amp;&quot;GGG&quot;&amp;TRIM(VALUE([.A55]))))" office:value-type="string" office:string-value="GGG0">
            <text:p>GGG0</text:p>
          </table:table-cell>
          <table:table-cell table:formula="of:=IF([.F55]=&quot;&quot;;&quot;&quot;;VALUE(TRIM([.F55])))">
            <text:p/>
          </table:table-cell>
          <table:table-cell table:formula="of:=IF([.F55]=&quot;&quot;;&quot;&quot;;RIGHT(CONCATENATE(&quot;0000&quot;;TRIM([.H5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3">
            <text:p>53</text:p>
          </table:table-cell>
          <table:table-cell table:number-columns-repeated="3" table:style-name="Default"/>
          <table:table-cell table:style-name="ce18" table:formula="of:=CONCATENATE([.N56];&quot;GGG&quot;;[.O56];&quot;GGG&quot;;CHAR(10);LEFT(CONCATENATE([.G5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20" table:formula="of:=IF([.A55]=&quot;&quot;;[.M55];(+[.M55]&amp;&quot;GGG&quot;&amp;TRIM(VALUE([.A56]))))" office:value-type="string" office:string-value="GGG0">
            <text:p>GGG0</text:p>
          </table:table-cell>
          <table:table-cell table:formula="of:=IF([.F56]=&quot;&quot;;&quot;&quot;;VALUE(TRIM([.F56])))">
            <text:p/>
          </table:table-cell>
          <table:table-cell table:formula="of:=IF([.F56]=&quot;&quot;;&quot;&quot;;RIGHT(CONCATENATE(&quot;0000&quot;;TRIM([.H5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4">
            <text:p>54</text:p>
          </table:table-cell>
          <table:table-cell table:number-columns-repeated="3" table:style-name="Default"/>
          <table:table-cell table:style-name="ce18" table:formula="of:=CONCATENATE([.N57];&quot;GGG&quot;;[.O57];&quot;GGG&quot;;CHAR(10);LEFT(CONCATENATE([.G5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20" table:formula="of:=IF([.A56]=&quot;&quot;;[.M56];(+[.M56]&amp;&quot;GGG&quot;&amp;TRIM(VALUE([.A57]))))" office:value-type="string" office:string-value="GGG0">
            <text:p>GGG0</text:p>
          </table:table-cell>
          <table:table-cell table:formula="of:=IF([.F57]=&quot;&quot;;&quot;&quot;;VALUE(TRIM([.F57])))">
            <text:p/>
          </table:table-cell>
          <table:table-cell table:formula="of:=IF([.F57]=&quot;&quot;;&quot;&quot;;RIGHT(CONCATENATE(&quot;0000&quot;;TRIM([.H5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5">
            <text:p>55</text:p>
          </table:table-cell>
          <table:table-cell table:number-columns-repeated="3" table:style-name="Default"/>
          <table:table-cell table:style-name="ce18" table:formula="of:=CONCATENATE([.N58];&quot;GGG&quot;;[.O58];&quot;GGG&quot;;CHAR(10);LEFT(CONCATENATE([.G5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4">
            <text:p>54</text:p>
          </table:table-cell>
          <table:table-cell table:style-name="ce20" table:formula="of:=IF([.A57]=&quot;&quot;;[.M57];(+[.M57]&amp;&quot;GGG&quot;&amp;TRIM(VALUE([.A58]))))" office:value-type="string" office:string-value="GGG0">
            <text:p>GGG0</text:p>
          </table:table-cell>
          <table:table-cell table:formula="of:=IF([.F58]=&quot;&quot;;&quot;&quot;;VALUE(TRIM([.F58])))">
            <text:p/>
          </table:table-cell>
          <table:table-cell table:formula="of:=IF([.F58]=&quot;&quot;;&quot;&quot;;RIGHT(CONCATENATE(&quot;0000&quot;;TRIM([.H5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6">
            <text:p>56</text:p>
          </table:table-cell>
          <table:table-cell table:number-columns-repeated="3" table:style-name="Default"/>
          <table:table-cell table:style-name="ce18" table:formula="of:=CONCATENATE([.N59];&quot;GGG&quot;;[.O59];&quot;GGG&quot;;CHAR(10);LEFT(CONCATENATE([.G5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0" table:formula="of:=IF([.A58]=&quot;&quot;;[.M58];(+[.M58]&amp;&quot;GGG&quot;&amp;TRIM(VALUE([.A59]))))" office:value-type="string" office:string-value="GGG0">
            <text:p>GGG0</text:p>
          </table:table-cell>
          <table:table-cell table:formula="of:=IF([.F59]=&quot;&quot;;&quot;&quot;;VALUE(TRIM([.F59])))">
            <text:p/>
          </table:table-cell>
          <table:table-cell table:formula="of:=IF([.F59]=&quot;&quot;;&quot;&quot;;RIGHT(CONCATENATE(&quot;0000&quot;;TRIM([.H5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7">
            <text:p>57</text:p>
          </table:table-cell>
          <table:table-cell table:number-columns-repeated="3" table:style-name="Default"/>
          <table:table-cell table:style-name="ce18" table:formula="of:=CONCATENATE([.N60];&quot;GGG&quot;;[.O60];&quot;GGG&quot;;CHAR(10);LEFT(CONCATENATE([.G6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6">
            <text:p>56</text:p>
          </table:table-cell>
          <table:table-cell table:style-name="ce20" table:formula="of:=IF([.A59]=&quot;&quot;;[.M59];(+[.M59]&amp;&quot;GGG&quot;&amp;TRIM(VALUE([.A60]))))" office:value-type="string" office:string-value="GGG0">
            <text:p>GGG0</text:p>
          </table:table-cell>
          <table:table-cell table:formula="of:=IF([.F60]=&quot;&quot;;&quot;&quot;;VALUE(TRIM([.F60])))">
            <text:p/>
          </table:table-cell>
          <table:table-cell table:formula="of:=IF([.F60]=&quot;&quot;;&quot;&quot;;RIGHT(CONCATENATE(&quot;0000&quot;;TRIM([.H6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8">
            <text:p>58</text:p>
          </table:table-cell>
          <table:table-cell table:number-columns-repeated="3" table:style-name="Default"/>
          <table:table-cell table:style-name="ce18" table:formula="of:=CONCATENATE([.N61];&quot;GGG&quot;;[.O61];&quot;GGG&quot;;CHAR(10);LEFT(CONCATENATE([.G6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0" table:formula="of:=IF([.A60]=&quot;&quot;;[.M60];(+[.M60]&amp;&quot;GGG&quot;&amp;TRIM(VALUE([.A61]))))" office:value-type="string" office:string-value="GGG0">
            <text:p>GGG0</text:p>
          </table:table-cell>
          <table:table-cell table:formula="of:=IF([.F61]=&quot;&quot;;&quot;&quot;;VALUE(TRIM([.F61])))">
            <text:p/>
          </table:table-cell>
          <table:table-cell table:formula="of:=IF([.F61]=&quot;&quot;;&quot;&quot;;RIGHT(CONCATENATE(&quot;0000&quot;;TRIM([.H6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59">
            <text:p>59</text:p>
          </table:table-cell>
          <table:table-cell table:number-columns-repeated="3" table:style-name="Default"/>
          <table:table-cell table:style-name="ce18" table:formula="of:=CONCATENATE([.N62];&quot;GGG&quot;;[.O62];&quot;GGG&quot;;CHAR(10);LEFT(CONCATENATE([.G6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20" table:formula="of:=IF([.A61]=&quot;&quot;;[.M61];(+[.M61]&amp;&quot;GGG&quot;&amp;TRIM(VALUE([.A62]))))" office:value-type="string" office:string-value="GGG0">
            <text:p>GGG0</text:p>
          </table:table-cell>
          <table:table-cell table:formula="of:=IF([.F62]=&quot;&quot;;&quot;&quot;;VALUE(TRIM([.F62])))">
            <text:p/>
          </table:table-cell>
          <table:table-cell table:formula="of:=IF([.F62]=&quot;&quot;;&quot;&quot;;RIGHT(CONCATENATE(&quot;0000&quot;;TRIM([.H6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0">
            <text:p>60</text:p>
          </table:table-cell>
          <table:table-cell table:number-columns-repeated="3" table:style-name="Default"/>
          <table:table-cell table:style-name="ce18" table:formula="of:=CONCATENATE([.N63];&quot;GGG&quot;;[.O63];&quot;GGG&quot;;CHAR(10);LEFT(CONCATENATE([.G6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9">
            <text:p>59</text:p>
          </table:table-cell>
          <table:table-cell table:style-name="ce20" table:formula="of:=IF([.A62]=&quot;&quot;;[.M62];(+[.M62]&amp;&quot;GGG&quot;&amp;TRIM(VALUE([.A63]))))" office:value-type="string" office:string-value="GGG0">
            <text:p>GGG0</text:p>
          </table:table-cell>
          <table:table-cell table:formula="of:=IF([.F63]=&quot;&quot;;&quot;&quot;;VALUE(TRIM([.F63])))">
            <text:p/>
          </table:table-cell>
          <table:table-cell table:formula="of:=IF([.F63]=&quot;&quot;;&quot;&quot;;RIGHT(CONCATENATE(&quot;0000&quot;;TRIM([.H6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1">
            <text:p>61</text:p>
          </table:table-cell>
          <table:table-cell table:number-columns-repeated="3" table:style-name="Default"/>
          <table:table-cell table:style-name="ce18" table:formula="of:=CONCATENATE([.N64];&quot;GGG&quot;;[.O64];&quot;GGG&quot;;CHAR(10);LEFT(CONCATENATE([.G6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20" table:formula="of:=IF([.A63]=&quot;&quot;;[.M63];(+[.M63]&amp;&quot;GGG&quot;&amp;TRIM(VALUE([.A64]))))" office:value-type="string" office:string-value="GGG0">
            <text:p>GGG0</text:p>
          </table:table-cell>
          <table:table-cell table:formula="of:=IF([.F64]=&quot;&quot;;&quot;&quot;;VALUE(TRIM([.F64])))">
            <text:p/>
          </table:table-cell>
          <table:table-cell table:formula="of:=IF([.F64]=&quot;&quot;;&quot;&quot;;RIGHT(CONCATENATE(&quot;0000&quot;;TRIM([.H6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2">
            <text:p>62</text:p>
          </table:table-cell>
          <table:table-cell table:number-columns-repeated="3" table:style-name="Default"/>
          <table:table-cell table:style-name="ce18" table:formula="of:=CONCATENATE([.N65];&quot;GGG&quot;;[.O65];&quot;GGG&quot;;CHAR(10);LEFT(CONCATENATE([.G6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20" table:formula="of:=IF([.A64]=&quot;&quot;;[.M64];(+[.M64]&amp;&quot;GGG&quot;&amp;TRIM(VALUE([.A65]))))" office:value-type="string" office:string-value="GGG0">
            <text:p>GGG0</text:p>
          </table:table-cell>
          <table:table-cell table:formula="of:=IF([.F65]=&quot;&quot;;&quot;&quot;;VALUE(TRIM([.F65])))">
            <text:p/>
          </table:table-cell>
          <table:table-cell table:formula="of:=IF([.F65]=&quot;&quot;;&quot;&quot;;RIGHT(CONCATENATE(&quot;0000&quot;;TRIM([.H6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3">
            <text:p>63</text:p>
          </table:table-cell>
          <table:table-cell table:number-columns-repeated="3" table:style-name="Default"/>
          <table:table-cell table:style-name="ce18" table:formula="of:=CONCATENATE([.N66];&quot;GGG&quot;;[.O66];&quot;GGG&quot;;CHAR(10);LEFT(CONCATENATE([.G6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ce20" table:formula="of:=IF([.A65]=&quot;&quot;;[.M65];(+[.M65]&amp;&quot;GGG&quot;&amp;TRIM(VALUE([.A66]))))" office:value-type="string" office:string-value="GGG0">
            <text:p>GGG0</text:p>
          </table:table-cell>
          <table:table-cell table:formula="of:=IF([.F66]=&quot;&quot;;&quot;&quot;;VALUE(TRIM([.F66])))">
            <text:p/>
          </table:table-cell>
          <table:table-cell table:formula="of:=IF([.F66]=&quot;&quot;;&quot;&quot;;RIGHT(CONCATENATE(&quot;0000&quot;;TRIM([.H6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4">
            <text:p>64</text:p>
          </table:table-cell>
          <table:table-cell table:number-columns-repeated="3" table:style-name="Default"/>
          <table:table-cell table:style-name="ce18" table:formula="of:=CONCATENATE([.N67];&quot;GGG&quot;;[.O67];&quot;GGG&quot;;CHAR(10);LEFT(CONCATENATE([.G6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3">
            <text:p>63</text:p>
          </table:table-cell>
          <table:table-cell table:style-name="ce20" table:formula="of:=IF([.A66]=&quot;&quot;;[.M66];(+[.M66]&amp;&quot;GGG&quot;&amp;TRIM(VALUE([.A67]))))" office:value-type="string" office:string-value="GGG0">
            <text:p>GGG0</text:p>
          </table:table-cell>
          <table:table-cell table:formula="of:=IF([.F67]=&quot;&quot;;&quot;&quot;;VALUE(TRIM([.F67])))">
            <text:p/>
          </table:table-cell>
          <table:table-cell table:formula="of:=IF([.F67]=&quot;&quot;;&quot;&quot;;RIGHT(CONCATENATE(&quot;0000&quot;;TRIM([.H6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5">
            <text:p>65</text:p>
          </table:table-cell>
          <table:table-cell table:number-columns-repeated="3" table:style-name="Default"/>
          <table:table-cell table:style-name="ce18" table:formula="of:=CONCATENATE([.N68];&quot;GGG&quot;;[.O68];&quot;GGG&quot;;CHAR(10);LEFT(CONCATENATE([.G6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4">
            <text:p>64</text:p>
          </table:table-cell>
          <table:table-cell table:style-name="ce20" table:formula="of:=IF([.A67]=&quot;&quot;;[.M67];(+[.M67]&amp;&quot;GGG&quot;&amp;TRIM(VALUE([.A68]))))" office:value-type="string" office:string-value="GGG0">
            <text:p>GGG0</text:p>
          </table:table-cell>
          <table:table-cell table:formula="of:=IF([.F68]=&quot;&quot;;&quot;&quot;;VALUE(TRIM([.F68])))">
            <text:p/>
          </table:table-cell>
          <table:table-cell table:formula="of:=IF([.F68]=&quot;&quot;;&quot;&quot;;RIGHT(CONCATENATE(&quot;0000&quot;;TRIM([.H6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6">
            <text:p>66</text:p>
          </table:table-cell>
          <table:table-cell table:number-columns-repeated="3" table:style-name="Default"/>
          <table:table-cell table:style-name="ce18" table:formula="of:=CONCATENATE([.N69];&quot;GGG&quot;;[.O69];&quot;GGG&quot;;CHAR(10);LEFT(CONCATENATE([.G6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20" table:formula="of:=IF([.A68]=&quot;&quot;;[.M68];(+[.M68]&amp;&quot;GGG&quot;&amp;TRIM(VALUE([.A69]))))" office:value-type="string" office:string-value="GGG0">
            <text:p>GGG0</text:p>
          </table:table-cell>
          <table:table-cell table:formula="of:=IF([.F69]=&quot;&quot;;&quot;&quot;;VALUE(TRIM([.F69])))">
            <text:p/>
          </table:table-cell>
          <table:table-cell table:formula="of:=IF([.F69]=&quot;&quot;;&quot;&quot;;RIGHT(CONCATENATE(&quot;0000&quot;;TRIM([.H6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7">
            <text:p>67</text:p>
          </table:table-cell>
          <table:table-cell table:number-columns-repeated="3" table:style-name="Default"/>
          <table:table-cell table:style-name="ce18" table:formula="of:=CONCATENATE([.N70];&quot;GGG&quot;;[.O70];&quot;GGG&quot;;CHAR(10);LEFT(CONCATENATE([.G7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6">
            <text:p>66</text:p>
          </table:table-cell>
          <table:table-cell table:style-name="ce20" table:formula="of:=IF([.A69]=&quot;&quot;;[.M69];(+[.M69]&amp;&quot;GGG&quot;&amp;TRIM(VALUE([.A70]))))" office:value-type="string" office:string-value="GGG0">
            <text:p>GGG0</text:p>
          </table:table-cell>
          <table:table-cell table:formula="of:=IF([.F70]=&quot;&quot;;&quot;&quot;;VALUE(TRIM([.F70])))">
            <text:p/>
          </table:table-cell>
          <table:table-cell table:formula="of:=IF([.F70]=&quot;&quot;;&quot;&quot;;RIGHT(CONCATENATE(&quot;0000&quot;;TRIM([.H7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8">
            <text:p>68</text:p>
          </table:table-cell>
          <table:table-cell table:number-columns-repeated="3" table:style-name="Default"/>
          <table:table-cell table:style-name="ce18" table:formula="of:=CONCATENATE([.N71];&quot;GGG&quot;;[.O71];&quot;GGG&quot;;CHAR(10);LEFT(CONCATENATE([.G7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7">
            <text:p>67</text:p>
          </table:table-cell>
          <table:table-cell table:style-name="ce20" table:formula="of:=IF([.A70]=&quot;&quot;;[.M70];(+[.M70]&amp;&quot;GGG&quot;&amp;TRIM(VALUE([.A71]))))" office:value-type="string" office:string-value="GGG0">
            <text:p>GGG0</text:p>
          </table:table-cell>
          <table:table-cell table:formula="of:=IF([.F71]=&quot;&quot;;&quot;&quot;;VALUE(TRIM([.F71])))">
            <text:p/>
          </table:table-cell>
          <table:table-cell table:formula="of:=IF([.F71]=&quot;&quot;;&quot;&quot;;RIGHT(CONCATENATE(&quot;0000&quot;;TRIM([.H7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69">
            <text:p>69</text:p>
          </table:table-cell>
          <table:table-cell table:number-columns-repeated="3" table:style-name="Default"/>
          <table:table-cell table:style-name="ce18" table:formula="of:=CONCATENATE([.N72];&quot;GGG&quot;;[.O72];&quot;GGG&quot;;CHAR(10);LEFT(CONCATENATE([.G7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8">
            <text:p>68</text:p>
          </table:table-cell>
          <table:table-cell table:style-name="ce20" table:formula="of:=IF([.A71]=&quot;&quot;;[.M71];(+[.M71]&amp;&quot;GGG&quot;&amp;TRIM(VALUE([.A72]))))" office:value-type="string" office:string-value="GGG0">
            <text:p>GGG0</text:p>
          </table:table-cell>
          <table:table-cell table:formula="of:=IF([.F72]=&quot;&quot;;&quot;&quot;;VALUE(TRIM([.F72])))">
            <text:p/>
          </table:table-cell>
          <table:table-cell table:formula="of:=IF([.F72]=&quot;&quot;;&quot;&quot;;RIGHT(CONCATENATE(&quot;0000&quot;;TRIM([.H7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0">
            <text:p>70</text:p>
          </table:table-cell>
          <table:table-cell table:number-columns-repeated="3" table:style-name="Default"/>
          <table:table-cell table:style-name="ce18" table:formula="of:=CONCATENATE([.N73];&quot;GGG&quot;;[.O73];&quot;GGG&quot;;CHAR(10);LEFT(CONCATENATE([.G7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20" table:formula="of:=IF([.A72]=&quot;&quot;;[.M72];(+[.M72]&amp;&quot;GGG&quot;&amp;TRIM(VALUE([.A73]))))" office:value-type="string" office:string-value="GGG0">
            <text:p>GGG0</text:p>
          </table:table-cell>
          <table:table-cell table:formula="of:=IF([.F73]=&quot;&quot;;&quot;&quot;;VALUE(TRIM([.F73])))">
            <text:p/>
          </table:table-cell>
          <table:table-cell table:formula="of:=IF([.F73]=&quot;&quot;;&quot;&quot;;RIGHT(CONCATENATE(&quot;0000&quot;;TRIM([.H7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1">
            <text:p>71</text:p>
          </table:table-cell>
          <table:table-cell table:number-columns-repeated="3" table:style-name="Default"/>
          <table:table-cell table:style-name="ce18" table:formula="of:=CONCATENATE([.N74];&quot;GGG&quot;;[.O74];&quot;GGG&quot;;CHAR(10);LEFT(CONCATENATE([.G7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20" table:formula="of:=IF([.A73]=&quot;&quot;;[.M73];(+[.M73]&amp;&quot;GGG&quot;&amp;TRIM(VALUE([.A74]))))" office:value-type="string" office:string-value="GGG0">
            <text:p>GGG0</text:p>
          </table:table-cell>
          <table:table-cell table:formula="of:=IF([.F74]=&quot;&quot;;&quot;&quot;;VALUE(TRIM([.F74])))">
            <text:p/>
          </table:table-cell>
          <table:table-cell table:formula="of:=IF([.F74]=&quot;&quot;;&quot;&quot;;RIGHT(CONCATENATE(&quot;0000&quot;;TRIM([.H7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2">
            <text:p>72</text:p>
          </table:table-cell>
          <table:table-cell table:number-columns-repeated="3" table:style-name="Default"/>
          <table:table-cell table:style-name="ce18" table:formula="of:=CONCATENATE([.N75];&quot;GGG&quot;;[.O75];&quot;GGG&quot;;CHAR(10);LEFT(CONCATENATE([.G7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1">
            <text:p>71</text:p>
          </table:table-cell>
          <table:table-cell table:style-name="ce20" table:formula="of:=IF([.A74]=&quot;&quot;;[.M74];(+[.M74]&amp;&quot;GGG&quot;&amp;TRIM(VALUE([.A75]))))" office:value-type="string" office:string-value="GGG0">
            <text:p>GGG0</text:p>
          </table:table-cell>
          <table:table-cell table:formula="of:=IF([.F75]=&quot;&quot;;&quot;&quot;;VALUE(TRIM([.F75])))">
            <text:p/>
          </table:table-cell>
          <table:table-cell table:formula="of:=IF([.F75]=&quot;&quot;;&quot;&quot;;RIGHT(CONCATENATE(&quot;0000&quot;;TRIM([.H7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3">
            <text:p>73</text:p>
          </table:table-cell>
          <table:table-cell table:number-columns-repeated="3" table:style-name="Default"/>
          <table:table-cell table:style-name="ce18" table:formula="of:=CONCATENATE([.N76];&quot;GGG&quot;;[.O76];&quot;GGG&quot;;CHAR(10);LEFT(CONCATENATE([.G7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2">
            <text:p>72</text:p>
          </table:table-cell>
          <table:table-cell table:style-name="ce20" table:formula="of:=IF([.A75]=&quot;&quot;;[.M75];(+[.M75]&amp;&quot;GGG&quot;&amp;TRIM(VALUE([.A76]))))" office:value-type="string" office:string-value="GGG0">
            <text:p>GGG0</text:p>
          </table:table-cell>
          <table:table-cell table:formula="of:=IF([.F76]=&quot;&quot;;&quot;&quot;;VALUE(TRIM([.F76])))">
            <text:p/>
          </table:table-cell>
          <table:table-cell table:formula="of:=IF([.F76]=&quot;&quot;;&quot;&quot;;RIGHT(CONCATENATE(&quot;0000&quot;;TRIM([.H7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4">
            <text:p>74</text:p>
          </table:table-cell>
          <table:table-cell table:number-columns-repeated="3" table:style-name="Default"/>
          <table:table-cell table:style-name="ce18" table:formula="of:=CONCATENATE([.N77];&quot;GGG&quot;;[.O77];&quot;GGG&quot;;CHAR(10);LEFT(CONCATENATE([.G7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20" table:formula="of:=IF([.A76]=&quot;&quot;;[.M76];(+[.M76]&amp;&quot;GGG&quot;&amp;TRIM(VALUE([.A77]))))" office:value-type="string" office:string-value="GGG0">
            <text:p>GGG0</text:p>
          </table:table-cell>
          <table:table-cell table:formula="of:=IF([.F77]=&quot;&quot;;&quot;&quot;;VALUE(TRIM([.F77])))">
            <text:p/>
          </table:table-cell>
          <table:table-cell table:formula="of:=IF([.F77]=&quot;&quot;;&quot;&quot;;RIGHT(CONCATENATE(&quot;0000&quot;;TRIM([.H7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5">
            <text:p>75</text:p>
          </table:table-cell>
          <table:table-cell table:number-columns-repeated="3" table:style-name="Default"/>
          <table:table-cell table:style-name="ce18" table:formula="of:=CONCATENATE([.N78];&quot;GGG&quot;;[.O78];&quot;GGG&quot;;CHAR(10);LEFT(CONCATENATE([.G7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4">
            <text:p>74</text:p>
          </table:table-cell>
          <table:table-cell table:style-name="ce20" table:formula="of:=IF([.A77]=&quot;&quot;;[.M77];(+[.M77]&amp;&quot;GGG&quot;&amp;TRIM(VALUE([.A78]))))" office:value-type="string" office:string-value="GGG0">
            <text:p>GGG0</text:p>
          </table:table-cell>
          <table:table-cell table:formula="of:=IF([.F78]=&quot;&quot;;&quot;&quot;;VALUE(TRIM([.F78])))">
            <text:p/>
          </table:table-cell>
          <table:table-cell table:formula="of:=IF([.F78]=&quot;&quot;;&quot;&quot;;RIGHT(CONCATENATE(&quot;0000&quot;;TRIM([.H7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6">
            <text:p>76</text:p>
          </table:table-cell>
          <table:table-cell table:number-columns-repeated="3" table:style-name="Default"/>
          <table:table-cell table:style-name="ce18" table:formula="of:=CONCATENATE([.N79];&quot;GGG&quot;;[.O79];&quot;GGG&quot;;CHAR(10);LEFT(CONCATENATE([.G7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20" table:formula="of:=IF([.A78]=&quot;&quot;;[.M78];(+[.M78]&amp;&quot;GGG&quot;&amp;TRIM(VALUE([.A79]))))" office:value-type="string" office:string-value="GGG0">
            <text:p>GGG0</text:p>
          </table:table-cell>
          <table:table-cell table:formula="of:=IF([.F79]=&quot;&quot;;&quot;&quot;;VALUE(TRIM([.F79])))">
            <text:p/>
          </table:table-cell>
          <table:table-cell table:formula="of:=IF([.F79]=&quot;&quot;;&quot;&quot;;RIGHT(CONCATENATE(&quot;0000&quot;;TRIM([.H7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7">
            <text:p>77</text:p>
          </table:table-cell>
          <table:table-cell table:number-columns-repeated="3" table:style-name="Default"/>
          <table:table-cell table:style-name="ce18" table:formula="of:=CONCATENATE([.N80];&quot;GGG&quot;;[.O80];&quot;GGG&quot;;CHAR(10);LEFT(CONCATENATE([.G8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6">
            <text:p>76</text:p>
          </table:table-cell>
          <table:table-cell table:style-name="ce20" table:formula="of:=IF([.A79]=&quot;&quot;;[.M79];(+[.M79]&amp;&quot;GGG&quot;&amp;TRIM(VALUE([.A80]))))" office:value-type="string" office:string-value="GGG0">
            <text:p>GGG0</text:p>
          </table:table-cell>
          <table:table-cell table:formula="of:=IF([.F80]=&quot;&quot;;&quot;&quot;;VALUE(TRIM([.F80])))">
            <text:p/>
          </table:table-cell>
          <table:table-cell table:formula="of:=IF([.F80]=&quot;&quot;;&quot;&quot;;RIGHT(CONCATENATE(&quot;0000&quot;;TRIM([.H8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8">
            <text:p>78</text:p>
          </table:table-cell>
          <table:table-cell table:number-columns-repeated="3" table:style-name="Default"/>
          <table:table-cell table:style-name="ce18" table:formula="of:=CONCATENATE([.N81];&quot;GGG&quot;;[.O81];&quot;GGG&quot;;CHAR(10);LEFT(CONCATENATE([.G8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20" table:formula="of:=IF([.A80]=&quot;&quot;;[.M80];(+[.M80]&amp;&quot;GGG&quot;&amp;TRIM(VALUE([.A81]))))" office:value-type="string" office:string-value="GGG0">
            <text:p>GGG0</text:p>
          </table:table-cell>
          <table:table-cell table:formula="of:=IF([.F81]=&quot;&quot;;&quot;&quot;;VALUE(TRIM([.F81])))">
            <text:p/>
          </table:table-cell>
          <table:table-cell table:formula="of:=IF([.F81]=&quot;&quot;;&quot;&quot;;RIGHT(CONCATENATE(&quot;0000&quot;;TRIM([.H8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79">
            <text:p>79</text:p>
          </table:table-cell>
          <table:table-cell table:number-columns-repeated="3" table:style-name="Default"/>
          <table:table-cell table:style-name="ce18" table:formula="of:=CONCATENATE([.N82];&quot;GGG&quot;;[.O82];&quot;GGG&quot;;CHAR(10);LEFT(CONCATENATE([.G8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8">
            <text:p>78</text:p>
          </table:table-cell>
          <table:table-cell table:style-name="ce20" table:formula="of:=IF([.A81]=&quot;&quot;;[.M81];(+[.M81]&amp;&quot;GGG&quot;&amp;TRIM(VALUE([.A82]))))" office:value-type="string" office:string-value="GGG0">
            <text:p>GGG0</text:p>
          </table:table-cell>
          <table:table-cell table:formula="of:=IF([.F82]=&quot;&quot;;&quot;&quot;;VALUE(TRIM([.F82])))">
            <text:p/>
          </table:table-cell>
          <table:table-cell table:formula="of:=IF([.F82]=&quot;&quot;;&quot;&quot;;RIGHT(CONCATENATE(&quot;0000&quot;;TRIM([.H8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0">
            <text:p>80</text:p>
          </table:table-cell>
          <table:table-cell table:number-columns-repeated="3" table:style-name="Default"/>
          <table:table-cell table:style-name="ce18" table:formula="of:=CONCATENATE([.N83];&quot;GGG&quot;;[.O83];&quot;GGG&quot;;CHAR(10);LEFT(CONCATENATE([.G8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9">
            <text:p>79</text:p>
          </table:table-cell>
          <table:table-cell table:style-name="ce20" table:formula="of:=IF([.A82]=&quot;&quot;;[.M82];(+[.M82]&amp;&quot;GGG&quot;&amp;TRIM(VALUE([.A83]))))" office:value-type="string" office:string-value="GGG0">
            <text:p>GGG0</text:p>
          </table:table-cell>
          <table:table-cell table:formula="of:=IF([.F83]=&quot;&quot;;&quot;&quot;;VALUE(TRIM([.F83])))">
            <text:p/>
          </table:table-cell>
          <table:table-cell table:formula="of:=IF([.F83]=&quot;&quot;;&quot;&quot;;RIGHT(CONCATENATE(&quot;0000&quot;;TRIM([.H8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1">
            <text:p>81</text:p>
          </table:table-cell>
          <table:table-cell table:number-columns-repeated="3" table:style-name="Default"/>
          <table:table-cell table:style-name="ce18" table:formula="of:=CONCATENATE([.N84];&quot;GGG&quot;;[.O84];&quot;GGG&quot;;CHAR(10);LEFT(CONCATENATE([.G8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0">
            <text:p>80</text:p>
          </table:table-cell>
          <table:table-cell table:style-name="ce20" table:formula="of:=IF([.A83]=&quot;&quot;;[.M83];(+[.M83]&amp;&quot;GGG&quot;&amp;TRIM(VALUE([.A84]))))" office:value-type="string" office:string-value="GGG0">
            <text:p>GGG0</text:p>
          </table:table-cell>
          <table:table-cell table:formula="of:=IF([.F84]=&quot;&quot;;&quot;&quot;;VALUE(TRIM([.F84])))">
            <text:p/>
          </table:table-cell>
          <table:table-cell table:formula="of:=IF([.F84]=&quot;&quot;;&quot;&quot;;RIGHT(CONCATENATE(&quot;0000&quot;;TRIM([.H8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2">
            <text:p>82</text:p>
          </table:table-cell>
          <table:table-cell table:number-columns-repeated="3" table:style-name="Default"/>
          <table:table-cell table:style-name="ce18" table:formula="of:=CONCATENATE([.N85];&quot;GGG&quot;;[.O85];&quot;GGG&quot;;CHAR(10);LEFT(CONCATENATE([.G8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1">
            <text:p>81</text:p>
          </table:table-cell>
          <table:table-cell table:style-name="ce20" table:formula="of:=IF([.A84]=&quot;&quot;;[.M84];(+[.M84]&amp;&quot;GGG&quot;&amp;TRIM(VALUE([.A85]))))" office:value-type="string" office:string-value="GGG0">
            <text:p>GGG0</text:p>
          </table:table-cell>
          <table:table-cell table:formula="of:=IF([.F85]=&quot;&quot;;&quot;&quot;;VALUE(TRIM([.F85])))">
            <text:p/>
          </table:table-cell>
          <table:table-cell table:formula="of:=IF([.F85]=&quot;&quot;;&quot;&quot;;RIGHT(CONCATENATE(&quot;0000&quot;;TRIM([.H8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3">
            <text:p>83</text:p>
          </table:table-cell>
          <table:table-cell table:number-columns-repeated="3" table:style-name="Default"/>
          <table:table-cell table:style-name="ce18" table:formula="of:=CONCATENATE([.N86];&quot;GGG&quot;;[.O86];&quot;GGG&quot;;CHAR(10);LEFT(CONCATENATE([.G8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2">
            <text:p>82</text:p>
          </table:table-cell>
          <table:table-cell table:style-name="ce20" table:formula="of:=IF([.A85]=&quot;&quot;;[.M85];(+[.M85]&amp;&quot;GGG&quot;&amp;TRIM(VALUE([.A86]))))" office:value-type="string" office:string-value="GGG0">
            <text:p>GGG0</text:p>
          </table:table-cell>
          <table:table-cell table:formula="of:=IF([.F86]=&quot;&quot;;&quot;&quot;;VALUE(TRIM([.F86])))">
            <text:p/>
          </table:table-cell>
          <table:table-cell table:formula="of:=IF([.F86]=&quot;&quot;;&quot;&quot;;RIGHT(CONCATENATE(&quot;0000&quot;;TRIM([.H8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4">
            <text:p>84</text:p>
          </table:table-cell>
          <table:table-cell table:number-columns-repeated="3" table:style-name="Default"/>
          <table:table-cell table:style-name="ce18" table:formula="of:=CONCATENATE([.N87];&quot;GGG&quot;;[.O87];&quot;GGG&quot;;CHAR(10);LEFT(CONCATENATE([.G8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0" table:formula="of:=IF([.A86]=&quot;&quot;;[.M86];(+[.M86]&amp;&quot;GGG&quot;&amp;TRIM(VALUE([.A87]))))" office:value-type="string" office:string-value="GGG0">
            <text:p>GGG0</text:p>
          </table:table-cell>
          <table:table-cell table:formula="of:=IF([.F87]=&quot;&quot;;&quot;&quot;;VALUE(TRIM([.F87])))">
            <text:p/>
          </table:table-cell>
          <table:table-cell table:formula="of:=IF([.F87]=&quot;&quot;;&quot;&quot;;RIGHT(CONCATENATE(&quot;0000&quot;;TRIM([.H8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5">
            <text:p>85</text:p>
          </table:table-cell>
          <table:table-cell table:number-columns-repeated="3" table:style-name="Default"/>
          <table:table-cell table:style-name="ce18" table:formula="of:=CONCATENATE([.N88];&quot;GGG&quot;;[.O88];&quot;GGG&quot;;CHAR(10);LEFT(CONCATENATE([.G8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4">
            <text:p>84</text:p>
          </table:table-cell>
          <table:table-cell table:style-name="ce20" table:formula="of:=IF([.A87]=&quot;&quot;;[.M87];(+[.M87]&amp;&quot;GGG&quot;&amp;TRIM(VALUE([.A88]))))" office:value-type="string" office:string-value="GGG0">
            <text:p>GGG0</text:p>
          </table:table-cell>
          <table:table-cell table:formula="of:=IF([.F88]=&quot;&quot;;&quot;&quot;;VALUE(TRIM([.F88])))">
            <text:p/>
          </table:table-cell>
          <table:table-cell table:formula="of:=IF([.F88]=&quot;&quot;;&quot;&quot;;RIGHT(CONCATENATE(&quot;0000&quot;;TRIM([.H8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6">
            <text:p>86</text:p>
          </table:table-cell>
          <table:table-cell table:number-columns-repeated="3" table:style-name="Default"/>
          <table:table-cell table:style-name="ce18" table:formula="of:=CONCATENATE([.N89];&quot;GGG&quot;;[.O89];&quot;GGG&quot;;CHAR(10);LEFT(CONCATENATE([.G8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20" table:formula="of:=IF([.A88]=&quot;&quot;;[.M88];(+[.M88]&amp;&quot;GGG&quot;&amp;TRIM(VALUE([.A89]))))" office:value-type="string" office:string-value="GGG0">
            <text:p>GGG0</text:p>
          </table:table-cell>
          <table:table-cell table:formula="of:=IF([.F89]=&quot;&quot;;&quot;&quot;;VALUE(TRIM([.F89])))">
            <text:p/>
          </table:table-cell>
          <table:table-cell table:formula="of:=IF([.F89]=&quot;&quot;;&quot;&quot;;RIGHT(CONCATENATE(&quot;0000&quot;;TRIM([.H8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7">
            <text:p>87</text:p>
          </table:table-cell>
          <table:table-cell table:number-columns-repeated="3" table:style-name="Default"/>
          <table:table-cell table:style-name="ce18" table:formula="of:=CONCATENATE([.N90];&quot;GGG&quot;;[.O90];&quot;GGG&quot;;CHAR(10);LEFT(CONCATENATE([.G9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20" table:formula="of:=IF([.A89]=&quot;&quot;;[.M89];(+[.M89]&amp;&quot;GGG&quot;&amp;TRIM(VALUE([.A90]))))" office:value-type="string" office:string-value="GGG0">
            <text:p>GGG0</text:p>
          </table:table-cell>
          <table:table-cell table:formula="of:=IF([.F90]=&quot;&quot;;&quot;&quot;;VALUE(TRIM([.F90])))">
            <text:p/>
          </table:table-cell>
          <table:table-cell table:formula="of:=IF([.F90]=&quot;&quot;;&quot;&quot;;RIGHT(CONCATENATE(&quot;0000&quot;;TRIM([.H9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8">
            <text:p>88</text:p>
          </table:table-cell>
          <table:table-cell table:number-columns-repeated="3" table:style-name="Default"/>
          <table:table-cell table:style-name="ce18" table:formula="of:=CONCATENATE([.N91];&quot;GGG&quot;;[.O91];&quot;GGG&quot;;CHAR(10);LEFT(CONCATENATE([.G9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20" table:formula="of:=IF([.A90]=&quot;&quot;;[.M90];(+[.M90]&amp;&quot;GGG&quot;&amp;TRIM(VALUE([.A91]))))" office:value-type="string" office:string-value="GGG0">
            <text:p>GGG0</text:p>
          </table:table-cell>
          <table:table-cell table:formula="of:=IF([.F91]=&quot;&quot;;&quot;&quot;;VALUE(TRIM([.F91])))">
            <text:p/>
          </table:table-cell>
          <table:table-cell table:formula="of:=IF([.F91]=&quot;&quot;;&quot;&quot;;RIGHT(CONCATENATE(&quot;0000&quot;;TRIM([.H9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89">
            <text:p>89</text:p>
          </table:table-cell>
          <table:table-cell table:number-columns-repeated="3" table:style-name="Default"/>
          <table:table-cell table:style-name="ce18" table:formula="of:=CONCATENATE([.N92];&quot;GGG&quot;;[.O92];&quot;GGG&quot;;CHAR(10);LEFT(CONCATENATE([.G9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8">
            <text:p>88</text:p>
          </table:table-cell>
          <table:table-cell table:style-name="ce20" table:formula="of:=IF([.A91]=&quot;&quot;;[.M91];(+[.M91]&amp;&quot;GGG&quot;&amp;TRIM(VALUE([.A92]))))" office:value-type="string" office:string-value="GGG0">
            <text:p>GGG0</text:p>
          </table:table-cell>
          <table:table-cell table:formula="of:=IF([.F92]=&quot;&quot;;&quot;&quot;;VALUE(TRIM([.F92])))">
            <text:p/>
          </table:table-cell>
          <table:table-cell table:formula="of:=IF([.F92]=&quot;&quot;;&quot;&quot;;RIGHT(CONCATENATE(&quot;0000&quot;;TRIM([.H9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0">
            <text:p>90</text:p>
          </table:table-cell>
          <table:table-cell table:number-columns-repeated="3" table:style-name="Default"/>
          <table:table-cell table:style-name="ce18" table:formula="of:=CONCATENATE([.N93];&quot;GGG&quot;;[.O93];&quot;GGG&quot;;CHAR(10);LEFT(CONCATENATE([.G9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9">
            <text:p>89</text:p>
          </table:table-cell>
          <table:table-cell table:style-name="ce20" table:formula="of:=IF([.A92]=&quot;&quot;;[.M92];(+[.M92]&amp;&quot;GGG&quot;&amp;TRIM(VALUE([.A93]))))" office:value-type="string" office:string-value="GGG0">
            <text:p>GGG0</text:p>
          </table:table-cell>
          <table:table-cell table:formula="of:=IF([.F93]=&quot;&quot;;&quot;&quot;;VALUE(TRIM([.F93])))">
            <text:p/>
          </table:table-cell>
          <table:table-cell table:formula="of:=IF([.F93]=&quot;&quot;;&quot;&quot;;RIGHT(CONCATENATE(&quot;0000&quot;;TRIM([.H9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1">
            <text:p>91</text:p>
          </table:table-cell>
          <table:table-cell table:number-columns-repeated="3" table:style-name="Default"/>
          <table:table-cell table:style-name="ce18" table:formula="of:=CONCATENATE([.N94];&quot;GGG&quot;;[.O94];&quot;GGG&quot;;CHAR(10);LEFT(CONCATENATE([.G9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20" table:formula="of:=IF([.A93]=&quot;&quot;;[.M93];(+[.M93]&amp;&quot;GGG&quot;&amp;TRIM(VALUE([.A94]))))" office:value-type="string" office:string-value="GGG0">
            <text:p>GGG0</text:p>
          </table:table-cell>
          <table:table-cell table:formula="of:=IF([.F94]=&quot;&quot;;&quot;&quot;;VALUE(TRIM([.F94])))">
            <text:p/>
          </table:table-cell>
          <table:table-cell table:formula="of:=IF([.F94]=&quot;&quot;;&quot;&quot;;RIGHT(CONCATENATE(&quot;0000&quot;;TRIM([.H9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2">
            <text:p>92</text:p>
          </table:table-cell>
          <table:table-cell table:number-columns-repeated="3" table:style-name="Default"/>
          <table:table-cell table:style-name="ce18" table:formula="of:=CONCATENATE([.N95];&quot;GGG&quot;;[.O95];&quot;GGG&quot;;CHAR(10);LEFT(CONCATENATE([.G9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1">
            <text:p>91</text:p>
          </table:table-cell>
          <table:table-cell table:style-name="ce20" table:formula="of:=IF([.A94]=&quot;&quot;;[.M94];(+[.M94]&amp;&quot;GGG&quot;&amp;TRIM(VALUE([.A95]))))" office:value-type="string" office:string-value="GGG0">
            <text:p>GGG0</text:p>
          </table:table-cell>
          <table:table-cell table:formula="of:=IF([.F95]=&quot;&quot;;&quot;&quot;;VALUE(TRIM([.F95])))">
            <text:p/>
          </table:table-cell>
          <table:table-cell table:formula="of:=IF([.F95]=&quot;&quot;;&quot;&quot;;RIGHT(CONCATENATE(&quot;0000&quot;;TRIM([.H9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3">
            <text:p>93</text:p>
          </table:table-cell>
          <table:table-cell table:number-columns-repeated="3" table:style-name="Default"/>
          <table:table-cell table:style-name="ce18" table:formula="of:=CONCATENATE([.N96];&quot;GGG&quot;;[.O96];&quot;GGG&quot;;CHAR(10);LEFT(CONCATENATE([.G9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20" table:formula="of:=IF([.A95]=&quot;&quot;;[.M95];(+[.M95]&amp;&quot;GGG&quot;&amp;TRIM(VALUE([.A96]))))" office:value-type="string" office:string-value="GGG0">
            <text:p>GGG0</text:p>
          </table:table-cell>
          <table:table-cell table:formula="of:=IF([.F96]=&quot;&quot;;&quot;&quot;;VALUE(TRIM([.F96])))">
            <text:p/>
          </table:table-cell>
          <table:table-cell table:formula="of:=IF([.F96]=&quot;&quot;;&quot;&quot;;RIGHT(CONCATENATE(&quot;0000&quot;;TRIM([.H9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4">
            <text:p>94</text:p>
          </table:table-cell>
          <table:table-cell table:number-columns-repeated="3" table:style-name="Default"/>
          <table:table-cell table:style-name="ce18" table:formula="of:=CONCATENATE([.N97];&quot;GGG&quot;;[.O97];&quot;GGG&quot;;CHAR(10);LEFT(CONCATENATE([.G9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3">
            <text:p>93</text:p>
          </table:table-cell>
          <table:table-cell table:style-name="ce20" table:formula="of:=IF([.A96]=&quot;&quot;;[.M96];(+[.M96]&amp;&quot;GGG&quot;&amp;TRIM(VALUE([.A97]))))" office:value-type="string" office:string-value="GGG0">
            <text:p>GGG0</text:p>
          </table:table-cell>
          <table:table-cell table:formula="of:=IF([.F97]=&quot;&quot;;&quot;&quot;;VALUE(TRIM([.F97])))">
            <text:p/>
          </table:table-cell>
          <table:table-cell table:formula="of:=IF([.F97]=&quot;&quot;;&quot;&quot;;RIGHT(CONCATENATE(&quot;0000&quot;;TRIM([.H9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5">
            <text:p>95</text:p>
          </table:table-cell>
          <table:table-cell table:number-columns-repeated="3" table:style-name="Default"/>
          <table:table-cell table:style-name="ce18" table:formula="of:=CONCATENATE([.N98];&quot;GGG&quot;;[.O98];&quot;GGG&quot;;CHAR(10);LEFT(CONCATENATE([.G9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20" table:formula="of:=IF([.A97]=&quot;&quot;;[.M97];(+[.M97]&amp;&quot;GGG&quot;&amp;TRIM(VALUE([.A98]))))" office:value-type="string" office:string-value="GGG0">
            <text:p>GGG0</text:p>
          </table:table-cell>
          <table:table-cell table:formula="of:=IF([.F98]=&quot;&quot;;&quot;&quot;;VALUE(TRIM([.F98])))">
            <text:p/>
          </table:table-cell>
          <table:table-cell table:formula="of:=IF([.F98]=&quot;&quot;;&quot;&quot;;RIGHT(CONCATENATE(&quot;0000&quot;;TRIM([.H9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6">
            <text:p>96</text:p>
          </table:table-cell>
          <table:table-cell table:number-columns-repeated="3" table:style-name="Default"/>
          <table:table-cell table:style-name="ce18" table:formula="of:=CONCATENATE([.N99];&quot;GGG&quot;;[.O99];&quot;GGG&quot;;CHAR(10);LEFT(CONCATENATE([.G9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20" table:formula="of:=IF([.A98]=&quot;&quot;;[.M98];(+[.M98]&amp;&quot;GGG&quot;&amp;TRIM(VALUE([.A99]))))" office:value-type="string" office:string-value="GGG0">
            <text:p>GGG0</text:p>
          </table:table-cell>
          <table:table-cell table:formula="of:=IF([.F99]=&quot;&quot;;&quot;&quot;;VALUE(TRIM([.F99])))">
            <text:p/>
          </table:table-cell>
          <table:table-cell table:formula="of:=IF([.F99]=&quot;&quot;;&quot;&quot;;RIGHT(CONCATENATE(&quot;0000&quot;;TRIM([.H9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7">
            <text:p>97</text:p>
          </table:table-cell>
          <table:table-cell table:number-columns-repeated="3" table:style-name="Default"/>
          <table:table-cell table:style-name="ce18" table:formula="of:=CONCATENATE([.N100];&quot;GGG&quot;;[.O100];&quot;GGG&quot;;CHAR(10);LEFT(CONCATENATE([.G10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6">
            <text:p>96</text:p>
          </table:table-cell>
          <table:table-cell table:style-name="ce20" table:formula="of:=IF([.A99]=&quot;&quot;;[.M99];(+[.M99]&amp;&quot;GGG&quot;&amp;TRIM(VALUE([.A100]))))" office:value-type="string" office:string-value="GGG0">
            <text:p>GGG0</text:p>
          </table:table-cell>
          <table:table-cell table:formula="of:=IF([.F100]=&quot;&quot;;&quot;&quot;;VALUE(TRIM([.F100])))">
            <text:p/>
          </table:table-cell>
          <table:table-cell table:formula="of:=IF([.F100]=&quot;&quot;;&quot;&quot;;RIGHT(CONCATENATE(&quot;0000&quot;;TRIM([.H10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8">
            <text:p>98</text:p>
          </table:table-cell>
          <table:table-cell table:number-columns-repeated="3" table:style-name="Default"/>
          <table:table-cell table:style-name="ce18" table:formula="of:=CONCATENATE([.N101];&quot;GGG&quot;;[.O101];&quot;GGG&quot;;CHAR(10);LEFT(CONCATENATE([.G10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20" table:formula="of:=IF([.A100]=&quot;&quot;;[.M100];(+[.M100]&amp;&quot;GGG&quot;&amp;TRIM(VALUE([.A101]))))" office:value-type="string" office:string-value="GGG0">
            <text:p>GGG0</text:p>
          </table:table-cell>
          <table:table-cell table:formula="of:=IF([.F101]=&quot;&quot;;&quot;&quot;;VALUE(TRIM([.F101])))">
            <text:p/>
          </table:table-cell>
          <table:table-cell table:formula="of:=IF([.F101]=&quot;&quot;;&quot;&quot;;RIGHT(CONCATENATE(&quot;0000&quot;;TRIM([.H10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99">
            <text:p>99</text:p>
          </table:table-cell>
          <table:table-cell table:number-columns-repeated="3" table:style-name="Default"/>
          <table:table-cell table:style-name="ce18" table:formula="of:=CONCATENATE([.N102];&quot;GGG&quot;;[.O102];&quot;GGG&quot;;CHAR(10);LEFT(CONCATENATE([.G10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8">
            <text:p>98</text:p>
          </table:table-cell>
          <table:table-cell table:style-name="ce20" table:formula="of:=IF([.A101]=&quot;&quot;;[.M101];(+[.M101]&amp;&quot;GGG&quot;&amp;TRIM(VALUE([.A102]))))" office:value-type="string" office:string-value="GGG0">
            <text:p>GGG0</text:p>
          </table:table-cell>
          <table:table-cell table:formula="of:=IF([.F102]=&quot;&quot;;&quot;&quot;;VALUE(TRIM([.F102])))">
            <text:p/>
          </table:table-cell>
          <table:table-cell table:formula="of:=IF([.F102]=&quot;&quot;;&quot;&quot;;RIGHT(CONCATENATE(&quot;0000&quot;;TRIM([.H10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0">
            <text:p>100</text:p>
          </table:table-cell>
          <table:table-cell table:number-columns-repeated="3" table:style-name="Default"/>
          <table:table-cell table:style-name="ce18" table:formula="of:=CONCATENATE([.N103];&quot;GGG&quot;;[.O103];&quot;GGG&quot;;CHAR(10);LEFT(CONCATENATE([.G10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9">
            <text:p>99</text:p>
          </table:table-cell>
          <table:table-cell table:style-name="ce20" table:formula="of:=IF([.A102]=&quot;&quot;;[.M102];(+[.M102]&amp;&quot;GGG&quot;&amp;TRIM(VALUE([.A103]))))" office:value-type="string" office:string-value="GGG0">
            <text:p>GGG0</text:p>
          </table:table-cell>
          <table:table-cell table:formula="of:=IF([.F103]=&quot;&quot;;&quot;&quot;;VALUE(TRIM([.F103])))">
            <text:p/>
          </table:table-cell>
          <table:table-cell table:formula="of:=IF([.F103]=&quot;&quot;;&quot;&quot;;RIGHT(CONCATENATE(&quot;0000&quot;;TRIM([.H10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1">
            <text:p>101</text:p>
          </table:table-cell>
          <table:table-cell table:number-columns-repeated="3" table:style-name="Default"/>
          <table:table-cell table:style-name="ce18" table:formula="of:=CONCATENATE([.N104];&quot;GGG&quot;;[.O104];&quot;GGG&quot;;CHAR(10);LEFT(CONCATENATE([.G10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20" table:formula="of:=IF([.A103]=&quot;&quot;;[.M103];(+[.M103]&amp;&quot;GGG&quot;&amp;TRIM(VALUE([.A104]))))" office:value-type="string" office:string-value="GGG0">
            <text:p>GGG0</text:p>
          </table:table-cell>
          <table:table-cell table:formula="of:=IF([.F104]=&quot;&quot;;&quot;&quot;;VALUE(TRIM([.F104])))">
            <text:p/>
          </table:table-cell>
          <table:table-cell table:formula="of:=IF([.F104]=&quot;&quot;;&quot;&quot;;RIGHT(CONCATENATE(&quot;0000&quot;;TRIM([.H10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2">
            <text:p>102</text:p>
          </table:table-cell>
          <table:table-cell table:number-columns-repeated="3" table:style-name="Default"/>
          <table:table-cell table:style-name="ce18" table:formula="of:=CONCATENATE([.N105];&quot;GGG&quot;;[.O105];&quot;GGG&quot;;CHAR(10);LEFT(CONCATENATE([.G10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20" table:formula="of:=IF([.A104]=&quot;&quot;;[.M104];(+[.M104]&amp;&quot;GGG&quot;&amp;TRIM(VALUE([.A105]))))" office:value-type="string" office:string-value="GGG0">
            <text:p>GGG0</text:p>
          </table:table-cell>
          <table:table-cell table:formula="of:=IF([.F105]=&quot;&quot;;&quot;&quot;;VALUE(TRIM([.F105])))">
            <text:p/>
          </table:table-cell>
          <table:table-cell table:formula="of:=IF([.F105]=&quot;&quot;;&quot;&quot;;RIGHT(CONCATENATE(&quot;0000&quot;;TRIM([.H10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3">
            <text:p>103</text:p>
          </table:table-cell>
          <table:table-cell table:number-columns-repeated="3" table:style-name="Default"/>
          <table:table-cell table:style-name="ce18" table:formula="of:=CONCATENATE([.N106];&quot;GGG&quot;;[.O106];&quot;GGG&quot;;CHAR(10);LEFT(CONCATENATE([.G10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20" table:formula="of:=IF([.A105]=&quot;&quot;;[.M105];(+[.M105]&amp;&quot;GGG&quot;&amp;TRIM(VALUE([.A106]))))" office:value-type="string" office:string-value="GGG0">
            <text:p>GGG0</text:p>
          </table:table-cell>
          <table:table-cell table:formula="of:=IF([.F106]=&quot;&quot;;&quot;&quot;;VALUE(TRIM([.F106])))">
            <text:p/>
          </table:table-cell>
          <table:table-cell table:formula="of:=IF([.F106]=&quot;&quot;;&quot;&quot;;RIGHT(CONCATENATE(&quot;0000&quot;;TRIM([.H10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4">
            <text:p>104</text:p>
          </table:table-cell>
          <table:table-cell table:number-columns-repeated="3" table:style-name="Default"/>
          <table:table-cell table:style-name="ce18" table:formula="of:=CONCATENATE([.N107];&quot;GGG&quot;;[.O107];&quot;GGG&quot;;CHAR(10);LEFT(CONCATENATE([.G10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3">
            <text:p>103</text:p>
          </table:table-cell>
          <table:table-cell table:style-name="ce20" table:formula="of:=IF([.A106]=&quot;&quot;;[.M106];(+[.M106]&amp;&quot;GGG&quot;&amp;TRIM(VALUE([.A107]))))" office:value-type="string" office:string-value="GGG0">
            <text:p>GGG0</text:p>
          </table:table-cell>
          <table:table-cell table:formula="of:=IF([.F107]=&quot;&quot;;&quot;&quot;;VALUE(TRIM([.F107])))">
            <text:p/>
          </table:table-cell>
          <table:table-cell table:formula="of:=IF([.F107]=&quot;&quot;;&quot;&quot;;RIGHT(CONCATENATE(&quot;0000&quot;;TRIM([.H10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5">
            <text:p>105</text:p>
          </table:table-cell>
          <table:table-cell table:number-columns-repeated="3" table:style-name="Default"/>
          <table:table-cell table:style-name="ce18" table:formula="of:=CONCATENATE([.N108];&quot;GGG&quot;;[.O108];&quot;GGG&quot;;CHAR(10);LEFT(CONCATENATE([.G10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20" table:formula="of:=IF([.A107]=&quot;&quot;;[.M107];(+[.M107]&amp;&quot;GGG&quot;&amp;TRIM(VALUE([.A108]))))" office:value-type="string" office:string-value="GGG0">
            <text:p>GGG0</text:p>
          </table:table-cell>
          <table:table-cell table:formula="of:=IF([.F108]=&quot;&quot;;&quot;&quot;;VALUE(TRIM([.F108])))">
            <text:p/>
          </table:table-cell>
          <table:table-cell table:formula="of:=IF([.F108]=&quot;&quot;;&quot;&quot;;RIGHT(CONCATENATE(&quot;0000&quot;;TRIM([.H10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6">
            <text:p>106</text:p>
          </table:table-cell>
          <table:table-cell table:number-columns-repeated="3" table:style-name="Default"/>
          <table:table-cell table:style-name="ce18" table:formula="of:=CONCATENATE([.N109];&quot;GGG&quot;;[.O109];&quot;GGG&quot;;CHAR(10);LEFT(CONCATENATE([.G10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20" table:formula="of:=IF([.A108]=&quot;&quot;;[.M108];(+[.M108]&amp;&quot;GGG&quot;&amp;TRIM(VALUE([.A109]))))" office:value-type="string" office:string-value="GGG0">
            <text:p>GGG0</text:p>
          </table:table-cell>
          <table:table-cell table:formula="of:=IF([.F109]=&quot;&quot;;&quot;&quot;;VALUE(TRIM([.F109])))">
            <text:p/>
          </table:table-cell>
          <table:table-cell table:formula="of:=IF([.F109]=&quot;&quot;;&quot;&quot;;RIGHT(CONCATENATE(&quot;0000&quot;;TRIM([.H10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7">
            <text:p>107</text:p>
          </table:table-cell>
          <table:table-cell table:number-columns-repeated="3" table:style-name="Default"/>
          <table:table-cell table:style-name="ce18" table:formula="of:=CONCATENATE([.N110];&quot;GGG&quot;;[.O110];&quot;GGG&quot;;CHAR(10);LEFT(CONCATENATE([.G11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20" table:formula="of:=IF([.A109]=&quot;&quot;;[.M109];(+[.M109]&amp;&quot;GGG&quot;&amp;TRIM(VALUE([.A110]))))" office:value-type="string" office:string-value="GGG0">
            <text:p>GGG0</text:p>
          </table:table-cell>
          <table:table-cell table:formula="of:=IF([.F110]=&quot;&quot;;&quot;&quot;;VALUE(TRIM([.F110])))">
            <text:p/>
          </table:table-cell>
          <table:table-cell table:formula="of:=IF([.F110]=&quot;&quot;;&quot;&quot;;RIGHT(CONCATENATE(&quot;0000&quot;;TRIM([.H11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8">
            <text:p>108</text:p>
          </table:table-cell>
          <table:table-cell table:number-columns-repeated="3" table:style-name="Default"/>
          <table:table-cell table:style-name="ce18" table:formula="of:=CONCATENATE([.N111];&quot;GGG&quot;;[.O111];&quot;GGG&quot;;CHAR(10);LEFT(CONCATENATE([.G11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20" table:formula="of:=IF([.A110]=&quot;&quot;;[.M110];(+[.M110]&amp;&quot;GGG&quot;&amp;TRIM(VALUE([.A111]))))" office:value-type="string" office:string-value="GGG0">
            <text:p>GGG0</text:p>
          </table:table-cell>
          <table:table-cell table:formula="of:=IF([.F111]=&quot;&quot;;&quot;&quot;;VALUE(TRIM([.F111])))">
            <text:p/>
          </table:table-cell>
          <table:table-cell table:formula="of:=IF([.F111]=&quot;&quot;;&quot;&quot;;RIGHT(CONCATENATE(&quot;0000&quot;;TRIM([.H11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09">
            <text:p>109</text:p>
          </table:table-cell>
          <table:table-cell table:number-columns-repeated="3" table:style-name="Default"/>
          <table:table-cell table:style-name="ce18" table:formula="of:=CONCATENATE([.N112];&quot;GGG&quot;;[.O112];&quot;GGG&quot;;CHAR(10);LEFT(CONCATENATE([.G11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8">
            <text:p>108</text:p>
          </table:table-cell>
          <table:table-cell table:style-name="ce20" table:formula="of:=IF([.A111]=&quot;&quot;;[.M111];(+[.M111]&amp;&quot;GGG&quot;&amp;TRIM(VALUE([.A112]))))" office:value-type="string" office:string-value="GGG0">
            <text:p>GGG0</text:p>
          </table:table-cell>
          <table:table-cell table:formula="of:=IF([.F112]=&quot;&quot;;&quot;&quot;;VALUE(TRIM([.F112])))">
            <text:p/>
          </table:table-cell>
          <table:table-cell table:formula="of:=IF([.F112]=&quot;&quot;;&quot;&quot;;RIGHT(CONCATENATE(&quot;0000&quot;;TRIM([.H11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0">
            <text:p>110</text:p>
          </table:table-cell>
          <table:table-cell table:number-columns-repeated="3" table:style-name="Default"/>
          <table:table-cell table:style-name="ce18" table:formula="of:=CONCATENATE([.N113];&quot;GGG&quot;;[.O113];&quot;GGG&quot;;CHAR(10);LEFT(CONCATENATE([.G11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20" table:formula="of:=IF([.A112]=&quot;&quot;;[.M112];(+[.M112]&amp;&quot;GGG&quot;&amp;TRIM(VALUE([.A113]))))" office:value-type="string" office:string-value="GGG0">
            <text:p>GGG0</text:p>
          </table:table-cell>
          <table:table-cell table:formula="of:=IF([.F113]=&quot;&quot;;&quot;&quot;;VALUE(TRIM([.F113])))">
            <text:p/>
          </table:table-cell>
          <table:table-cell table:formula="of:=IF([.F113]=&quot;&quot;;&quot;&quot;;RIGHT(CONCATENATE(&quot;0000&quot;;TRIM([.H11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1">
            <text:p>111</text:p>
          </table:table-cell>
          <table:table-cell table:number-columns-repeated="3" table:style-name="Default"/>
          <table:table-cell table:style-name="ce18" table:formula="of:=CONCATENATE([.N114];&quot;GGG&quot;;[.O114];&quot;GGG&quot;;CHAR(10);LEFT(CONCATENATE([.G11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20" table:formula="of:=IF([.A113]=&quot;&quot;;[.M113];(+[.M113]&amp;&quot;GGG&quot;&amp;TRIM(VALUE([.A114]))))" office:value-type="string" office:string-value="GGG0">
            <text:p>GGG0</text:p>
          </table:table-cell>
          <table:table-cell table:formula="of:=IF([.F114]=&quot;&quot;;&quot;&quot;;VALUE(TRIM([.F114])))">
            <text:p/>
          </table:table-cell>
          <table:table-cell table:formula="of:=IF([.F114]=&quot;&quot;;&quot;&quot;;RIGHT(CONCATENATE(&quot;0000&quot;;TRIM([.H11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2">
            <text:p>112</text:p>
          </table:table-cell>
          <table:table-cell table:number-columns-repeated="3" table:style-name="Default"/>
          <table:table-cell table:style-name="ce18" table:formula="of:=CONCATENATE([.N115];&quot;GGG&quot;;[.O115];&quot;GGG&quot;;CHAR(10);LEFT(CONCATENATE([.G11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20" table:formula="of:=IF([.A114]=&quot;&quot;;[.M114];(+[.M114]&amp;&quot;GGG&quot;&amp;TRIM(VALUE([.A115]))))" office:value-type="string" office:string-value="GGG0">
            <text:p>GGG0</text:p>
          </table:table-cell>
          <table:table-cell table:formula="of:=IF([.F115]=&quot;&quot;;&quot;&quot;;VALUE(TRIM([.F115])))">
            <text:p/>
          </table:table-cell>
          <table:table-cell table:formula="of:=IF([.F115]=&quot;&quot;;&quot;&quot;;RIGHT(CONCATENATE(&quot;0000&quot;;TRIM([.H11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3">
            <text:p>113</text:p>
          </table:table-cell>
          <table:table-cell table:number-columns-repeated="3" table:style-name="Default"/>
          <table:table-cell table:style-name="ce18" table:formula="of:=CONCATENATE([.N116];&quot;GGG&quot;;[.O116];&quot;GGG&quot;;CHAR(10);LEFT(CONCATENATE([.G11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2">
            <text:p>112</text:p>
          </table:table-cell>
          <table:table-cell table:style-name="ce20" table:formula="of:=IF([.A115]=&quot;&quot;;[.M115];(+[.M115]&amp;&quot;GGG&quot;&amp;TRIM(VALUE([.A116]))))" office:value-type="string" office:string-value="GGG0">
            <text:p>GGG0</text:p>
          </table:table-cell>
          <table:table-cell table:formula="of:=IF([.F116]=&quot;&quot;;&quot;&quot;;VALUE(TRIM([.F116])))">
            <text:p/>
          </table:table-cell>
          <table:table-cell table:formula="of:=IF([.F116]=&quot;&quot;;&quot;&quot;;RIGHT(CONCATENATE(&quot;0000&quot;;TRIM([.H11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4">
            <text:p>114</text:p>
          </table:table-cell>
          <table:table-cell table:number-columns-repeated="3" table:style-name="Default"/>
          <table:table-cell table:style-name="ce18" table:formula="of:=CONCATENATE([.N117];&quot;GGG&quot;;[.O117];&quot;GGG&quot;;CHAR(10);LEFT(CONCATENATE([.G11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0" table:formula="of:=IF([.A116]=&quot;&quot;;[.M116];(+[.M116]&amp;&quot;GGG&quot;&amp;TRIM(VALUE([.A117]))))" office:value-type="string" office:string-value="GGG0">
            <text:p>GGG0</text:p>
          </table:table-cell>
          <table:table-cell table:formula="of:=IF([.F117]=&quot;&quot;;&quot;&quot;;VALUE(TRIM([.F117])))">
            <text:p/>
          </table:table-cell>
          <table:table-cell table:formula="of:=IF([.F117]=&quot;&quot;;&quot;&quot;;RIGHT(CONCATENATE(&quot;0000&quot;;TRIM([.H11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5">
            <text:p>115</text:p>
          </table:table-cell>
          <table:table-cell table:number-columns-repeated="3" table:style-name="Default"/>
          <table:table-cell table:style-name="ce18" table:formula="of:=CONCATENATE([.N118];&quot;GGG&quot;;[.O118];&quot;GGG&quot;;CHAR(10);LEFT(CONCATENATE([.G11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4">
            <text:p>114</text:p>
          </table:table-cell>
          <table:table-cell table:style-name="ce20" table:formula="of:=IF([.A117]=&quot;&quot;;[.M117];(+[.M117]&amp;&quot;GGG&quot;&amp;TRIM(VALUE([.A118]))))" office:value-type="string" office:string-value="GGG0">
            <text:p>GGG0</text:p>
          </table:table-cell>
          <table:table-cell table:formula="of:=IF([.F118]=&quot;&quot;;&quot;&quot;;VALUE(TRIM([.F118])))">
            <text:p/>
          </table:table-cell>
          <table:table-cell table:formula="of:=IF([.F118]=&quot;&quot;;&quot;&quot;;RIGHT(CONCATENATE(&quot;0000&quot;;TRIM([.H11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6">
            <text:p>116</text:p>
          </table:table-cell>
          <table:table-cell table:number-columns-repeated="3" table:style-name="Default"/>
          <table:table-cell table:style-name="ce18" table:formula="of:=CONCATENATE([.N119];&quot;GGG&quot;;[.O119];&quot;GGG&quot;;CHAR(10);LEFT(CONCATENATE([.G11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5">
            <text:p>115</text:p>
          </table:table-cell>
          <table:table-cell table:style-name="ce20" table:formula="of:=IF([.A118]=&quot;&quot;;[.M118];(+[.M118]&amp;&quot;GGG&quot;&amp;TRIM(VALUE([.A119]))))" office:value-type="string" office:string-value="GGG0">
            <text:p>GGG0</text:p>
          </table:table-cell>
          <table:table-cell table:formula="of:=IF([.F119]=&quot;&quot;;&quot;&quot;;VALUE(TRIM([.F119])))">
            <text:p/>
          </table:table-cell>
          <table:table-cell table:formula="of:=IF([.F119]=&quot;&quot;;&quot;&quot;;RIGHT(CONCATENATE(&quot;0000&quot;;TRIM([.H11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7">
            <text:p>117</text:p>
          </table:table-cell>
          <table:table-cell table:number-columns-repeated="3" table:style-name="Default"/>
          <table:table-cell table:style-name="ce18" table:formula="of:=CONCATENATE([.N120];&quot;GGG&quot;;[.O120];&quot;GGG&quot;;CHAR(10);LEFT(CONCATENATE([.G12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6">
            <text:p>116</text:p>
          </table:table-cell>
          <table:table-cell table:style-name="ce20" table:formula="of:=IF([.A119]=&quot;&quot;;[.M119];(+[.M119]&amp;&quot;GGG&quot;&amp;TRIM(VALUE([.A120]))))" office:value-type="string" office:string-value="GGG0">
            <text:p>GGG0</text:p>
          </table:table-cell>
          <table:table-cell table:formula="of:=IF([.F120]=&quot;&quot;;&quot;&quot;;VALUE(TRIM([.F120])))">
            <text:p/>
          </table:table-cell>
          <table:table-cell table:formula="of:=IF([.F120]=&quot;&quot;;&quot;&quot;;RIGHT(CONCATENATE(&quot;0000&quot;;TRIM([.H12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8">
            <text:p>118</text:p>
          </table:table-cell>
          <table:table-cell table:number-columns-repeated="3" table:style-name="Default"/>
          <table:table-cell table:style-name="ce18" table:formula="of:=CONCATENATE([.N121];&quot;GGG&quot;;[.O121];&quot;GGG&quot;;CHAR(10);LEFT(CONCATENATE([.G12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7">
            <text:p>117</text:p>
          </table:table-cell>
          <table:table-cell table:style-name="ce20" table:formula="of:=IF([.A120]=&quot;&quot;;[.M120];(+[.M120]&amp;&quot;GGG&quot;&amp;TRIM(VALUE([.A121]))))" office:value-type="string" office:string-value="GGG0">
            <text:p>GGG0</text:p>
          </table:table-cell>
          <table:table-cell table:formula="of:=IF([.F121]=&quot;&quot;;&quot;&quot;;VALUE(TRIM([.F121])))">
            <text:p/>
          </table:table-cell>
          <table:table-cell table:formula="of:=IF([.F121]=&quot;&quot;;&quot;&quot;;RIGHT(CONCATENATE(&quot;0000&quot;;TRIM([.H12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19">
            <text:p>119</text:p>
          </table:table-cell>
          <table:table-cell table:number-columns-repeated="3" table:style-name="Default"/>
          <table:table-cell table:style-name="ce18" table:formula="of:=CONCATENATE([.N122];&quot;GGG&quot;;[.O122];&quot;GGG&quot;;CHAR(10);LEFT(CONCATENATE([.G12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8">
            <text:p>118</text:p>
          </table:table-cell>
          <table:table-cell table:style-name="ce20" table:formula="of:=IF([.A121]=&quot;&quot;;[.M121];(+[.M121]&amp;&quot;GGG&quot;&amp;TRIM(VALUE([.A122]))))" office:value-type="string" office:string-value="GGG0">
            <text:p>GGG0</text:p>
          </table:table-cell>
          <table:table-cell table:formula="of:=IF([.F122]=&quot;&quot;;&quot;&quot;;VALUE(TRIM([.F122])))">
            <text:p/>
          </table:table-cell>
          <table:table-cell table:formula="of:=IF([.F122]=&quot;&quot;;&quot;&quot;;RIGHT(CONCATENATE(&quot;0000&quot;;TRIM([.H12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0">
            <text:p>120</text:p>
          </table:table-cell>
          <table:table-cell table:number-columns-repeated="3" table:style-name="Default"/>
          <table:table-cell table:style-name="ce18" table:formula="of:=CONCATENATE([.N123];&quot;GGG&quot;;[.O123];&quot;GGG&quot;;CHAR(10);LEFT(CONCATENATE([.G12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9">
            <text:p>119</text:p>
          </table:table-cell>
          <table:table-cell table:style-name="ce20" table:formula="of:=IF([.A122]=&quot;&quot;;[.M122];(+[.M122]&amp;&quot;GGG&quot;&amp;TRIM(VALUE([.A123]))))" office:value-type="string" office:string-value="GGG0">
            <text:p>GGG0</text:p>
          </table:table-cell>
          <table:table-cell table:formula="of:=IF([.F123]=&quot;&quot;;&quot;&quot;;VALUE(TRIM([.F123])))">
            <text:p/>
          </table:table-cell>
          <table:table-cell table:formula="of:=IF([.F123]=&quot;&quot;;&quot;&quot;;RIGHT(CONCATENATE(&quot;0000&quot;;TRIM([.H12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1">
            <text:p>121</text:p>
          </table:table-cell>
          <table:table-cell table:number-columns-repeated="3" table:style-name="Default"/>
          <table:table-cell table:style-name="ce18" table:formula="of:=CONCATENATE([.N124];&quot;GGG&quot;;[.O124];&quot;GGG&quot;;CHAR(10);LEFT(CONCATENATE([.G12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0">
            <text:p>120</text:p>
          </table:table-cell>
          <table:table-cell table:style-name="ce20" table:formula="of:=IF([.A123]=&quot;&quot;;[.M123];(+[.M123]&amp;&quot;GGG&quot;&amp;TRIM(VALUE([.A124]))))" office:value-type="string" office:string-value="GGG0">
            <text:p>GGG0</text:p>
          </table:table-cell>
          <table:table-cell table:formula="of:=IF([.F124]=&quot;&quot;;&quot;&quot;;VALUE(TRIM([.F124])))">
            <text:p/>
          </table:table-cell>
          <table:table-cell table:formula="of:=IF([.F124]=&quot;&quot;;&quot;&quot;;RIGHT(CONCATENATE(&quot;0000&quot;;TRIM([.H12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2">
            <text:p>122</text:p>
          </table:table-cell>
          <table:table-cell table:number-columns-repeated="3" table:style-name="Default"/>
          <table:table-cell table:style-name="ce18" table:formula="of:=CONCATENATE([.N125];&quot;GGG&quot;;[.O125];&quot;GGG&quot;;CHAR(10);LEFT(CONCATENATE([.G12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1">
            <text:p>121</text:p>
          </table:table-cell>
          <table:table-cell table:style-name="ce20" table:formula="of:=IF([.A124]=&quot;&quot;;[.M124];(+[.M124]&amp;&quot;GGG&quot;&amp;TRIM(VALUE([.A125]))))" office:value-type="string" office:string-value="GGG0">
            <text:p>GGG0</text:p>
          </table:table-cell>
          <table:table-cell table:formula="of:=IF([.F125]=&quot;&quot;;&quot;&quot;;VALUE(TRIM([.F125])))">
            <text:p/>
          </table:table-cell>
          <table:table-cell table:formula="of:=IF([.F125]=&quot;&quot;;&quot;&quot;;RIGHT(CONCATENATE(&quot;0000&quot;;TRIM([.H12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3">
            <text:p>123</text:p>
          </table:table-cell>
          <table:table-cell table:number-columns-repeated="3" table:style-name="Default"/>
          <table:table-cell table:style-name="ce18" table:formula="of:=CONCATENATE([.N126];&quot;GGG&quot;;[.O126];&quot;GGG&quot;;CHAR(10);LEFT(CONCATENATE([.G12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2">
            <text:p>122</text:p>
          </table:table-cell>
          <table:table-cell table:style-name="ce20" table:formula="of:=IF([.A125]=&quot;&quot;;[.M125];(+[.M125]&amp;&quot;GGG&quot;&amp;TRIM(VALUE([.A126]))))" office:value-type="string" office:string-value="GGG0">
            <text:p>GGG0</text:p>
          </table:table-cell>
          <table:table-cell table:formula="of:=IF([.F126]=&quot;&quot;;&quot;&quot;;VALUE(TRIM([.F126])))">
            <text:p/>
          </table:table-cell>
          <table:table-cell table:formula="of:=IF([.F126]=&quot;&quot;;&quot;&quot;;RIGHT(CONCATENATE(&quot;0000&quot;;TRIM([.H12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4">
            <text:p>124</text:p>
          </table:table-cell>
          <table:table-cell table:number-columns-repeated="3" table:style-name="Default"/>
          <table:table-cell table:style-name="ce18" table:formula="of:=CONCATENATE([.N127];&quot;GGG&quot;;[.O127];&quot;GGG&quot;;CHAR(10);LEFT(CONCATENATE([.G12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3">
            <text:p>123</text:p>
          </table:table-cell>
          <table:table-cell table:style-name="ce20" table:formula="of:=IF([.A126]=&quot;&quot;;[.M126];(+[.M126]&amp;&quot;GGG&quot;&amp;TRIM(VALUE([.A127]))))" office:value-type="string" office:string-value="GGG0">
            <text:p>GGG0</text:p>
          </table:table-cell>
          <table:table-cell table:formula="of:=IF([.F127]=&quot;&quot;;&quot;&quot;;VALUE(TRIM([.F127])))">
            <text:p/>
          </table:table-cell>
          <table:table-cell table:formula="of:=IF([.F127]=&quot;&quot;;&quot;&quot;;RIGHT(CONCATENATE(&quot;0000&quot;;TRIM([.H12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5">
            <text:p>125</text:p>
          </table:table-cell>
          <table:table-cell table:number-columns-repeated="3" table:style-name="Default"/>
          <table:table-cell table:style-name="ce18" table:formula="of:=CONCATENATE([.N128];&quot;GGG&quot;;[.O128];&quot;GGG&quot;;CHAR(10);LEFT(CONCATENATE([.G12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4">
            <text:p>124</text:p>
          </table:table-cell>
          <table:table-cell table:style-name="ce20" table:formula="of:=IF([.A127]=&quot;&quot;;[.M127];(+[.M127]&amp;&quot;GGG&quot;&amp;TRIM(VALUE([.A128]))))" office:value-type="string" office:string-value="GGG0">
            <text:p>GGG0</text:p>
          </table:table-cell>
          <table:table-cell table:formula="of:=IF([.F128]=&quot;&quot;;&quot;&quot;;VALUE(TRIM([.F128])))">
            <text:p/>
          </table:table-cell>
          <table:table-cell table:formula="of:=IF([.F128]=&quot;&quot;;&quot;&quot;;RIGHT(CONCATENATE(&quot;0000&quot;;TRIM([.H12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6">
            <text:p>126</text:p>
          </table:table-cell>
          <table:table-cell table:number-columns-repeated="3" table:style-name="Default"/>
          <table:table-cell table:style-name="ce18" table:formula="of:=CONCATENATE([.N129];&quot;GGG&quot;;[.O129];&quot;GGG&quot;;CHAR(10);LEFT(CONCATENATE([.G12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5">
            <text:p>125</text:p>
          </table:table-cell>
          <table:table-cell table:style-name="ce20" table:formula="of:=IF([.A128]=&quot;&quot;;[.M128];(+[.M128]&amp;&quot;GGG&quot;&amp;TRIM(VALUE([.A129]))))" office:value-type="string" office:string-value="GGG0">
            <text:p>GGG0</text:p>
          </table:table-cell>
          <table:table-cell table:formula="of:=IF([.F129]=&quot;&quot;;&quot;&quot;;VALUE(TRIM([.F129])))">
            <text:p/>
          </table:table-cell>
          <table:table-cell table:formula="of:=IF([.F129]=&quot;&quot;;&quot;&quot;;RIGHT(CONCATENATE(&quot;0000&quot;;TRIM([.H12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7">
            <text:p>127</text:p>
          </table:table-cell>
          <table:table-cell table:number-columns-repeated="3" table:style-name="Default"/>
          <table:table-cell table:style-name="ce18" table:formula="of:=CONCATENATE([.N130];&quot;GGG&quot;;[.O130];&quot;GGG&quot;;CHAR(10);LEFT(CONCATENATE([.G13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6">
            <text:p>126</text:p>
          </table:table-cell>
          <table:table-cell table:style-name="ce20" table:formula="of:=IF([.A129]=&quot;&quot;;[.M129];(+[.M129]&amp;&quot;GGG&quot;&amp;TRIM(VALUE([.A130]))))" office:value-type="string" office:string-value="GGG0">
            <text:p>GGG0</text:p>
          </table:table-cell>
          <table:table-cell table:formula="of:=IF([.F130]=&quot;&quot;;&quot;&quot;;VALUE(TRIM([.F130])))">
            <text:p/>
          </table:table-cell>
          <table:table-cell table:formula="of:=IF([.F130]=&quot;&quot;;&quot;&quot;;RIGHT(CONCATENATE(&quot;0000&quot;;TRIM([.H13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8">
            <text:p>128</text:p>
          </table:table-cell>
          <table:table-cell table:number-columns-repeated="3" table:style-name="Default"/>
          <table:table-cell table:style-name="ce18" table:formula="of:=CONCATENATE([.N131];&quot;GGG&quot;;[.O131];&quot;GGG&quot;;CHAR(10);LEFT(CONCATENATE([.G13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7">
            <text:p>127</text:p>
          </table:table-cell>
          <table:table-cell table:style-name="ce20" table:formula="of:=IF([.A130]=&quot;&quot;;[.M130];(+[.M130]&amp;&quot;GGG&quot;&amp;TRIM(VALUE([.A131]))))" office:value-type="string" office:string-value="GGG0">
            <text:p>GGG0</text:p>
          </table:table-cell>
          <table:table-cell table:formula="of:=IF([.F131]=&quot;&quot;;&quot;&quot;;VALUE(TRIM([.F131])))">
            <text:p/>
          </table:table-cell>
          <table:table-cell table:formula="of:=IF([.F131]=&quot;&quot;;&quot;&quot;;RIGHT(CONCATENATE(&quot;0000&quot;;TRIM([.H13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29">
            <text:p>129</text:p>
          </table:table-cell>
          <table:table-cell table:number-columns-repeated="3" table:style-name="Default"/>
          <table:table-cell table:style-name="ce18" table:formula="of:=CONCATENATE([.N132];&quot;GGG&quot;;[.O132];&quot;GGG&quot;;CHAR(10);LEFT(CONCATENATE([.G13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8">
            <text:p>128</text:p>
          </table:table-cell>
          <table:table-cell table:style-name="ce20" table:formula="of:=IF([.A131]=&quot;&quot;;[.M131];(+[.M131]&amp;&quot;GGG&quot;&amp;TRIM(VALUE([.A132]))))" office:value-type="string" office:string-value="GGG0">
            <text:p>GGG0</text:p>
          </table:table-cell>
          <table:table-cell table:formula="of:=IF([.F132]=&quot;&quot;;&quot;&quot;;VALUE(TRIM([.F132])))">
            <text:p/>
          </table:table-cell>
          <table:table-cell table:formula="of:=IF([.F132]=&quot;&quot;;&quot;&quot;;RIGHT(CONCATENATE(&quot;0000&quot;;TRIM([.H13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0">
            <text:p>130</text:p>
          </table:table-cell>
          <table:table-cell table:number-columns-repeated="3" table:style-name="Default"/>
          <table:table-cell table:style-name="ce18" table:formula="of:=CONCATENATE([.N133];&quot;GGG&quot;;[.O133];&quot;GGG&quot;;CHAR(10);LEFT(CONCATENATE([.G13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9">
            <text:p>129</text:p>
          </table:table-cell>
          <table:table-cell table:style-name="ce20" table:formula="of:=IF([.A132]=&quot;&quot;;[.M132];(+[.M132]&amp;&quot;GGG&quot;&amp;TRIM(VALUE([.A133]))))" office:value-type="string" office:string-value="GGG0">
            <text:p>GGG0</text:p>
          </table:table-cell>
          <table:table-cell table:formula="of:=IF([.F133]=&quot;&quot;;&quot;&quot;;VALUE(TRIM([.F133])))">
            <text:p/>
          </table:table-cell>
          <table:table-cell table:formula="of:=IF([.F133]=&quot;&quot;;&quot;&quot;;RIGHT(CONCATENATE(&quot;0000&quot;;TRIM([.H13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1">
            <text:p>131</text:p>
          </table:table-cell>
          <table:table-cell table:number-columns-repeated="3" table:style-name="Default"/>
          <table:table-cell table:style-name="ce18" table:formula="of:=CONCATENATE([.N134];&quot;GGG&quot;;[.O134];&quot;GGG&quot;;CHAR(10);LEFT(CONCATENATE([.G13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0">
            <text:p>130</text:p>
          </table:table-cell>
          <table:table-cell table:style-name="ce20" table:formula="of:=IF([.A133]=&quot;&quot;;[.M133];(+[.M133]&amp;&quot;GGG&quot;&amp;TRIM(VALUE([.A134]))))" office:value-type="string" office:string-value="GGG0">
            <text:p>GGG0</text:p>
          </table:table-cell>
          <table:table-cell table:formula="of:=IF([.F134]=&quot;&quot;;&quot;&quot;;VALUE(TRIM([.F134])))">
            <text:p/>
          </table:table-cell>
          <table:table-cell table:formula="of:=IF([.F134]=&quot;&quot;;&quot;&quot;;RIGHT(CONCATENATE(&quot;0000&quot;;TRIM([.H13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2">
            <text:p>132</text:p>
          </table:table-cell>
          <table:table-cell table:number-columns-repeated="3" table:style-name="Default"/>
          <table:table-cell table:style-name="ce18" table:formula="of:=CONCATENATE([.N135];&quot;GGG&quot;;[.O135];&quot;GGG&quot;;CHAR(10);LEFT(CONCATENATE([.G13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1">
            <text:p>131</text:p>
          </table:table-cell>
          <table:table-cell table:style-name="ce20" table:formula="of:=IF([.A134]=&quot;&quot;;[.M134];(+[.M134]&amp;&quot;GGG&quot;&amp;TRIM(VALUE([.A135]))))" office:value-type="string" office:string-value="GGG0">
            <text:p>GGG0</text:p>
          </table:table-cell>
          <table:table-cell table:formula="of:=IF([.F135]=&quot;&quot;;&quot;&quot;;VALUE(TRIM([.F135])))">
            <text:p/>
          </table:table-cell>
          <table:table-cell table:formula="of:=IF([.F135]=&quot;&quot;;&quot;&quot;;RIGHT(CONCATENATE(&quot;0000&quot;;TRIM([.H13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3">
            <text:p>133</text:p>
          </table:table-cell>
          <table:table-cell table:number-columns-repeated="3" table:style-name="Default"/>
          <table:table-cell table:style-name="ce18" table:formula="of:=CONCATENATE([.N136];&quot;GGG&quot;;[.O136];&quot;GGG&quot;;CHAR(10);LEFT(CONCATENATE([.G13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20" table:formula="of:=IF([.A135]=&quot;&quot;;[.M135];(+[.M135]&amp;&quot;GGG&quot;&amp;TRIM(VALUE([.A136]))))" office:value-type="string" office:string-value="GGG0">
            <text:p>GGG0</text:p>
          </table:table-cell>
          <table:table-cell table:formula="of:=IF([.F136]=&quot;&quot;;&quot;&quot;;VALUE(TRIM([.F136])))">
            <text:p/>
          </table:table-cell>
          <table:table-cell table:formula="of:=IF([.F136]=&quot;&quot;;&quot;&quot;;RIGHT(CONCATENATE(&quot;0000&quot;;TRIM([.H13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4">
            <text:p>134</text:p>
          </table:table-cell>
          <table:table-cell table:number-columns-repeated="3" table:style-name="Default"/>
          <table:table-cell table:style-name="ce18" table:formula="of:=CONCATENATE([.N137];&quot;GGG&quot;;[.O137];&quot;GGG&quot;;CHAR(10);LEFT(CONCATENATE([.G13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3">
            <text:p>133</text:p>
          </table:table-cell>
          <table:table-cell table:style-name="ce20" table:formula="of:=IF([.A136]=&quot;&quot;;[.M136];(+[.M136]&amp;&quot;GGG&quot;&amp;TRIM(VALUE([.A137]))))" office:value-type="string" office:string-value="GGG0">
            <text:p>GGG0</text:p>
          </table:table-cell>
          <table:table-cell table:formula="of:=IF([.F137]=&quot;&quot;;&quot;&quot;;VALUE(TRIM([.F137])))">
            <text:p/>
          </table:table-cell>
          <table:table-cell table:formula="of:=IF([.F137]=&quot;&quot;;&quot;&quot;;RIGHT(CONCATENATE(&quot;0000&quot;;TRIM([.H13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5">
            <text:p>135</text:p>
          </table:table-cell>
          <table:table-cell table:number-columns-repeated="3" table:style-name="Default"/>
          <table:table-cell table:style-name="ce18" table:formula="of:=CONCATENATE([.N138];&quot;GGG&quot;;[.O138];&quot;GGG&quot;;CHAR(10);LEFT(CONCATENATE([.G13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4">
            <text:p>134</text:p>
          </table:table-cell>
          <table:table-cell table:style-name="ce20" table:formula="of:=IF([.A137]=&quot;&quot;;[.M137];(+[.M137]&amp;&quot;GGG&quot;&amp;TRIM(VALUE([.A138]))))" office:value-type="string" office:string-value="GGG0">
            <text:p>GGG0</text:p>
          </table:table-cell>
          <table:table-cell table:formula="of:=IF([.F138]=&quot;&quot;;&quot;&quot;;VALUE(TRIM([.F138])))">
            <text:p/>
          </table:table-cell>
          <table:table-cell table:formula="of:=IF([.F138]=&quot;&quot;;&quot;&quot;;RIGHT(CONCATENATE(&quot;0000&quot;;TRIM([.H13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6">
            <text:p>136</text:p>
          </table:table-cell>
          <table:table-cell table:number-columns-repeated="3" table:style-name="Default"/>
          <table:table-cell table:style-name="ce18" table:formula="of:=CONCATENATE([.N139];&quot;GGG&quot;;[.O139];&quot;GGG&quot;;CHAR(10);LEFT(CONCATENATE([.G13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5">
            <text:p>135</text:p>
          </table:table-cell>
          <table:table-cell table:style-name="ce20" table:formula="of:=IF([.A138]=&quot;&quot;;[.M138];(+[.M138]&amp;&quot;GGG&quot;&amp;TRIM(VALUE([.A139]))))" office:value-type="string" office:string-value="GGG0">
            <text:p>GGG0</text:p>
          </table:table-cell>
          <table:table-cell table:formula="of:=IF([.F139]=&quot;&quot;;&quot;&quot;;VALUE(TRIM([.F139])))">
            <text:p/>
          </table:table-cell>
          <table:table-cell table:formula="of:=IF([.F139]=&quot;&quot;;&quot;&quot;;RIGHT(CONCATENATE(&quot;0000&quot;;TRIM([.H13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7">
            <text:p>137</text:p>
          </table:table-cell>
          <table:table-cell table:number-columns-repeated="3" table:style-name="Default"/>
          <table:table-cell table:style-name="ce18" table:formula="of:=CONCATENATE([.N140];&quot;GGG&quot;;[.O140];&quot;GGG&quot;;CHAR(10);LEFT(CONCATENATE([.G14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6">
            <text:p>136</text:p>
          </table:table-cell>
          <table:table-cell table:style-name="ce20" table:formula="of:=IF([.A139]=&quot;&quot;;[.M139];(+[.M139]&amp;&quot;GGG&quot;&amp;TRIM(VALUE([.A140]))))" office:value-type="string" office:string-value="GGG0">
            <text:p>GGG0</text:p>
          </table:table-cell>
          <table:table-cell table:formula="of:=IF([.F140]=&quot;&quot;;&quot;&quot;;VALUE(TRIM([.F140])))">
            <text:p/>
          </table:table-cell>
          <table:table-cell table:formula="of:=IF([.F140]=&quot;&quot;;&quot;&quot;;RIGHT(CONCATENATE(&quot;0000&quot;;TRIM([.H140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8">
            <text:p>138</text:p>
          </table:table-cell>
          <table:table-cell table:number-columns-repeated="3" table:style-name="Default"/>
          <table:table-cell table:style-name="ce18" table:formula="of:=CONCATENATE([.N141];&quot;GGG&quot;;[.O141];&quot;GGG&quot;;CHAR(10);LEFT(CONCATENATE([.G14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7">
            <text:p>137</text:p>
          </table:table-cell>
          <table:table-cell table:style-name="ce20" table:formula="of:=IF([.A140]=&quot;&quot;;[.M140];(+[.M140]&amp;&quot;GGG&quot;&amp;TRIM(VALUE([.A141]))))" office:value-type="string" office:string-value="GGG0">
            <text:p>GGG0</text:p>
          </table:table-cell>
          <table:table-cell table:formula="of:=IF([.F141]=&quot;&quot;;&quot;&quot;;VALUE(TRIM([.F141])))">
            <text:p/>
          </table:table-cell>
          <table:table-cell table:formula="of:=IF([.F141]=&quot;&quot;;&quot;&quot;;RIGHT(CONCATENATE(&quot;0000&quot;;TRIM([.H141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39">
            <text:p>139</text:p>
          </table:table-cell>
          <table:table-cell table:number-columns-repeated="3" table:style-name="Default"/>
          <table:table-cell table:style-name="ce18" table:formula="of:=CONCATENATE([.N142];&quot;GGG&quot;;[.O142];&quot;GGG&quot;;CHAR(10);LEFT(CONCATENATE([.G14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8">
            <text:p>138</text:p>
          </table:table-cell>
          <table:table-cell table:style-name="ce20" table:formula="of:=IF([.A141]=&quot;&quot;;[.M141];(+[.M141]&amp;&quot;GGG&quot;&amp;TRIM(VALUE([.A142]))))" office:value-type="string" office:string-value="GGG0">
            <text:p>GGG0</text:p>
          </table:table-cell>
          <table:table-cell table:formula="of:=IF([.F142]=&quot;&quot;;&quot;&quot;;VALUE(TRIM([.F142])))">
            <text:p/>
          </table:table-cell>
          <table:table-cell table:formula="of:=IF([.F142]=&quot;&quot;;&quot;&quot;;RIGHT(CONCATENATE(&quot;0000&quot;;TRIM([.H142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0">
            <text:p>140</text:p>
          </table:table-cell>
          <table:table-cell table:number-columns-repeated="3" table:style-name="Default"/>
          <table:table-cell table:style-name="ce18" table:formula="of:=CONCATENATE([.N143];&quot;GGG&quot;;[.O143];&quot;GGG&quot;;CHAR(10);LEFT(CONCATENATE([.G14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9">
            <text:p>139</text:p>
          </table:table-cell>
          <table:table-cell table:style-name="ce20" table:formula="of:=IF([.A142]=&quot;&quot;;[.M142];(+[.M142]&amp;&quot;GGG&quot;&amp;TRIM(VALUE([.A143]))))" office:value-type="string" office:string-value="GGG0">
            <text:p>GGG0</text:p>
          </table:table-cell>
          <table:table-cell table:formula="of:=IF([.F143]=&quot;&quot;;&quot;&quot;;VALUE(TRIM([.F143])))">
            <text:p/>
          </table:table-cell>
          <table:table-cell table:formula="of:=IF([.F143]=&quot;&quot;;&quot;&quot;;RIGHT(CONCATENATE(&quot;0000&quot;;TRIM([.H143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1">
            <text:p>141</text:p>
          </table:table-cell>
          <table:table-cell table:number-columns-repeated="3" table:style-name="Default"/>
          <table:table-cell table:style-name="ce18" table:formula="of:=CONCATENATE([.N144];&quot;GGG&quot;;[.O144];&quot;GGG&quot;;CHAR(10);LEFT(CONCATENATE([.G14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0">
            <text:p>140</text:p>
          </table:table-cell>
          <table:table-cell table:style-name="ce20" table:formula="of:=IF([.A143]=&quot;&quot;;[.M143];(+[.M143]&amp;&quot;GGG&quot;&amp;TRIM(VALUE([.A144]))))" office:value-type="string" office:string-value="GGG0">
            <text:p>GGG0</text:p>
          </table:table-cell>
          <table:table-cell table:formula="of:=IF([.F144]=&quot;&quot;;&quot;&quot;;VALUE(TRIM([.F144])))">
            <text:p/>
          </table:table-cell>
          <table:table-cell table:formula="of:=IF([.F144]=&quot;&quot;;&quot;&quot;;RIGHT(CONCATENATE(&quot;0000&quot;;TRIM([.H144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2">
            <text:p>142</text:p>
          </table:table-cell>
          <table:table-cell table:number-columns-repeated="3" table:style-name="Default"/>
          <table:table-cell table:style-name="ce18" table:formula="of:=CONCATENATE([.N145];&quot;GGG&quot;;[.O145];&quot;GGG&quot;;CHAR(10);LEFT(CONCATENATE([.G14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0" table:formula="of:=IF([.A144]=&quot;&quot;;[.M144];(+[.M144]&amp;&quot;GGG&quot;&amp;TRIM(VALUE([.A145]))))" office:value-type="string" office:string-value="GGG0">
            <text:p>GGG0</text:p>
          </table:table-cell>
          <table:table-cell table:formula="of:=IF([.F145]=&quot;&quot;;&quot;&quot;;VALUE(TRIM([.F145])))">
            <text:p/>
          </table:table-cell>
          <table:table-cell table:formula="of:=IF([.F145]=&quot;&quot;;&quot;&quot;;RIGHT(CONCATENATE(&quot;0000&quot;;TRIM([.H145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3">
            <text:p>143</text:p>
          </table:table-cell>
          <table:table-cell table:number-columns-repeated="3" table:style-name="Default"/>
          <table:table-cell table:style-name="ce18" table:formula="of:=CONCATENATE([.N146];&quot;GGG&quot;;[.O146];&quot;GGG&quot;;CHAR(10);LEFT(CONCATENATE([.G14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2">
            <text:p>142</text:p>
          </table:table-cell>
          <table:table-cell table:style-name="ce20" table:formula="of:=IF([.A145]=&quot;&quot;;[.M145];(+[.M145]&amp;&quot;GGG&quot;&amp;TRIM(VALUE([.A146]))))" office:value-type="string" office:string-value="GGG0">
            <text:p>GGG0</text:p>
          </table:table-cell>
          <table:table-cell table:formula="of:=IF([.F146]=&quot;&quot;;&quot;&quot;;VALUE(TRIM([.F146])))">
            <text:p/>
          </table:table-cell>
          <table:table-cell table:formula="of:=IF([.F146]=&quot;&quot;;&quot;&quot;;RIGHT(CONCATENATE(&quot;0000&quot;;TRIM([.H146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4">
            <text:p>144</text:p>
          </table:table-cell>
          <table:table-cell table:number-columns-repeated="3" table:style-name="Default"/>
          <table:table-cell table:style-name="ce18" table:formula="of:=CONCATENATE([.N147];&quot;GGG&quot;;[.O147];&quot;GGG&quot;;CHAR(10);LEFT(CONCATENATE([.G14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3">
            <text:p>143</text:p>
          </table:table-cell>
          <table:table-cell table:style-name="ce20" table:formula="of:=IF([.A146]=&quot;&quot;;[.M146];(+[.M146]&amp;&quot;GGG&quot;&amp;TRIM(VALUE([.A147]))))" office:value-type="string" office:string-value="GGG0">
            <text:p>GGG0</text:p>
          </table:table-cell>
          <table:table-cell table:formula="of:=IF([.F147]=&quot;&quot;;&quot;&quot;;VALUE(TRIM([.F147])))">
            <text:p/>
          </table:table-cell>
          <table:table-cell table:formula="of:=IF([.F147]=&quot;&quot;;&quot;&quot;;RIGHT(CONCATENATE(&quot;0000&quot;;TRIM([.H147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ce8" table:number-columns-repeated="3"/>
          <table:table-cell table:style-name="ce12" office:value-type="float" office:value="145">
            <text:p>145</text:p>
          </table:table-cell>
          <table:table-cell table:number-columns-repeated="3" table:style-name="ce8"/>
          <table:table-cell table:style-name="ce18" table:formula="of:=CONCATENATE([.N148];&quot;GGG&quot;;[.O148];&quot;GGG&quot;;CHAR(10);LEFT(CONCATENATE([.G14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4">
            <text:p>144</text:p>
          </table:table-cell>
          <table:table-cell table:style-name="ce20" table:formula="of:=IF([.A147]=&quot;&quot;;[.M147];(+[.M147]&amp;&quot;GGG&quot;&amp;TRIM(VALUE([.A148]))))" office:value-type="string" office:string-value="GGG0">
            <text:p>GGG0</text:p>
          </table:table-cell>
          <table:table-cell table:formula="of:=IF([.F148]=&quot;&quot;;&quot;&quot;;VALUE(TRIM([.F148])))">
            <text:p/>
          </table:table-cell>
          <table:table-cell table:formula="of:=IF([.F148]=&quot;&quot;;&quot;&quot;;RIGHT(CONCATENATE(&quot;0000&quot;;TRIM([.H148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6">
            <text:p>146</text:p>
          </table:table-cell>
          <table:table-cell table:number-columns-repeated="3" table:style-name="Default"/>
          <table:table-cell table:style-name="ce18" table:formula="of:=CONCATENATE([.N149];&quot;GGG&quot;;[.O149];&quot;GGG&quot;;CHAR(10);LEFT(CONCATENATE([.G14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20" table:formula="of:=IF([.A148]=&quot;&quot;;[.M148];(+[.M148]&amp;&quot;GGG&quot;&amp;TRIM(VALUE([.A149]))))" office:value-type="string" office:string-value="GGG0">
            <text:p>GGG0</text:p>
          </table:table-cell>
          <table:table-cell table:formula="of:=IF([.F149]=&quot;&quot;;&quot;&quot;;VALUE(TRIM([.F149])))">
            <text:p/>
          </table:table-cell>
          <table:table-cell table:formula="of:=IF([.F149]=&quot;&quot;;&quot;&quot;;RIGHT(CONCATENATE(&quot;0000&quot;;TRIM([.H149]));4))">
            <text:p/>
          </table:table-cell>
          <table:table-cell table:number-columns-repeated="1009"/>
        </table:table-row>
        <table:table-row table:style-name="ro2">
          <table:table-cell table:style-name="Default"/>
          <table:table-cell table:style-name="Default" table:number-columns-repeated="3"/>
          <table:table-cell table:style-name="ce12" office:value-type="float" office:value="147">
            <text:p>147</text:p>
          </table:table-cell>
          <table:table-cell table:number-columns-repeated="3" table:style-name="Default"/>
          <table:table-cell table:style-name="ce18" table:formula="of:=CONCATENATE([.N150];&quot;GGG&quot;;[.O150];&quot;GGG&quot;;CHAR(10);LEFT(CONCATENATE([.G15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20" table:formula="of:=IF([.A149]=&quot;&quot;;[.M149];(+[.M149]&amp;&quot;GGG&quot;&amp;TRIM(VALUE([.A150]))))" office:value-type="string" office:string-value="GGG0">
            <text:p>GGG0</text:p>
          </table:table-cell>
          <table:table-cell table:formula="of:=IF([.F150]=&quot;&quot;;&quot;&quot;;VALUE(TRIM([.F150])))">
            <text:p/>
          </table:table-cell>
          <table:table-cell table:formula="of:=IF([.F150]=&quot;&quot;;&quot;&quot;;RIGHT(CONCATENATE(&quot;0000&quot;;TRIM([.H150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48">
            <text:p>148</text:p>
          </table:table-cell>
          <table:table-cell table:number-columns-repeated="3" table:style-name="Default"/>
          <table:table-cell table:style-name="ce18" table:formula="of:=CONCATENATE([.N151];&quot;GGG&quot;;[.O151];&quot;GGG&quot;;CHAR(10);LEFT(CONCATENATE([.G15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20"/>
          <table:table-cell table:formula="of:=IF([.F151]=&quot;&quot;;&quot;&quot;;VALUE(TRIM([.F151])))">
            <text:p/>
          </table:table-cell>
          <table:table-cell table:formula="of:=IF([.F151]=&quot;&quot;;&quot;&quot;;RIGHT(CONCATENATE(&quot;0000&quot;;TRIM([.H151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49">
            <text:p>149</text:p>
          </table:table-cell>
          <table:table-cell table:number-columns-repeated="3" table:style-name="Default"/>
          <table:table-cell table:style-name="ce18" table:formula="of:=CONCATENATE([.N152];&quot;GGG&quot;;[.O152];&quot;GGG&quot;;CHAR(10);LEFT(CONCATENATE([.G15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20"/>
          <table:table-cell table:formula="of:=IF([.F152]=&quot;&quot;;&quot;&quot;;VALUE(TRIM([.F152])))">
            <text:p/>
          </table:table-cell>
          <table:table-cell table:formula="of:=IF([.F152]=&quot;&quot;;&quot;&quot;;RIGHT(CONCATENATE(&quot;0000&quot;;TRIM([.H152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0">
            <text:p>150</text:p>
          </table:table-cell>
          <table:table-cell table:number-columns-repeated="3" table:style-name="Default"/>
          <table:table-cell table:style-name="ce18" table:formula="of:=CONCATENATE([.N153];&quot;GGG&quot;;[.O153];&quot;GGG&quot;;CHAR(10);LEFT(CONCATENATE([.G15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20"/>
          <table:table-cell table:formula="of:=IF([.F153]=&quot;&quot;;&quot;&quot;;VALUE(TRIM([.F153])))">
            <text:p/>
          </table:table-cell>
          <table:table-cell table:formula="of:=IF([.F153]=&quot;&quot;;&quot;&quot;;RIGHT(CONCATENATE(&quot;0000&quot;;TRIM([.H153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1">
            <text:p>151</text:p>
          </table:table-cell>
          <table:table-cell table:number-columns-repeated="3" table:style-name="Default"/>
          <table:table-cell table:style-name="ce18" table:formula="of:=CONCATENATE([.N154];&quot;GGG&quot;;[.O154];&quot;GGG&quot;;CHAR(10);LEFT(CONCATENATE([.G15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20"/>
          <table:table-cell table:formula="of:=IF([.F154]=&quot;&quot;;&quot;&quot;;VALUE(TRIM([.F154])))">
            <text:p/>
          </table:table-cell>
          <table:table-cell table:formula="of:=IF([.F154]=&quot;&quot;;&quot;&quot;;RIGHT(CONCATENATE(&quot;0000&quot;;TRIM([.H154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2">
            <text:p>152</text:p>
          </table:table-cell>
          <table:table-cell table:number-columns-repeated="3" table:style-name="Default"/>
          <table:table-cell table:style-name="ce18" table:formula="of:=CONCATENATE([.N155];&quot;GGG&quot;;[.O155];&quot;GGG&quot;;CHAR(10);LEFT(CONCATENATE([.G15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5]=&quot;&quot;;&quot;&quot;;VALUE(TRIM([.F155])))">
            <text:p/>
          </table:table-cell>
          <table:table-cell table:formula="of:=IF([.F155]=&quot;&quot;;&quot;&quot;;RIGHT(CONCATENATE(&quot;0000&quot;;TRIM([.H155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3">
            <text:p>153</text:p>
          </table:table-cell>
          <table:table-cell table:number-columns-repeated="3" table:style-name="Default"/>
          <table:table-cell table:style-name="ce18" table:formula="of:=CONCATENATE([.N156];&quot;GGG&quot;;[.O156];&quot;GGG&quot;;CHAR(10);LEFT(CONCATENATE([.G15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6]=&quot;&quot;;&quot;&quot;;VALUE(TRIM([.F156])))">
            <text:p/>
          </table:table-cell>
          <table:table-cell table:formula="of:=IF([.F156]=&quot;&quot;;&quot;&quot;;RIGHT(CONCATENATE(&quot;0000&quot;;TRIM([.H156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4">
            <text:p>154</text:p>
          </table:table-cell>
          <table:table-cell table:number-columns-repeated="3" table:style-name="Default"/>
          <table:table-cell table:style-name="ce18" table:formula="of:=CONCATENATE([.N157];&quot;GGG&quot;;[.O157];&quot;GGG&quot;;CHAR(10);LEFT(CONCATENATE([.G15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7]=&quot;&quot;;&quot;&quot;;VALUE(TRIM([.F157])))">
            <text:p/>
          </table:table-cell>
          <table:table-cell table:formula="of:=IF([.F157]=&quot;&quot;;&quot;&quot;;RIGHT(CONCATENATE(&quot;0000&quot;;TRIM([.H157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5">
            <text:p>155</text:p>
          </table:table-cell>
          <table:table-cell table:number-columns-repeated="3" table:style-name="Default"/>
          <table:table-cell table:style-name="ce18" table:formula="of:=CONCATENATE([.N158];&quot;GGG&quot;;[.O158];&quot;GGG&quot;;CHAR(10);LEFT(CONCATENATE([.G15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8]=&quot;&quot;;&quot;&quot;;VALUE(TRIM([.F158])))">
            <text:p/>
          </table:table-cell>
          <table:table-cell table:formula="of:=IF([.F158]=&quot;&quot;;&quot;&quot;;RIGHT(CONCATENATE(&quot;0000&quot;;TRIM([.H158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6">
            <text:p>156</text:p>
          </table:table-cell>
          <table:table-cell table:number-columns-repeated="3" table:style-name="Default"/>
          <table:table-cell table:style-name="ce18" table:formula="of:=CONCATENATE([.N159];&quot;GGG&quot;;[.O159];&quot;GGG&quot;;CHAR(10);LEFT(CONCATENATE([.G15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9]=&quot;&quot;;&quot;&quot;;VALUE(TRIM([.F159])))">
            <text:p/>
          </table:table-cell>
          <table:table-cell table:formula="of:=IF([.F159]=&quot;&quot;;&quot;&quot;;RIGHT(CONCATENATE(&quot;0000&quot;;TRIM([.H159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7">
            <text:p>157</text:p>
          </table:table-cell>
          <table:table-cell table:number-columns-repeated="3" table:style-name="Default"/>
          <table:table-cell table:style-name="ce18" table:formula="of:=CONCATENATE([.N160];&quot;GGG&quot;;[.O160];&quot;GGG&quot;;CHAR(10);LEFT(CONCATENATE([.G16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0]=&quot;&quot;;&quot;&quot;;VALUE(TRIM([.F160])))">
            <text:p/>
          </table:table-cell>
          <table:table-cell table:formula="of:=IF([.F160]=&quot;&quot;;&quot;&quot;;RIGHT(CONCATENATE(&quot;0000&quot;;TRIM([.H160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8">
            <text:p>158</text:p>
          </table:table-cell>
          <table:table-cell table:number-columns-repeated="3" table:style-name="Default"/>
          <table:table-cell table:style-name="ce18" table:formula="of:=CONCATENATE([.N161];&quot;GGG&quot;;[.O161];&quot;GGG&quot;;CHAR(10);LEFT(CONCATENATE([.G16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1]=&quot;&quot;;&quot;&quot;;VALUE(TRIM([.F161])))">
            <text:p/>
          </table:table-cell>
          <table:table-cell table:formula="of:=IF([.F161]=&quot;&quot;;&quot;&quot;;RIGHT(CONCATENATE(&quot;0000&quot;;TRIM([.H161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59">
            <text:p>159</text:p>
          </table:table-cell>
          <table:table-cell table:number-columns-repeated="3" table:style-name="Default"/>
          <table:table-cell table:style-name="ce18" table:formula="of:=CONCATENATE([.N162];&quot;GGG&quot;;[.O162];&quot;GGG&quot;;CHAR(10);LEFT(CONCATENATE([.G16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2]=&quot;&quot;;&quot;&quot;;VALUE(TRIM([.F162])))">
            <text:p/>
          </table:table-cell>
          <table:table-cell table:formula="of:=IF([.F162]=&quot;&quot;;&quot;&quot;;RIGHT(CONCATENATE(&quot;0000&quot;;TRIM([.H162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0">
            <text:p>160</text:p>
          </table:table-cell>
          <table:table-cell table:number-columns-repeated="3" table:style-name="Default"/>
          <table:table-cell table:style-name="ce18" table:formula="of:=CONCATENATE([.N163];&quot;GGG&quot;;[.O163];&quot;GGG&quot;;CHAR(10);LEFT(CONCATENATE([.G16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3]=&quot;&quot;;&quot;&quot;;VALUE(TRIM([.F163])))">
            <text:p/>
          </table:table-cell>
          <table:table-cell table:formula="of:=IF([.F163]=&quot;&quot;;&quot;&quot;;RIGHT(CONCATENATE(&quot;0000&quot;;TRIM([.H163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1">
            <text:p>161</text:p>
          </table:table-cell>
          <table:table-cell table:number-columns-repeated="3" table:style-name="Default"/>
          <table:table-cell table:style-name="ce18" table:formula="of:=CONCATENATE([.N164];&quot;GGG&quot;;[.O164];&quot;GGG&quot;;CHAR(10);LEFT(CONCATENATE([.G16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4]=&quot;&quot;;&quot;&quot;;VALUE(TRIM([.F164])))">
            <text:p/>
          </table:table-cell>
          <table:table-cell table:formula="of:=IF([.F164]=&quot;&quot;;&quot;&quot;;RIGHT(CONCATENATE(&quot;0000&quot;;TRIM([.H164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2">
            <text:p>162</text:p>
          </table:table-cell>
          <table:table-cell table:number-columns-repeated="3" table:style-name="Default"/>
          <table:table-cell table:style-name="ce18" table:formula="of:=CONCATENATE([.N165];&quot;GGG&quot;;[.O165];&quot;GGG&quot;;CHAR(10);LEFT(CONCATENATE([.G16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5]=&quot;&quot;;&quot;&quot;;VALUE(TRIM([.F165])))">
            <text:p/>
          </table:table-cell>
          <table:table-cell table:formula="of:=IF([.F165]=&quot;&quot;;&quot;&quot;;RIGHT(CONCATENATE(&quot;0000&quot;;TRIM([.H165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3">
            <text:p>163</text:p>
          </table:table-cell>
          <table:table-cell table:number-columns-repeated="3" table:style-name="Default"/>
          <table:table-cell table:style-name="ce18" table:formula="of:=CONCATENATE([.N166];&quot;GGG&quot;;[.O166];&quot;GGG&quot;;CHAR(10);LEFT(CONCATENATE([.G16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6]=&quot;&quot;;&quot;&quot;;VALUE(TRIM([.F166])))">
            <text:p/>
          </table:table-cell>
          <table:table-cell table:formula="of:=IF([.F166]=&quot;&quot;;&quot;&quot;;RIGHT(CONCATENATE(&quot;0000&quot;;TRIM([.H166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4">
            <text:p>164</text:p>
          </table:table-cell>
          <table:table-cell table:number-columns-repeated="3" table:style-name="Default"/>
          <table:table-cell table:style-name="ce18" table:formula="of:=CONCATENATE([.N167];&quot;GGG&quot;;[.O167];&quot;GGG&quot;;CHAR(10);LEFT(CONCATENATE([.G16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7]=&quot;&quot;;&quot;&quot;;VALUE(TRIM([.F167])))">
            <text:p/>
          </table:table-cell>
          <table:table-cell table:formula="of:=IF([.F167]=&quot;&quot;;&quot;&quot;;RIGHT(CONCATENATE(&quot;0000&quot;;TRIM([.H167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5">
            <text:p>165</text:p>
          </table:table-cell>
          <table:table-cell table:number-columns-repeated="3" table:style-name="Default"/>
          <table:table-cell table:style-name="ce18" table:formula="of:=CONCATENATE([.N168];&quot;GGG&quot;;[.O168];&quot;GGG&quot;;CHAR(10);LEFT(CONCATENATE([.G16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8]=&quot;&quot;;&quot;&quot;;VALUE(TRIM([.F168])))">
            <text:p/>
          </table:table-cell>
          <table:table-cell table:formula="of:=IF([.F168]=&quot;&quot;;&quot;&quot;;RIGHT(CONCATENATE(&quot;0000&quot;;TRIM([.H168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6">
            <text:p>166</text:p>
          </table:table-cell>
          <table:table-cell table:number-columns-repeated="3" table:style-name="Default"/>
          <table:table-cell table:style-name="ce18" table:formula="of:=CONCATENATE([.N169];&quot;GGG&quot;;[.O169];&quot;GGG&quot;;CHAR(10);LEFT(CONCATENATE([.G16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9]=&quot;&quot;;&quot;&quot;;VALUE(TRIM([.F169])))">
            <text:p/>
          </table:table-cell>
          <table:table-cell table:formula="of:=IF([.F169]=&quot;&quot;;&quot;&quot;;RIGHT(CONCATENATE(&quot;0000&quot;;TRIM([.H169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7">
            <text:p>167</text:p>
          </table:table-cell>
          <table:table-cell table:number-columns-repeated="3" table:style-name="Default"/>
          <table:table-cell table:style-name="ce18" table:formula="of:=CONCATENATE([.N170];&quot;GGG&quot;;[.O170];&quot;GGG&quot;;CHAR(10);LEFT(CONCATENATE([.G17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0]=&quot;&quot;;&quot;&quot;;VALUE(TRIM([.F170])))">
            <text:p/>
          </table:table-cell>
          <table:table-cell table:formula="of:=IF([.F170]=&quot;&quot;;&quot;&quot;;RIGHT(CONCATENATE(&quot;0000&quot;;TRIM([.H170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8">
            <text:p>168</text:p>
          </table:table-cell>
          <table:table-cell table:number-columns-repeated="3" table:style-name="Default"/>
          <table:table-cell table:style-name="ce18" table:formula="of:=CONCATENATE([.N171];&quot;GGG&quot;;[.O171];&quot;GGG&quot;;CHAR(10);LEFT(CONCATENATE([.G17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1]=&quot;&quot;;&quot;&quot;;VALUE(TRIM([.F171])))">
            <text:p/>
          </table:table-cell>
          <table:table-cell table:formula="of:=IF([.F171]=&quot;&quot;;&quot;&quot;;RIGHT(CONCATENATE(&quot;0000&quot;;TRIM([.H171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69">
            <text:p>169</text:p>
          </table:table-cell>
          <table:table-cell table:number-columns-repeated="3" table:style-name="Default"/>
          <table:table-cell table:style-name="ce18" table:formula="of:=CONCATENATE([.N172];&quot;GGG&quot;;[.O172];&quot;GGG&quot;;CHAR(10);LEFT(CONCATENATE([.G17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2]=&quot;&quot;;&quot;&quot;;VALUE(TRIM([.F172])))">
            <text:p/>
          </table:table-cell>
          <table:table-cell table:formula="of:=IF([.F172]=&quot;&quot;;&quot;&quot;;RIGHT(CONCATENATE(&quot;0000&quot;;TRIM([.H172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0">
            <text:p>170</text:p>
          </table:table-cell>
          <table:table-cell table:number-columns-repeated="3" table:style-name="Default"/>
          <table:table-cell table:style-name="ce18" table:formula="of:=CONCATENATE([.N173];&quot;GGG&quot;;[.O173];&quot;GGG&quot;;CHAR(10);LEFT(CONCATENATE([.G17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3]=&quot;&quot;;&quot;&quot;;VALUE(TRIM([.F173])))">
            <text:p/>
          </table:table-cell>
          <table:table-cell table:formula="of:=IF([.F173]=&quot;&quot;;&quot;&quot;;RIGHT(CONCATENATE(&quot;0000&quot;;TRIM([.H173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1">
            <text:p>171</text:p>
          </table:table-cell>
          <table:table-cell table:number-columns-repeated="3" table:style-name="Default"/>
          <table:table-cell table:style-name="ce18" table:formula="of:=CONCATENATE([.N174];&quot;GGG&quot;;[.O174];&quot;GGG&quot;;CHAR(10);LEFT(CONCATENATE([.G17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4]=&quot;&quot;;&quot;&quot;;VALUE(TRIM([.F174])))">
            <text:p/>
          </table:table-cell>
          <table:table-cell table:formula="of:=IF([.F174]=&quot;&quot;;&quot;&quot;;RIGHT(CONCATENATE(&quot;0000&quot;;TRIM([.H174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2">
            <text:p>172</text:p>
          </table:table-cell>
          <table:table-cell table:number-columns-repeated="3" table:style-name="Default"/>
          <table:table-cell table:style-name="ce18" table:formula="of:=CONCATENATE([.N175];&quot;GGG&quot;;[.O175];&quot;GGG&quot;;CHAR(10);LEFT(CONCATENATE([.G17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5]=&quot;&quot;;&quot;&quot;;VALUE(TRIM([.F175])))">
            <text:p/>
          </table:table-cell>
          <table:table-cell table:formula="of:=IF([.F175]=&quot;&quot;;&quot;&quot;;RIGHT(CONCATENATE(&quot;0000&quot;;TRIM([.H175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3">
            <text:p>173</text:p>
          </table:table-cell>
          <table:table-cell table:number-columns-repeated="3" table:style-name="Default"/>
          <table:table-cell table:style-name="ce18" table:formula="of:=CONCATENATE([.N176];&quot;GGG&quot;;[.O176];&quot;GGG&quot;;CHAR(10);LEFT(CONCATENATE([.G17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6]=&quot;&quot;;&quot;&quot;;VALUE(TRIM([.F176])))">
            <text:p/>
          </table:table-cell>
          <table:table-cell table:formula="of:=IF([.F176]=&quot;&quot;;&quot;&quot;;RIGHT(CONCATENATE(&quot;0000&quot;;TRIM([.H176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4">
            <text:p>174</text:p>
          </table:table-cell>
          <table:table-cell table:number-columns-repeated="3" table:style-name="Default"/>
          <table:table-cell table:style-name="ce18" table:formula="of:=CONCATENATE([.N177];&quot;GGG&quot;;[.O177];&quot;GGG&quot;;CHAR(10);LEFT(CONCATENATE([.G17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7]=&quot;&quot;;&quot;&quot;;VALUE(TRIM([.F177])))">
            <text:p/>
          </table:table-cell>
          <table:table-cell table:formula="of:=IF([.F177]=&quot;&quot;;&quot;&quot;;RIGHT(CONCATENATE(&quot;0000&quot;;TRIM([.H177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5">
            <text:p>175</text:p>
          </table:table-cell>
          <table:table-cell table:number-columns-repeated="3" table:style-name="Default"/>
          <table:table-cell table:style-name="ce18" table:formula="of:=CONCATENATE([.N178];&quot;GGG&quot;;[.O178];&quot;GGG&quot;;CHAR(10);LEFT(CONCATENATE([.G17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8]=&quot;&quot;;&quot;&quot;;VALUE(TRIM([.F178])))">
            <text:p/>
          </table:table-cell>
          <table:table-cell table:formula="of:=IF([.F178]=&quot;&quot;;&quot;&quot;;RIGHT(CONCATENATE(&quot;0000&quot;;TRIM([.H178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6">
            <text:p>176</text:p>
          </table:table-cell>
          <table:table-cell table:number-columns-repeated="3" table:style-name="Default"/>
          <table:table-cell table:style-name="ce18" table:formula="of:=CONCATENATE([.N179];&quot;GGG&quot;;[.O179];&quot;GGG&quot;;CHAR(10);LEFT(CONCATENATE([.G17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9]=&quot;&quot;;&quot;&quot;;VALUE(TRIM([.F179])))">
            <text:p/>
          </table:table-cell>
          <table:table-cell table:formula="of:=IF([.F179]=&quot;&quot;;&quot;&quot;;RIGHT(CONCATENATE(&quot;0000&quot;;TRIM([.H179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7">
            <text:p>177</text:p>
          </table:table-cell>
          <table:table-cell table:number-columns-repeated="3" table:style-name="Default"/>
          <table:table-cell table:style-name="ce18" table:formula="of:=CONCATENATE([.N180];&quot;GGG&quot;;[.O180];&quot;GGG&quot;;CHAR(10);LEFT(CONCATENATE([.G18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0]=&quot;&quot;;&quot;&quot;;VALUE(TRIM([.F180])))">
            <text:p/>
          </table:table-cell>
          <table:table-cell table:formula="of:=IF([.F180]=&quot;&quot;;&quot;&quot;;RIGHT(CONCATENATE(&quot;0000&quot;;TRIM([.H180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8">
            <text:p>178</text:p>
          </table:table-cell>
          <table:table-cell table:number-columns-repeated="3" table:style-name="Default"/>
          <table:table-cell table:style-name="ce18" table:formula="of:=CONCATENATE([.N181];&quot;GGG&quot;;[.O181];&quot;GGG&quot;;CHAR(10);LEFT(CONCATENATE([.G18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1]=&quot;&quot;;&quot;&quot;;VALUE(TRIM([.F181])))">
            <text:p/>
          </table:table-cell>
          <table:table-cell table:formula="of:=IF([.F181]=&quot;&quot;;&quot;&quot;;RIGHT(CONCATENATE(&quot;0000&quot;;TRIM([.H181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79">
            <text:p>179</text:p>
          </table:table-cell>
          <table:table-cell table:number-columns-repeated="3" table:style-name="Default"/>
          <table:table-cell table:style-name="ce18" table:formula="of:=CONCATENATE([.N182];&quot;GGG&quot;;[.O182];&quot;GGG&quot;;CHAR(10);LEFT(CONCATENATE([.G18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2]=&quot;&quot;;&quot;&quot;;VALUE(TRIM([.F182])))">
            <text:p/>
          </table:table-cell>
          <table:table-cell table:formula="of:=IF([.F182]=&quot;&quot;;&quot;&quot;;RIGHT(CONCATENATE(&quot;0000&quot;;TRIM([.H182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0">
            <text:p>180</text:p>
          </table:table-cell>
          <table:table-cell table:number-columns-repeated="3" table:style-name="Default"/>
          <table:table-cell table:style-name="ce18" table:formula="of:=CONCATENATE([.N183];&quot;GGG&quot;;[.O183];&quot;GGG&quot;;CHAR(10);LEFT(CONCATENATE([.G18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3]=&quot;&quot;;&quot;&quot;;VALUE(TRIM([.F183])))">
            <text:p/>
          </table:table-cell>
          <table:table-cell table:formula="of:=IF([.F183]=&quot;&quot;;&quot;&quot;;RIGHT(CONCATENATE(&quot;0000&quot;;TRIM([.H183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1">
            <text:p>181</text:p>
          </table:table-cell>
          <table:table-cell table:number-columns-repeated="3" table:style-name="Default"/>
          <table:table-cell table:style-name="ce18" table:formula="of:=CONCATENATE([.N184];&quot;GGG&quot;;[.O184];&quot;GGG&quot;;CHAR(10);LEFT(CONCATENATE([.G18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4]=&quot;&quot;;&quot;&quot;;VALUE(TRIM([.F184])))">
            <text:p/>
          </table:table-cell>
          <table:table-cell table:formula="of:=IF([.F184]=&quot;&quot;;&quot;&quot;;RIGHT(CONCATENATE(&quot;0000&quot;;TRIM([.H184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2">
            <text:p>182</text:p>
          </table:table-cell>
          <table:table-cell table:number-columns-repeated="3" table:style-name="Default"/>
          <table:table-cell table:style-name="ce18" table:formula="of:=CONCATENATE([.N185];&quot;GGG&quot;;[.O185];&quot;GGG&quot;;CHAR(10);LEFT(CONCATENATE([.G18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5]=&quot;&quot;;&quot;&quot;;VALUE(TRIM([.F185])))">
            <text:p/>
          </table:table-cell>
          <table:table-cell table:formula="of:=IF([.F185]=&quot;&quot;;&quot;&quot;;RIGHT(CONCATENATE(&quot;0000&quot;;TRIM([.H185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3">
            <text:p>183</text:p>
          </table:table-cell>
          <table:table-cell table:number-columns-repeated="3" table:style-name="Default"/>
          <table:table-cell table:style-name="ce18" table:formula="of:=CONCATENATE([.N186];&quot;GGG&quot;;[.O186];&quot;GGG&quot;;CHAR(10);LEFT(CONCATENATE([.G18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6]=&quot;&quot;;&quot;&quot;;VALUE(TRIM([.F186])))">
            <text:p/>
          </table:table-cell>
          <table:table-cell table:formula="of:=IF([.F186]=&quot;&quot;;&quot;&quot;;RIGHT(CONCATENATE(&quot;0000&quot;;TRIM([.H186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4">
            <text:p>184</text:p>
          </table:table-cell>
          <table:table-cell table:number-columns-repeated="3" table:style-name="Default"/>
          <table:table-cell table:style-name="ce18" table:formula="of:=CONCATENATE([.N187];&quot;GGG&quot;;[.O187];&quot;GGG&quot;;CHAR(10);LEFT(CONCATENATE([.G18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7]=&quot;&quot;;&quot;&quot;;VALUE(TRIM([.F187])))">
            <text:p/>
          </table:table-cell>
          <table:table-cell table:formula="of:=IF([.F187]=&quot;&quot;;&quot;&quot;;RIGHT(CONCATENATE(&quot;0000&quot;;TRIM([.H187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5">
            <text:p>185</text:p>
          </table:table-cell>
          <table:table-cell table:number-columns-repeated="3" table:style-name="Default"/>
          <table:table-cell table:style-name="ce18" table:formula="of:=CONCATENATE([.N188];&quot;GGG&quot;;[.O188];&quot;GGG&quot;;CHAR(10);LEFT(CONCATENATE([.G18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8]=&quot;&quot;;&quot;&quot;;VALUE(TRIM([.F188])))">
            <text:p/>
          </table:table-cell>
          <table:table-cell table:formula="of:=IF([.F188]=&quot;&quot;;&quot;&quot;;RIGHT(CONCATENATE(&quot;0000&quot;;TRIM([.H188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6">
            <text:p>186</text:p>
          </table:table-cell>
          <table:table-cell table:number-columns-repeated="3" table:style-name="Default"/>
          <table:table-cell table:style-name="ce18" table:formula="of:=CONCATENATE([.N189];&quot;GGG&quot;;[.O189];&quot;GGG&quot;;CHAR(10);LEFT(CONCATENATE([.G18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9]=&quot;&quot;;&quot;&quot;;VALUE(TRIM([.F189])))">
            <text:p/>
          </table:table-cell>
          <table:table-cell table:formula="of:=IF([.F189]=&quot;&quot;;&quot;&quot;;RIGHT(CONCATENATE(&quot;0000&quot;;TRIM([.H189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7">
            <text:p>187</text:p>
          </table:table-cell>
          <table:table-cell table:number-columns-repeated="3" table:style-name="Default"/>
          <table:table-cell table:style-name="ce18" table:formula="of:=CONCATENATE([.N190];&quot;GGG&quot;;[.O190];&quot;GGG&quot;;CHAR(10);LEFT(CONCATENATE([.G19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0]=&quot;&quot;;&quot;&quot;;VALUE(TRIM([.F190])))">
            <text:p/>
          </table:table-cell>
          <table:table-cell table:formula="of:=IF([.F190]=&quot;&quot;;&quot;&quot;;RIGHT(CONCATENATE(&quot;0000&quot;;TRIM([.H190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8">
            <text:p>188</text:p>
          </table:table-cell>
          <table:table-cell table:number-columns-repeated="3" table:style-name="Default"/>
          <table:table-cell table:style-name="ce18" table:formula="of:=CONCATENATE([.N191];&quot;GGG&quot;;[.O191];&quot;GGG&quot;;CHAR(10);LEFT(CONCATENATE([.G19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1]=&quot;&quot;;&quot;&quot;;VALUE(TRIM([.F191])))">
            <text:p/>
          </table:table-cell>
          <table:table-cell table:formula="of:=IF([.F191]=&quot;&quot;;&quot;&quot;;RIGHT(CONCATENATE(&quot;0000&quot;;TRIM([.H191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89">
            <text:p>189</text:p>
          </table:table-cell>
          <table:table-cell table:number-columns-repeated="3" table:style-name="Default"/>
          <table:table-cell table:style-name="ce18" table:formula="of:=CONCATENATE([.N192];&quot;GGG&quot;;[.O192];&quot;GGG&quot;;CHAR(10);LEFT(CONCATENATE([.G19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2]=&quot;&quot;;&quot;&quot;;VALUE(TRIM([.F192])))">
            <text:p/>
          </table:table-cell>
          <table:table-cell table:formula="of:=IF([.F192]=&quot;&quot;;&quot;&quot;;RIGHT(CONCATENATE(&quot;0000&quot;;TRIM([.H192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0">
            <text:p>190</text:p>
          </table:table-cell>
          <table:table-cell table:number-columns-repeated="3" table:style-name="Default"/>
          <table:table-cell table:style-name="ce18" table:formula="of:=CONCATENATE([.N193];&quot;GGG&quot;;[.O193];&quot;GGG&quot;;CHAR(10);LEFT(CONCATENATE([.G19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3]=&quot;&quot;;&quot;&quot;;VALUE(TRIM([.F193])))">
            <text:p/>
          </table:table-cell>
          <table:table-cell table:formula="of:=IF([.F193]=&quot;&quot;;&quot;&quot;;RIGHT(CONCATENATE(&quot;0000&quot;;TRIM([.H193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1">
            <text:p>191</text:p>
          </table:table-cell>
          <table:table-cell table:number-columns-repeated="3" table:style-name="Default"/>
          <table:table-cell table:style-name="ce18" table:formula="of:=CONCATENATE([.N194];&quot;GGG&quot;;[.O194];&quot;GGG&quot;;CHAR(10);LEFT(CONCATENATE([.G19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4]=&quot;&quot;;&quot;&quot;;VALUE(TRIM([.F194])))">
            <text:p/>
          </table:table-cell>
          <table:table-cell table:formula="of:=IF([.F194]=&quot;&quot;;&quot;&quot;;RIGHT(CONCATENATE(&quot;0000&quot;;TRIM([.H194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2">
            <text:p>192</text:p>
          </table:table-cell>
          <table:table-cell table:number-columns-repeated="3" table:style-name="Default"/>
          <table:table-cell table:style-name="ce18" table:formula="of:=CONCATENATE([.N195];&quot;GGG&quot;;[.O195];&quot;GGG&quot;;CHAR(10);LEFT(CONCATENATE([.G19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5]=&quot;&quot;;&quot;&quot;;VALUE(TRIM([.F195])))">
            <text:p/>
          </table:table-cell>
          <table:table-cell table:formula="of:=IF([.F195]=&quot;&quot;;&quot;&quot;;RIGHT(CONCATENATE(&quot;0000&quot;;TRIM([.H195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3">
            <text:p>193</text:p>
          </table:table-cell>
          <table:table-cell table:number-columns-repeated="3" table:style-name="Default"/>
          <table:table-cell table:style-name="ce18" table:formula="of:=CONCATENATE([.N196];&quot;GGG&quot;;[.O196];&quot;GGG&quot;;CHAR(10);LEFT(CONCATENATE([.G19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6]=&quot;&quot;;&quot;&quot;;VALUE(TRIM([.F196])))">
            <text:p/>
          </table:table-cell>
          <table:table-cell table:formula="of:=IF([.F196]=&quot;&quot;;&quot;&quot;;RIGHT(CONCATENATE(&quot;0000&quot;;TRIM([.H196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4">
            <text:p>194</text:p>
          </table:table-cell>
          <table:table-cell table:number-columns-repeated="3" table:style-name="Default"/>
          <table:table-cell table:style-name="ce18" table:formula="of:=CONCATENATE([.N197];&quot;GGG&quot;;[.O197];&quot;GGG&quot;;CHAR(10);LEFT(CONCATENATE([.G19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7]=&quot;&quot;;&quot;&quot;;VALUE(TRIM([.F197])))">
            <text:p/>
          </table:table-cell>
          <table:table-cell table:formula="of:=IF([.F197]=&quot;&quot;;&quot;&quot;;RIGHT(CONCATENATE(&quot;0000&quot;;TRIM([.H197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5">
            <text:p>195</text:p>
          </table:table-cell>
          <table:table-cell table:number-columns-repeated="3" table:style-name="Default"/>
          <table:table-cell table:style-name="ce18" table:formula="of:=CONCATENATE([.N198];&quot;GGG&quot;;[.O198];&quot;GGG&quot;;CHAR(10);LEFT(CONCATENATE([.G19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8]=&quot;&quot;;&quot;&quot;;VALUE(TRIM([.F198])))">
            <text:p/>
          </table:table-cell>
          <table:table-cell table:formula="of:=IF([.F198]=&quot;&quot;;&quot;&quot;;RIGHT(CONCATENATE(&quot;0000&quot;;TRIM([.H198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6">
            <text:p>196</text:p>
          </table:table-cell>
          <table:table-cell table:number-columns-repeated="3" table:style-name="Default"/>
          <table:table-cell table:style-name="ce18" table:formula="of:=CONCATENATE([.N199];&quot;GGG&quot;;[.O199];&quot;GGG&quot;;CHAR(10);LEFT(CONCATENATE([.G19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9]=&quot;&quot;;&quot;&quot;;VALUE(TRIM([.F199])))">
            <text:p/>
          </table:table-cell>
          <table:table-cell table:formula="of:=IF([.F199]=&quot;&quot;;&quot;&quot;;RIGHT(CONCATENATE(&quot;0000&quot;;TRIM([.H199]));4))">
            <text:p/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style-name="ce12" office:value-type="float" office:value="197">
            <text:p>197</text:p>
          </table:table-cell>
          <table:table-cell table:number-columns-repeated="3" table:style-name="Default"/>
          <table:table-cell table:style-name="ce18" table:formula="of:=CONCATENATE([.N200];&quot;GGG&quot;;[.O200];&quot;GGG&quot;;CHAR(10);LEFT(CONCATENATE([.G20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200]=&quot;&quot;;&quot;&quot;;VALUE(TRIM([.F200])))">
            <text:p/>
          </table:table-cell>
          <table:table-cell table:formula="of:=IF([.F200]=&quot;&quot;;&quot;&quot;;RIGHT(CONCATENATE(&quot;0000&quot;;TRIM([.H200]));4))">
            <text:p/>
          </table:table-cell>
          <table:table-cell table:number-columns-repeated="1009"/>
        </table:table-row>
        <table:table-row table:style-name="ro2" table:number-rows-repeated="300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5:.$J$72"/>
        </table:named-expressions>
      </table:table>
      <table:table table:name="Hoja2" table:style-name="ta1" table:print="false">
        <table:table-column table:style-name="co9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>
        <table:named-expression table:name="Excel_BuiltIn__FilterDatabase_1" table:base-cell-address="$Hoja1.$A$1" table:expression="0"/>
        <table:named-expression table:name="Excel_BuiltIn__FilterDatabase_2" table:base-cell-address="$Hoja1.$A$1" table:expression="0"/>
        <table:named-expression table:name="Excel_BuiltIn__FilterDatabase_3" table:base-cell-address="$Hoja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SV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SV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05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P1" style:volatile="true">
      <number:text> -</number:text>
      <number:number number:decimal-places="0" number:min-integer-digits="1" number:grouping="true"/>
      <number:text> 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5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5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-$ </number:text>
      <number:number number:decimal-places="2" number:min-integer-digits="1" number:grouping="true"/>
      <number:text> </number:text>
    </number:number-style>
    <number:number-style style:name="N119P2" style:volatile="true">
      <number:text> $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5" number:min-integer-digits="0" number:decimal-replacement=""/>
      <number:text>. </number:text>
    </number:number-style>
    <number:number-style style:name="N122P1" style:volatile="true">
      <number:text>-$ </number:text>
      <number:number number:decimal-places="5" number:min-integer-digits="0" number:decimal-replacement=""/>
      <number:text>. </number:text>
    </number:number-style>
    <number:number-style style:name="N122P2" style:volatile="true">
      <number:text> $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5" number:min-integer-digits="0" number:decimal-replacement=""/>
      <number:text>. </number:text>
    </number:number-style>
    <number:number-style style:name="N125P1" style:volatile="true">
      <number:text>-</number:text>
      <number:number number:decimal-places="5" number:min-integer-digits="0" number:decimal-replacement=""/>
      <number:text>.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6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8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8P0"/>
    </number:currency-style>
    <number:currency-style style:name="N129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9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date-style style:name="N140">
      <number:month number:style="long"/>
      <number:text>-</number:text>
      <number:day number:style="long"/>
      <number:text>-</number:text>
      <number:year/>
    </number:date-style>
    <number:number-style style:name="N141">
      <number:number number:decimal-places="3" number:min-integer-digits="0" number:decimal-replacement="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number:date-style style:name="N144">
      <number:text>VALO</number:text>
      <number:year number:style="long"/>
    </number:date-style>
    <number:date-style style:name="N145">
      <number:text>=IZ</number:text>
      <number:quarter/>
      <number:text>UI</number:text>
      <number:year number:style="long"/>
      <number:year/>
      <number:day/>
      <number:text>A()</number:text>
    </number:date-style>
    <number:number-style style:name="N146">
      <number:number number:decimal-places="1" number:min-integer-digits="1"/>
    </number:number-style>
    <number:percentage-style style:name="N147">
      <number:number number:decimal-places="1" number:min-integer-digits="1"/>
      <number:text>%</number:text>
    </number:percentage-style>
    <number:number-style style:name="N148">
      <number:number number:decimal-places="2" number:min-integer-digits="2" number:grouping="true"/>
    </number:number-style>
    <number:currency-style style:name="N150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50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52"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5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5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es" number:country="CO">$</number:currency-symbol>
      <number:number number:decimal-places="0" number:min-integer-digits="1" number:grouping="true" number:display-factor="1000"/>
      <number:text>--</number:text>
    </number:currency-style>
    <number:currency-style style:name="N156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 number:display-factor="1000"/>
      <number:text>--)</number:text>
      <style:map style:condition="value()&gt;=0" style:apply-style-name="N156P0"/>
    </number:currency-style>
    <number:percentage-style style:name="N157">
      <number:number number:decimal-places="0" number:min-integer-digits="3" number:grouping="true"/>
      <number:text>%</number:text>
    </number:percentage-style>
    <number:number-style style:name="N158">
      <number:number number:decimal-places="4" number:min-integer-digits="0"/>
    </number:number-style>
    <number:number-style style:name="N159">
      <number:number number:decimal-places="3" number:min-integer-digits="0"/>
    </number:number-style>
    <number:number-style style:name="N160">
      <number:number number:decimal-places="2" number:min-integer-digits="0"/>
    </number:number-style>
    <number:number-style style:name="N161">
      <number:number number:decimal-places="1" number:min-integer-digits="0"/>
    </number:number-style>
    <number:number-style style:name="N162">
      <number:number number:decimal-places="0" number:min-integer-digits="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number:text>$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style:text-properties fo:color="#ff0000"/>
      <number:text>$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number:text>$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</number:number-style>
    <number:number-style style:name="N168">
      <style:text-properties fo:color="#ff0000"/>
      <number:text>$-</number:text>
      <number:number number:decimal-places="2" number:min-integer-digits="1" number:grouping="true"/>
      <style:map style:condition="value()&gt;=0" style:apply-style-name="N168P0"/>
    </number:number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 $-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-</number:text>
      <number:number number:decimal-places="2" number:min-integer-digits="1" number:grouping="true"/>
      <number:text> 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text> $ </number:text>
      <number:number number:decimal-places="0" number:min-integer-digits="1" number:grouping="true"/>
      <number:text> </number:text>
    </number:number-style>
    <number:number-style style:name="N181P1" style:volatile="true">
      <number:text>-$ </number:text>
      <number:number number:decimal-places="0" number:min-integer-digits="1" number:grouping="true"/>
      <number:text> </number:text>
    </number:number-style>
    <number:number-style style:name="N181P2" style:volatile="true">
      <number:text> $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-</number:text>
      <number:number number:decimal-places="0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186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86P0"/>
    </number:currency-style>
    <number:percentage-style style:name="N187">
      <number:number number:decimal-places="1" number:min-integer-digits="3" number:grouping="true"/>
      <number:text>%</number:text>
    </number:percentage-style>
    <number:number-style style:name="N188P0" style:volatile="true">
      <number:number number:decimal-places="0" number:min-integer-digits="1" number:grouping="true"/>
    </number:number-style>
    <number:number-style style:name="N188">
      <style:text-properties fo:color="#ff0000"/>
      <number:number number:decimal-places="0" number:min-integer-digits="1" number:grouping="true"/>
      <style:map style:condition="value()&gt;=0" style:apply-style-name="N188P0"/>
    </number:number-style>
    <number:currency-style style:name="N189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89"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89P0"/>
    </number:currency-style>
    <number:number-style style:name="N191P0" style:volatile="true">
      <number:text>Sí</number:text>
    </number:number-style>
    <number:number-style style:name="N191P1" style:volatile="true">
      <number:text>Sí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Verdadero</number:text>
    </number:number-style>
    <number:number-style style:name="N193P1" style:volatile="true">
      <number:text>Verdadero</number:text>
    </number:number-style>
    <number:number-style style:name="N193">
      <number:text>Falso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Activado</number:text>
    </number:number-style>
    <number:number-style style:name="N195P1" style:volatile="true">
      <number:text>Activado</number:text>
    </number:number-style>
    <number:number-style style:name="N195">
      <number:text>Desactivado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0" number:min-integer-digits="2"/>
    </number:number-style>
    <number:number-style style:name="N199P0" style:volatile="true">
      <number:text>$</number:text>
      <number:number number:decimal-places="0" number:min-integer-digits="1" number:grouping="true"/>
    </number:number-style>
    <number:number-style style:name="N199">
      <number:text>$-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0" number:min-integer-digits="1" number:grouping="true"/>
    </number:number-style>
    <number:number-style style:name="N200">
      <style:text-properties fo:color="#ff0000"/>
      <number:text>$-</number:text>
      <number:number number:decimal-places="0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number:text>$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</number:number-style>
    <number:number-style style:name="N202">
      <style:text-properties fo:color="#ff0000"/>
      <number:text>$-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 </number:text>
      <number:number number:decimal-places="0" number:min-integer-digits="1" number:grouping="true"/>
      <number:text> </number:text>
    </number:number-style>
    <number:number-style style:name="N203P1" style:volatile="true">
      <number:text> -</number:text>
      <number:number number:decimal-places="0" number:min-integer-digits="1" number:grouping="true"/>
      <number:text> </number:text>
    </number:number-style>
    <number:number-style style:name="N203P2" style:volatile="true">
      <number:text> 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$</number:text>
      <number:number number:decimal-places="0" number:min-integer-digits="1" number:grouping="true"/>
      <number:text> </number:text>
    </number:number-style>
    <number:number-style style:name="N204P1" style:volatile="true">
      <number:text> $-</number:text>
      <number:number number:decimal-places="0" number:min-integer-digits="1" number:grouping="true"/>
      <number:text> </number:text>
    </number:number-style>
    <number:number-style style:name="N204P2" style:volatile="true">
      <number:text> $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2" number:min-integer-digits="1" number:grouping="true"/>
      <number:text> </number:text>
    </number:number-style>
    <number:number-style style:name="N205P1" style:volatile="true">
      <number:text> -</number:text>
      <number:number number:decimal-places="2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-</number:text>
      <number:number number:decimal-places="2" number:min-integer-digits="1" number:grouping="true"/>
      <number:text> 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scientific-number number:decimal-places="1" number:min-integer-digits="3" number:min-exponent-digits="1"/>
    </number:number-style>
    <number:number-style style:name="N208P0" style:volatile="true">
      <number:text> </number:text>
      <number:number number:decimal-places="0" number:min-integer-digits="1" number:grouping="true"/>
      <number:text> </number:text>
    </number:number-style>
    <number:number-style style:name="N208P1" style:volatile="true">
      <number:text>-</number:text>
      <number:number number:decimal-places="0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13"/>
    <style:style style:name="Excel_5f_BuiltIn_5f_Comma_5f_0" style:display-name="Excel_BuiltIn_Comma_0" style:family="table-cell" style:parent-style-name="Default" style:data-style-name="N109"/>
    <style:style style:name="Excel_5f_BuiltIn_5f_Buena" style:display-name="Excel_BuiltIn_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ítulo_20_1" style:display-name="Excel_BuiltIn_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8">28-04-2023</text:date>, <text:time>12:1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UTUAL_20_MARZO_20_6_20_2023" style:display-name="PageStyle_MUTUAL MARZO 6 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UAL_20_MARZO_20_6_20_2023_20_1" style:display-name="PageStyle_MUTUAL MARZO 6 202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-18" style:display-name="PageStyle_ser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-18_20_1" style:display-name="PageStyle_ser-18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IBELABRIL" style:display-name="PageStyle_MARIBELAB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1" style:display-name="PageStyle_RESUME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UAL_20_ABRIL_20_7_20_2023" style:display-name="PageStyle_MUTUAL ABRIL 7 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UAL_20_ABRIL_20_7_20_2023_20_1" style:display-name="PageStyle_MUTUAL ABRIL 7 202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2" style:display-name="PageStyle_RESUMEN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-18_20_2" style:display-name="PageStyle_ser-18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r-18_20_3" style:display-name="PageStyle_ser-18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r-18_20_4" style:display-name="PageStyle_ser-18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r-18_20_5" style:display-name="PageStyle_ser-18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C </meta:initial-creator>
    <meta:creation-date>2022-08-02T09:52:37.79</meta:creation-date>
    <dc:date>2023-04-28T12:19:25.50</dc:date>
    <meta:editing-duration>P1DT12H24M44S</meta:editing-duration>
    <meta:editing-cycles>53</meta:editing-cycles>
    <meta:generator>OpenOffice/4.1.7$Win32 OpenOffice.org_project/417m1$Build-9800</meta:generator>
    <dc:creator>GAO </dc:creator>
    <meta:document-statistic meta:table-count="2" meta:cell-count="1832" meta:object-count="1"/>
    <meta:user-defined meta:name="ProgId">Excel.Sheet</meta:user-defined>
  </office:meta>
</office:document-meta>
</file>